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6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3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121"/>
    <style:style style:name="ce10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</style:style>
    <style:style style:name="ce19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25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order-bottom="none" fo:background-color="#b2b2b2" fo:border-left="none" fo:border-right="none" fo:border-top="0.74pt solid #000000"/>
      <style:text-properties fo:color="#000000"/>
    </style:style>
    <style:style style:name="ce23" style:family="table-cell" style:parent-style-name="Default">
      <style:table-cell-properties fo:background-color="#b2b2b2"/>
      <style:text-properties fo:color="#000000"/>
    </style:style>
    <style:style style:name="ce25" style:family="table-cell" style:parent-style-name="Default">
      <style:table-cell-properties fo:border-bottom="0.74pt solid #000000" fo:background-color="#b2b2b2" fo:border-left="none" fo:border-right="none" fo:border-top="none"/>
      <style:text-properties fo:color="#000000"/>
    </style:style>
    <style:style style:name="ce26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25">
      <style:table-cell-properties style:rotation-align="none"/>
      <style:text-properties fo:color="#000000"/>
    </style:style>
    <style:style style:name="ce28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25">
      <style:table-cell-properties style:rotation-align="none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2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fo:border-bottom="none" fo:background-color="#b2b2b2" fo:border-left="none" fo:border-right="0.74pt solid #000000" fo:border-top="0.74pt solid #000000"/>
      <style:text-properties fo:color="#000000"/>
    </style:style>
    <style:style style:name="ce33" style:family="table-cell" style:parent-style-name="Default">
      <style:table-cell-properties fo:border-bottom="none" fo:background-color="#b2b2b2" fo:border-left="none" fo:border-right="0.74pt solid #000000" fo:border-top="none"/>
      <style:text-properties fo:color="#000000"/>
    </style:style>
    <style:style style:name="ce34" style:family="table-cell" style:parent-style-name="Default">
      <style:table-cell-properties fo:border-bottom="0.74pt solid #000000" fo:background-color="#b2b2b2" fo:border-left="none" fo:border-right="0.74pt solid #000000" fo:border-top="none"/>
      <style:text-properties fo:color="#000000"/>
    </style:style>
    <style:style style:name="ce84" style:family="table-cell" style:parent-style-name="Default">
      <style:table-cell-properties fo:background-color="transparent"/>
    </style:style>
    <style:style style:name="ce53" style:family="table-cell" style:parent-style-name="Default" style:data-style-name="N11">
      <style:table-cell-properties fo:background-color="transparent"/>
    </style:style>
    <style:style style:name="T1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16"/>
        <table:table-column table:style-name="co2" table:number-columns-repeated="12" table:default-cell-style-name="ce37"/>
        <table:table-column table:style-name="co2" table:number-columns-repeated="6" table:default-cell-style-name="ce18"/>
        <table:table-row table:style-name="ro1">
          <table:table-cell table:style-name="ce13" office:value-type="string" calcext:value-type="string">
            <text:p>Registrado (mil ton.)</text:p>
          </table:table-cell>
          <table:table-cell table:style-name="ce17" office:value-type="string" calcext:value-type="string">
            <text:p>2017-01</text:p>
          </table:table-cell>
          <table:table-cell table:style-name="ce17" office:value-type="string" calcext:value-type="string">
            <text:p>2017-02</text:p>
          </table:table-cell>
          <table:table-cell table:style-name="ce17" office:value-type="string" calcext:value-type="string">
            <text:p>2017-03</text:p>
          </table:table-cell>
          <table:table-cell table:style-name="ce17" office:value-type="string" calcext:value-type="string">
            <text:p>2017-04</text:p>
          </table:table-cell>
          <table:table-cell table:style-name="ce17" office:value-type="string" calcext:value-type="string">
            <text:p>2017-05</text:p>
          </table:table-cell>
          <table:table-cell table:style-name="ce17" office:value-type="string" calcext:value-type="string">
            <text:p>2017-06</text:p>
          </table:table-cell>
          <table:table-cell table:style-name="ce17" office:value-type="string" calcext:value-type="string">
            <text:p>2017-07</text:p>
          </table:table-cell>
          <table:table-cell table:style-name="ce17" office:value-type="string" calcext:value-type="string">
            <text:p>2017-08</text:p>
          </table:table-cell>
          <table:table-cell table:style-name="ce17" office:value-type="string" calcext:value-type="string">
            <text:p>2017-09</text:p>
          </table:table-cell>
          <table:table-cell table:style-name="ce17" office:value-type="string" calcext:value-type="string">
            <text:p>2017-10</text:p>
          </table:table-cell>
          <table:table-cell table:style-name="ce17" office:value-type="string" calcext:value-type="string">
            <text:p>2017-11</text:p>
          </table:table-cell>
          <table:table-cell table:style-name="ce17" office:value-type="string" calcext:value-type="string">
            <text:p>2017-12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0.406" calcext:value-type="float">
            <text:p>10,406</text:p>
          </table:table-cell>
          <table:table-cell office:value-type="float" office:value="9.081" calcext:value-type="float">
            <text:p>9,081</text:p>
          </table:table-cell>
          <table:table-cell office:value-type="float" office:value="9.545" calcext:value-type="float">
            <text:p>9,545</text:p>
          </table:table-cell>
          <table:table-cell office:value-type="float" office:value="10.13" calcext:value-type="float">
            <text:p>10,13</text:p>
          </table:table-cell>
          <table:table-cell office:value-type="float" office:value="14.451" calcext:value-type="float">
            <text:p>14,451</text:p>
          </table:table-cell>
          <table:table-cell office:value-type="float" office:value="13.218" calcext:value-type="float">
            <text:p>13,218</text:p>
          </table:table-cell>
          <table:table-cell office:value-type="float" office:value="13.552" calcext:value-type="float">
            <text:p>13,552</text:p>
          </table:table-cell>
          <table:table-cell office:value-type="float" office:value="15.826" calcext:value-type="float">
            <text:p>15,826</text:p>
          </table:table-cell>
          <table:table-cell office:value-type="float" office:value="14.869" calcext:value-type="float">
            <text:p>14,869</text:p>
          </table:table-cell>
          <table:table-cell office:value-type="float" office:value="14.734" calcext:value-type="float">
            <text:p>14,734</text:p>
          </table:table-cell>
          <table:table-cell office:value-type="float" office:value="12.754" calcext:value-type="float">
            <text:p>12,754</text:p>
          </table:table-cell>
          <table:table-cell office:value-type="float" office:value="11.925" calcext:value-type="float">
            <text:p>11,925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38.666" calcext:value-type="float">
            <text:p>38,666</text:p>
          </table:table-cell>
          <table:table-cell office:value-type="float" office:value="32.321" calcext:value-type="float">
            <text:p>32,321</text:p>
          </table:table-cell>
          <table:table-cell office:value-type="float" office:value="41.937" calcext:value-type="float">
            <text:p>41,937</text:p>
          </table:table-cell>
          <table:table-cell office:value-type="float" office:value="31.982" calcext:value-type="float">
            <text:p>31,982</text:p>
          </table:table-cell>
          <table:table-cell office:value-type="float" office:value="28.499" calcext:value-type="float">
            <text:p>28,499</text:p>
          </table:table-cell>
          <table:table-cell office:value-type="float" office:value="22.626" calcext:value-type="float">
            <text:p>22,626</text:p>
          </table:table-cell>
          <table:table-cell office:value-type="float" office:value="21.34" calcext:value-type="float">
            <text:p>21,34</text:p>
          </table:table-cell>
          <table:table-cell office:value-type="float" office:value="26.848" calcext:value-type="float">
            <text:p>26,848</text:p>
          </table:table-cell>
          <table:table-cell office:value-type="float" office:value="28.074" calcext:value-type="float">
            <text:p>28,074</text:p>
          </table:table-cell>
          <table:table-cell office:value-type="float" office:value="29.941" calcext:value-type="float">
            <text:p>29,941</text:p>
          </table:table-cell>
          <table:table-cell office:value-type="float" office:value="28.977" calcext:value-type="float">
            <text:p>28,977</text:p>
          </table:table-cell>
          <table:table-cell office:value-type="float" office:value="31.58" calcext:value-type="float">
            <text:p>31,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12.495" calcext:value-type="float">
            <text:p>12,495</text:p>
          </table:table-cell>
          <table:table-cell office:value-type="float" office:value="8.322" calcext:value-type="float">
            <text:p>8,322</text:p>
          </table:table-cell>
          <table:table-cell office:value-type="float" office:value="11.373" calcext:value-type="float">
            <text:p>11,373</text:p>
          </table:table-cell>
          <table:table-cell office:value-type="float" office:value="9.651" calcext:value-type="float">
            <text:p>9,651</text:p>
          </table:table-cell>
          <table:table-cell office:value-type="float" office:value="10.855" calcext:value-type="float">
            <text:p>10,855</text:p>
          </table:table-cell>
          <table:table-cell office:value-type="float" office:value="13.97" calcext:value-type="float">
            <text:p>13,97</text:p>
          </table:table-cell>
          <table:table-cell office:value-type="float" office:value="12.399" calcext:value-type="float">
            <text:p>12,399</text:p>
          </table:table-cell>
          <table:table-cell office:value-type="float" office:value="11.268" calcext:value-type="float">
            <text:p>11,268</text:p>
          </table:table-cell>
          <table:table-cell office:value-type="float" office:value="8.741" calcext:value-type="float">
            <text:p>8,741</text:p>
          </table:table-cell>
          <table:table-cell office:value-type="float" office:value="12.358" calcext:value-type="float">
            <text:p>12,358</text:p>
          </table:table-cell>
          <table:table-cell office:value-type="float" office:value="11.876" calcext:value-type="float">
            <text:p>11,876</text:p>
          </table:table-cell>
          <table:table-cell office:value-type="float" office:value="11.713" calcext:value-type="float">
            <text:p>11,713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61.287" calcext:value-type="float">
            <text:p>61,287</text:p>
          </table:table-cell>
          <table:table-cell office:value-type="float" office:value="44.068" calcext:value-type="float">
            <text:p>44,068</text:p>
          </table:table-cell>
          <table:table-cell office:value-type="float" office:value="62.847" calcext:value-type="float">
            <text:p>62,847</text:p>
          </table:table-cell>
          <table:table-cell office:value-type="float" office:value="30.374" calcext:value-type="float">
            <text:p>30,374</text:p>
          </table:table-cell>
          <table:table-cell office:value-type="float" office:value="60.003" calcext:value-type="float">
            <text:p>60,003</text:p>
          </table:table-cell>
          <table:table-cell office:value-type="float" office:value="81.014" calcext:value-type="float">
            <text:p>81,014</text:p>
          </table:table-cell>
          <table:table-cell office:value-type="float" office:value="64.862" calcext:value-type="float">
            <text:p>64,862</text:p>
          </table:table-cell>
          <table:table-cell office:value-type="float" office:value="49.885" calcext:value-type="float">
            <text:p>49,885</text:p>
          </table:table-cell>
          <table:table-cell office:value-type="float" office:value="53.13" calcext:value-type="float">
            <text:p>53,13</text:p>
          </table:table-cell>
          <table:table-cell office:value-type="float" office:value="57.796" calcext:value-type="float">
            <text:p>57,796</text:p>
          </table:table-cell>
          <table:table-cell office:value-type="float" office:value="47.026" calcext:value-type="float">
            <text:p>47,026</text:p>
          </table:table-cell>
          <table:table-cell office:value-type="float" office:value="74.919" calcext:value-type="float">
            <text:p>74,9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71.53" calcext:value-type="float">
            <text:p>271,53</text:p>
          </table:table-cell>
          <table:table-cell office:value-type="float" office:value="213.266" calcext:value-type="float">
            <text:p>213,266</text:p>
          </table:table-cell>
          <table:table-cell office:value-type="float" office:value="285.938" calcext:value-type="float">
            <text:p>285,938</text:p>
          </table:table-cell>
          <table:table-cell office:value-type="float" office:value="219.576" calcext:value-type="float">
            <text:p>219,576</text:p>
          </table:table-cell>
          <table:table-cell office:value-type="float" office:value="267.203" calcext:value-type="float">
            <text:p>267,203</text:p>
          </table:table-cell>
          <table:table-cell office:value-type="float" office:value="240.714" calcext:value-type="float">
            <text:p>240,714</text:p>
          </table:table-cell>
          <table:table-cell office:value-type="float" office:value="250.101" calcext:value-type="float">
            <text:p>250,101</text:p>
          </table:table-cell>
          <table:table-cell office:value-type="float" office:value="277.528" calcext:value-type="float">
            <text:p>277,528</text:p>
          </table:table-cell>
          <table:table-cell office:value-type="float" office:value="270.092" calcext:value-type="float">
            <text:p>270,092</text:p>
          </table:table-cell>
          <table:table-cell office:value-type="float" office:value="278.146" calcext:value-type="float">
            <text:p>278,146</text:p>
          </table:table-cell>
          <table:table-cell office:value-type="float" office:value="257.458" calcext:value-type="float">
            <text:p>257,458</text:p>
          </table:table-cell>
          <table:table-cell office:value-type="float" office:value="231.748" calcext:value-type="float">
            <text:p>231,748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83.792" calcext:value-type="float">
            <text:p>183,792</text:p>
          </table:table-cell>
          <table:table-cell office:value-type="float" office:value="134.739" calcext:value-type="float">
            <text:p>134,739</text:p>
          </table:table-cell>
          <table:table-cell office:value-type="float" office:value="151.819" calcext:value-type="float">
            <text:p>151,819</text:p>
          </table:table-cell>
          <table:table-cell office:value-type="float" office:value="124.858" calcext:value-type="float">
            <text:p>124,858</text:p>
          </table:table-cell>
          <table:table-cell office:value-type="float" office:value="162.684" calcext:value-type="float">
            <text:p>162,684</text:p>
          </table:table-cell>
          <table:table-cell office:value-type="float" office:value="169.251" calcext:value-type="float">
            <text:p>169,251</text:p>
          </table:table-cell>
          <table:table-cell office:value-type="float" office:value="179.243" calcext:value-type="float">
            <text:p>179,243</text:p>
          </table:table-cell>
          <table:table-cell office:value-type="float" office:value="194.134" calcext:value-type="float">
            <text:p>194,134</text:p>
          </table:table-cell>
          <table:table-cell office:value-type="float" office:value="186.948" calcext:value-type="float">
            <text:p>186,948</text:p>
          </table:table-cell>
          <table:table-cell office:value-type="float" office:value="194.907" calcext:value-type="float">
            <text:p>194,907</text:p>
          </table:table-cell>
          <table:table-cell office:value-type="float" office:value="179.505" calcext:value-type="float">
            <text:p>179,505</text:p>
          </table:table-cell>
          <table:table-cell office:value-type="float" office:value="173.278" calcext:value-type="float">
            <text:p>173,278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45.454" calcext:value-type="float">
            <text:p>45,454</text:p>
          </table:table-cell>
          <table:table-cell office:value-type="float" office:value="35.599" calcext:value-type="float">
            <text:p>35,599</text:p>
          </table:table-cell>
          <table:table-cell office:value-type="float" office:value="49.981" calcext:value-type="float">
            <text:p>49,981</text:p>
          </table:table-cell>
          <table:table-cell office:value-type="float" office:value="39.881" calcext:value-type="float">
            <text:p>39,881</text:p>
          </table:table-cell>
          <table:table-cell office:value-type="float" office:value="48.598" calcext:value-type="float">
            <text:p>48,598</text:p>
          </table:table-cell>
          <table:table-cell office:value-type="float" office:value="49.942" calcext:value-type="float">
            <text:p>49,942</text:p>
          </table:table-cell>
          <table:table-cell office:value-type="float" office:value="53.235" calcext:value-type="float">
            <text:p>53,235</text:p>
          </table:table-cell>
          <table:table-cell office:value-type="float" office:value="59.29" calcext:value-type="float">
            <text:p>59,29</text:p>
          </table:table-cell>
          <table:table-cell office:value-type="float" office:value="54.875" calcext:value-type="float">
            <text:p>54,875</text:p>
          </table:table-cell>
          <table:table-cell office:value-type="float" office:value="57.52" calcext:value-type="float">
            <text:p>57,52</text:p>
          </table:table-cell>
          <table:table-cell office:value-type="float" office:value="49.573" calcext:value-type="float">
            <text:p>49,573</text:p>
          </table:table-cell>
          <table:table-cell office:value-type="float" office:value="40.698" calcext:value-type="float">
            <text:p>40,698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99.131" calcext:value-type="float">
            <text:p>99,131</text:p>
          </table:table-cell>
          <table:table-cell office:value-type="float" office:value="77.958" calcext:value-type="float">
            <text:p>77,958</text:p>
          </table:table-cell>
          <table:table-cell office:value-type="float" office:value="105.434" calcext:value-type="float">
            <text:p>105,434</text:p>
          </table:table-cell>
          <table:table-cell office:value-type="float" office:value="86.699" calcext:value-type="float">
            <text:p>86,699</text:p>
          </table:table-cell>
          <table:table-cell office:value-type="float" office:value="90.574" calcext:value-type="float">
            <text:p>90,574</text:p>
          </table:table-cell>
          <table:table-cell office:value-type="float" office:value="85.148" calcext:value-type="float">
            <text:p>85,148</text:p>
          </table:table-cell>
          <table:table-cell office:value-type="float" office:value="86.678" calcext:value-type="float">
            <text:p>86,678</text:p>
          </table:table-cell>
          <table:table-cell office:value-type="float" office:value="100.174" calcext:value-type="float">
            <text:p>100,174</text:p>
          </table:table-cell>
          <table:table-cell office:value-type="float" office:value="89.777" calcext:value-type="float">
            <text:p>89,777</text:p>
          </table:table-cell>
          <table:table-cell office:value-type="float" office:value="94.81" calcext:value-type="float">
            <text:p>94,81</text:p>
          </table:table-cell>
          <table:table-cell office:value-type="float" office:value="93.446" calcext:value-type="float">
            <text:p>93,446</text:p>
          </table:table-cell>
          <table:table-cell office:value-type="float" office:value="87.54" calcext:value-type="float">
            <text:p>87,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168.182" calcext:value-type="float">
            <text:p>168,182</text:p>
          </table:table-cell>
          <table:table-cell office:value-type="float" office:value="146.31" calcext:value-type="float">
            <text:p>146,31</text:p>
          </table:table-cell>
          <table:table-cell office:value-type="float" office:value="191.374" calcext:value-type="float">
            <text:p>191,374</text:p>
          </table:table-cell>
          <table:table-cell office:value-type="float" office:value="164.318" calcext:value-type="float">
            <text:p>164,318</text:p>
          </table:table-cell>
          <table:table-cell office:value-type="float" office:value="211.049" calcext:value-type="float">
            <text:p>211,049</text:p>
          </table:table-cell>
          <table:table-cell office:value-type="float" office:value="198.789" calcext:value-type="float">
            <text:p>198,789</text:p>
          </table:table-cell>
          <table:table-cell office:value-type="float" office:value="205.551" calcext:value-type="float">
            <text:p>205,551</text:p>
          </table:table-cell>
          <table:table-cell office:value-type="float" office:value="230.558" calcext:value-type="float">
            <text:p>230,558</text:p>
          </table:table-cell>
          <table:table-cell office:value-type="float" office:value="209.621" calcext:value-type="float">
            <text:p>209,621</text:p>
          </table:table-cell>
          <table:table-cell office:value-type="float" office:value="210.984" calcext:value-type="float">
            <text:p>210,984</text:p>
          </table:table-cell>
          <table:table-cell office:value-type="float" office:value="189.889" calcext:value-type="float">
            <text:p>189,889</text:p>
          </table:table-cell>
          <table:table-cell office:value-type="float" office:value="143.721" calcext:value-type="float">
            <text:p>143,7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87.564" calcext:value-type="float">
            <text:p>87,564</text:p>
          </table:table-cell>
          <table:table-cell office:value-type="float" office:value="66.661" calcext:value-type="float">
            <text:p>66,661</text:p>
          </table:table-cell>
          <table:table-cell office:value-type="float" office:value="78.801" calcext:value-type="float">
            <text:p>78,801</text:p>
          </table:table-cell>
          <table:table-cell office:value-type="float" office:value="67.256" calcext:value-type="float">
            <text:p>67,256</text:p>
          </table:table-cell>
          <table:table-cell office:value-type="float" office:value="84.28" calcext:value-type="float">
            <text:p>84,28</text:p>
          </table:table-cell>
          <table:table-cell office:value-type="float" office:value="86.501" calcext:value-type="float">
            <text:p>86,501</text:p>
          </table:table-cell>
          <table:table-cell office:value-type="float" office:value="88.78" calcext:value-type="float">
            <text:p>88,78</text:p>
          </table:table-cell>
          <table:table-cell office:value-type="float" office:value="86.195" calcext:value-type="float">
            <text:p>86,195</text:p>
          </table:table-cell>
          <table:table-cell office:value-type="float" office:value="84.121" calcext:value-type="float">
            <text:p>84,121</text:p>
          </table:table-cell>
          <table:table-cell office:value-type="float" office:value="88.187" calcext:value-type="float">
            <text:p>88,187</text:p>
          </table:table-cell>
          <table:table-cell office:value-type="float" office:value="79.514" calcext:value-type="float">
            <text:p>79,514</text:p>
          </table:table-cell>
          <table:table-cell office:value-type="float" office:value="74.061" calcext:value-type="float">
            <text:p>74,06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83.13" calcext:value-type="float">
            <text:p>83,13</text:p>
          </table:table-cell>
          <table:table-cell office:value-type="float" office:value="65.293" calcext:value-type="float">
            <text:p>65,293</text:p>
          </table:table-cell>
          <table:table-cell office:value-type="float" office:value="90.338" calcext:value-type="float">
            <text:p>90,338</text:p>
          </table:table-cell>
          <table:table-cell office:value-type="float" office:value="83.188" calcext:value-type="float">
            <text:p>83,188</text:p>
          </table:table-cell>
          <table:table-cell office:value-type="float" office:value="107.23" calcext:value-type="float">
            <text:p>107,23</text:p>
          </table:table-cell>
          <table:table-cell office:value-type="float" office:value="105.397" calcext:value-type="float">
            <text:p>105,397</text:p>
          </table:table-cell>
          <table:table-cell office:value-type="float" office:value="120.055" calcext:value-type="float">
            <text:p>120,055</text:p>
          </table:table-cell>
          <table:table-cell office:value-type="float" office:value="125.769" calcext:value-type="float">
            <text:p>125,769</text:p>
          </table:table-cell>
          <table:table-cell office:value-type="float" office:value="112.904" calcext:value-type="float">
            <text:p>112,904</text:p>
          </table:table-cell>
          <table:table-cell office:value-type="float" office:value="123.201" calcext:value-type="float">
            <text:p>123,201</text:p>
          </table:table-cell>
          <table:table-cell office:value-type="float" office:value="112.725" calcext:value-type="float">
            <text:p>112,725</text:p>
          </table:table-cell>
          <table:table-cell office:value-type="float" office:value="90.828" calcext:value-type="float">
            <text:p>90,8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73.279" calcext:value-type="float">
            <text:p>73,279</text:p>
          </table:table-cell>
          <table:table-cell office:value-type="float" office:value="66.462" calcext:value-type="float">
            <text:p>66,462</text:p>
          </table:table-cell>
          <table:table-cell office:value-type="float" office:value="79.514" calcext:value-type="float">
            <text:p>79,514</text:p>
          </table:table-cell>
          <table:table-cell office:value-type="float" office:value="63.281" calcext:value-type="float">
            <text:p>63,281</text:p>
          </table:table-cell>
          <table:table-cell office:value-type="float" office:value="77.205" calcext:value-type="float">
            <text:p>77,205</text:p>
          </table:table-cell>
          <table:table-cell office:value-type="float" office:value="71.168" calcext:value-type="float">
            <text:p>71,168</text:p>
          </table:table-cell>
          <table:table-cell office:value-type="float" office:value="80.517" calcext:value-type="float">
            <text:p>80,517</text:p>
          </table:table-cell>
          <table:table-cell office:value-type="float" office:value="81.348" calcext:value-type="float">
            <text:p>81,348</text:p>
          </table:table-cell>
          <table:table-cell office:value-type="float" office:value="76.509" calcext:value-type="float">
            <text:p>76,509</text:p>
          </table:table-cell>
          <table:table-cell office:value-type="float" office:value="71.851" calcext:value-type="float">
            <text:p>71,851</text:p>
          </table:table-cell>
          <table:table-cell office:value-type="float" office:value="71.187" calcext:value-type="float">
            <text:p>71,187</text:p>
          </table:table-cell>
          <table:table-cell office:value-type="float" office:value="58.02" calcext:value-type="float">
            <text:p>58,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390.594" calcext:value-type="float">
            <text:p>390,594</text:p>
          </table:table-cell>
          <table:table-cell office:value-type="float" office:value="338.767" calcext:value-type="float">
            <text:p>338,767</text:p>
          </table:table-cell>
          <table:table-cell office:value-type="float" office:value="419.962" calcext:value-type="float">
            <text:p>419,962</text:p>
          </table:table-cell>
          <table:table-cell office:value-type="float" office:value="387.8" calcext:value-type="float">
            <text:p>387,8</text:p>
          </table:table-cell>
          <table:table-cell office:value-type="float" office:value="391.122" calcext:value-type="float">
            <text:p>391,122</text:p>
          </table:table-cell>
          <table:table-cell office:value-type="float" office:value="409.739" calcext:value-type="float">
            <text:p>409,739</text:p>
          </table:table-cell>
          <table:table-cell office:value-type="float" office:value="413.46" calcext:value-type="float">
            <text:p>413,46</text:p>
          </table:table-cell>
          <table:table-cell office:value-type="float" office:value="497.019" calcext:value-type="float">
            <text:p>497,019</text:p>
          </table:table-cell>
          <table:table-cell office:value-type="float" office:value="476.478" calcext:value-type="float">
            <text:p>476,478</text:p>
          </table:table-cell>
          <table:table-cell office:value-type="float" office:value="421.395" calcext:value-type="float">
            <text:p>421,395</text:p>
          </table:table-cell>
          <table:table-cell office:value-type="float" office:value="413.641" calcext:value-type="float">
            <text:p>413,641</text:p>
          </table:table-cell>
          <table:table-cell office:value-type="float" office:value="338.033" calcext:value-type="float">
            <text:p>338,0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35.014" calcext:value-type="float">
            <text:p>135,014</text:p>
          </table:table-cell>
          <table:table-cell office:value-type="float" office:value="116.872" calcext:value-type="float">
            <text:p>116,872</text:p>
          </table:table-cell>
          <table:table-cell office:value-type="float" office:value="131.959" calcext:value-type="float">
            <text:p>131,959</text:p>
          </table:table-cell>
          <table:table-cell office:value-type="float" office:value="116.171" calcext:value-type="float">
            <text:p>116,171</text:p>
          </table:table-cell>
          <table:table-cell office:value-type="float" office:value="132.242" calcext:value-type="float">
            <text:p>132,242</text:p>
          </table:table-cell>
          <table:table-cell office:value-type="float" office:value="135.615" calcext:value-type="float">
            <text:p>135,615</text:p>
          </table:table-cell>
          <table:table-cell office:value-type="float" office:value="136.117" calcext:value-type="float">
            <text:p>136,117</text:p>
          </table:table-cell>
          <table:table-cell office:value-type="float" office:value="136.475" calcext:value-type="float">
            <text:p>136,475</text:p>
          </table:table-cell>
          <table:table-cell office:value-type="float" office:value="125.3" calcext:value-type="float">
            <text:p>125,3</text:p>
          </table:table-cell>
          <table:table-cell office:value-type="float" office:value="132.627" calcext:value-type="float">
            <text:p>132,627</text:p>
          </table:table-cell>
          <table:table-cell office:value-type="float" office:value="135.172" calcext:value-type="float">
            <text:p>135,172</text:p>
          </table:table-cell>
          <table:table-cell office:value-type="float" office:value="131.376" calcext:value-type="float">
            <text:p>131,37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70.672" calcext:value-type="float">
            <text:p>70,672</text:p>
          </table:table-cell>
          <table:table-cell office:value-type="float" office:value="58.962" calcext:value-type="float">
            <text:p>58,962</text:p>
          </table:table-cell>
          <table:table-cell office:value-type="float" office:value="73.459" calcext:value-type="float">
            <text:p>73,459</text:p>
          </table:table-cell>
          <table:table-cell office:value-type="float" office:value="59.15" calcext:value-type="float">
            <text:p>59,15</text:p>
          </table:table-cell>
          <table:table-cell office:value-type="float" office:value="64.833" calcext:value-type="float">
            <text:p>64,833</text:p>
          </table:table-cell>
          <table:table-cell office:value-type="float" office:value="63.84" calcext:value-type="float">
            <text:p>63,84</text:p>
          </table:table-cell>
          <table:table-cell office:value-type="float" office:value="61.721" calcext:value-type="float">
            <text:p>61,721</text:p>
          </table:table-cell>
          <table:table-cell office:value-type="float" office:value="69.24" calcext:value-type="float">
            <text:p>69,24</text:p>
          </table:table-cell>
          <table:table-cell office:value-type="float" office:value="70.048" calcext:value-type="float">
            <text:p>70,048</text:p>
          </table:table-cell>
          <table:table-cell office:value-type="float" office:value="67.172" calcext:value-type="float">
            <text:p>67,172</text:p>
          </table:table-cell>
          <table:table-cell office:value-type="float" office:value="64.22" calcext:value-type="float">
            <text:p>64,22</text:p>
          </table:table-cell>
          <table:table-cell office:value-type="float" office:value="63.021" calcext:value-type="float">
            <text:p>63,0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11.636" calcext:value-type="float">
            <text:p>311,636</text:p>
          </table:table-cell>
          <table:table-cell office:value-type="float" office:value="280.736" calcext:value-type="float">
            <text:p>280,736</text:p>
          </table:table-cell>
          <table:table-cell office:value-type="float" office:value="352.332" calcext:value-type="float">
            <text:p>352,332</text:p>
          </table:table-cell>
          <table:table-cell office:value-type="float" office:value="280.856" calcext:value-type="float">
            <text:p>280,856</text:p>
          </table:table-cell>
          <table:table-cell office:value-type="float" office:value="319.397" calcext:value-type="float">
            <text:p>319,397</text:p>
          </table:table-cell>
          <table:table-cell office:value-type="float" office:value="295.932" calcext:value-type="float">
            <text:p>295,932</text:p>
          </table:table-cell>
          <table:table-cell office:value-type="float" office:value="354.558" calcext:value-type="float">
            <text:p>354,558</text:p>
          </table:table-cell>
          <table:table-cell office:value-type="float" office:value="360.106" calcext:value-type="float">
            <text:p>360,106</text:p>
          </table:table-cell>
          <table:table-cell office:value-type="float" office:value="350.123" calcext:value-type="float">
            <text:p>350,123</text:p>
          </table:table-cell>
          <table:table-cell office:value-type="float" office:value="288.254" calcext:value-type="float">
            <text:p>288,254</text:p>
          </table:table-cell>
          <table:table-cell office:value-type="float" office:value="301.687" calcext:value-type="float">
            <text:p>301,687</text:p>
          </table:table-cell>
          <table:table-cell office:value-type="float" office:value="268.901" calcext:value-type="float">
            <text:p>268,9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77.729" calcext:value-type="float">
            <text:p>177,729</text:p>
          </table:table-cell>
          <table:table-cell office:value-type="float" office:value="143.388" calcext:value-type="float">
            <text:p>143,388</text:p>
          </table:table-cell>
          <table:table-cell office:value-type="float" office:value="188.227" calcext:value-type="float">
            <text:p>188,227</text:p>
          </table:table-cell>
          <table:table-cell office:value-type="float" office:value="143.049" calcext:value-type="float">
            <text:p>143,049</text:p>
          </table:table-cell>
          <table:table-cell office:value-type="float" office:value="148.068" calcext:value-type="float">
            <text:p>148,068</text:p>
          </table:table-cell>
          <table:table-cell office:value-type="float" office:value="133.872" calcext:value-type="float">
            <text:p>133,872</text:p>
          </table:table-cell>
          <table:table-cell office:value-type="float" office:value="131.464" calcext:value-type="float">
            <text:p>131,464</text:p>
          </table:table-cell>
          <table:table-cell office:value-type="float" office:value="151.37" calcext:value-type="float">
            <text:p>151,37</text:p>
          </table:table-cell>
          <table:table-cell office:value-type="float" office:value="154.276" calcext:value-type="float">
            <text:p>154,276</text:p>
          </table:table-cell>
          <table:table-cell office:value-type="float" office:value="153.331" calcext:value-type="float">
            <text:p>153,331</text:p>
          </table:table-cell>
          <table:table-cell office:value-type="float" office:value="152.6" calcext:value-type="float">
            <text:p>152,6</text:p>
          </table:table-cell>
          <table:table-cell office:value-type="float" office:value="136.567" calcext:value-type="float">
            <text:p>136,5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72.379" calcext:value-type="float">
            <text:p>72,379</text:p>
          </table:table-cell>
          <table:table-cell office:value-type="float" office:value="54.656" calcext:value-type="float">
            <text:p>54,656</text:p>
          </table:table-cell>
          <table:table-cell office:value-type="float" office:value="69.984" calcext:value-type="float">
            <text:p>69,984</text:p>
          </table:table-cell>
          <table:table-cell office:value-type="float" office:value="58.643" calcext:value-type="float">
            <text:p>58,643</text:p>
          </table:table-cell>
          <table:table-cell office:value-type="float" office:value="72.337" calcext:value-type="float">
            <text:p>72,337</text:p>
          </table:table-cell>
          <table:table-cell office:value-type="float" office:value="70.968" calcext:value-type="float">
            <text:p>70,968</text:p>
          </table:table-cell>
          <table:table-cell office:value-type="float" office:value="75.913" calcext:value-type="float">
            <text:p>75,913</text:p>
          </table:table-cell>
          <table:table-cell office:value-type="float" office:value="74.774" calcext:value-type="float">
            <text:p>74,774</text:p>
          </table:table-cell>
          <table:table-cell office:value-type="float" office:value="72.484" calcext:value-type="float">
            <text:p>72,484</text:p>
          </table:table-cell>
          <table:table-cell office:value-type="float" office:value="71.534" calcext:value-type="float">
            <text:p>71,534</text:p>
          </table:table-cell>
          <table:table-cell office:value-type="float" office:value="70.32" calcext:value-type="float">
            <text:p>70,32</text:p>
          </table:table-cell>
          <table:table-cell office:value-type="float" office:value="67.364" calcext:value-type="float">
            <text:p>67,36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18.098" calcext:value-type="float">
            <text:p>218,098</text:p>
          </table:table-cell>
          <table:table-cell office:value-type="float" office:value="196.675" calcext:value-type="float">
            <text:p>196,675</text:p>
          </table:table-cell>
          <table:table-cell office:value-type="float" office:value="251.395" calcext:value-type="float">
            <text:p>251,395</text:p>
          </table:table-cell>
          <table:table-cell office:value-type="float" office:value="199.081" calcext:value-type="float">
            <text:p>199,081</text:p>
          </table:table-cell>
          <table:table-cell office:value-type="float" office:value="220.793" calcext:value-type="float">
            <text:p>220,793</text:p>
          </table:table-cell>
          <table:table-cell office:value-type="float" office:value="211.546" calcext:value-type="float">
            <text:p>211,546</text:p>
          </table:table-cell>
          <table:table-cell office:value-type="float" office:value="244.68" calcext:value-type="float">
            <text:p>244,68</text:p>
          </table:table-cell>
          <table:table-cell office:value-type="float" office:value="252.183" calcext:value-type="float">
            <text:p>252,183</text:p>
          </table:table-cell>
          <table:table-cell office:value-type="float" office:value="249.403" calcext:value-type="float">
            <text:p>249,403</text:p>
          </table:table-cell>
          <table:table-cell office:value-type="float" office:value="208.299" calcext:value-type="float">
            <text:p>208,299</text:p>
          </table:table-cell>
          <table:table-cell office:value-type="float" office:value="238.414" calcext:value-type="float">
            <text:p>238,414</text:p>
          </table:table-cell>
          <table:table-cell office:value-type="float" office:value="213.179" calcext:value-type="float">
            <text:p>213,1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232.609" calcext:value-type="float">
            <text:p>232,609</text:p>
          </table:table-cell>
          <table:table-cell office:value-type="float" office:value="195.364" calcext:value-type="float">
            <text:p>195,364</text:p>
          </table:table-cell>
          <table:table-cell office:value-type="float" office:value="205.69" calcext:value-type="float">
            <text:p>205,69</text:p>
          </table:table-cell>
          <table:table-cell office:value-type="float" office:value="231.354" calcext:value-type="float">
            <text:p>231,354</text:p>
          </table:table-cell>
          <table:table-cell office:value-type="float" office:value="236.711" calcext:value-type="float">
            <text:p>236,711</text:p>
          </table:table-cell>
          <table:table-cell office:value-type="float" office:value="215.36" calcext:value-type="float">
            <text:p>215,36</text:p>
          </table:table-cell>
          <table:table-cell office:value-type="float" office:value="258.015" calcext:value-type="float">
            <text:p>258,015</text:p>
          </table:table-cell>
          <table:table-cell office:value-type="float" office:value="244.87" calcext:value-type="float">
            <text:p>244,87</text:p>
          </table:table-cell>
          <table:table-cell office:value-type="float" office:value="225.41" calcext:value-type="float">
            <text:p>225,41</text:p>
          </table:table-cell>
          <table:table-cell office:value-type="float" office:value="252.849" calcext:value-type="float">
            <text:p>252,849</text:p>
          </table:table-cell>
          <table:table-cell office:value-type="float" office:value="226.618" calcext:value-type="float">
            <text:p>226,618</text:p>
          </table:table-cell>
          <table:table-cell office:value-type="float" office:value="190.993" calcext:value-type="float">
            <text:p>190,9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57.594" calcext:value-type="float">
            <text:p>57,594</text:p>
          </table:table-cell>
          <table:table-cell office:value-type="float" office:value="52.722" calcext:value-type="float">
            <text:p>52,722</text:p>
          </table:table-cell>
          <table:table-cell office:value-type="float" office:value="63.109" calcext:value-type="float">
            <text:p>63,109</text:p>
          </table:table-cell>
          <table:table-cell office:value-type="float" office:value="49.356" calcext:value-type="float">
            <text:p>49,356</text:p>
          </table:table-cell>
          <table:table-cell office:value-type="float" office:value="55.725" calcext:value-type="float">
            <text:p>55,725</text:p>
          </table:table-cell>
          <table:table-cell office:value-type="float" office:value="50.796" calcext:value-type="float">
            <text:p>50,796</text:p>
          </table:table-cell>
          <table:table-cell office:value-type="float" office:value="48.75" calcext:value-type="float">
            <text:p>48,75</text:p>
          </table:table-cell>
          <table:table-cell office:value-type="float" office:value="59.738" calcext:value-type="float">
            <text:p>59,738</text:p>
          </table:table-cell>
          <table:table-cell office:value-type="float" office:value="60.303" calcext:value-type="float">
            <text:p>60,303</text:p>
          </table:table-cell>
          <table:table-cell office:value-type="float" office:value="51.009" calcext:value-type="float">
            <text:p>51,009</text:p>
          </table:table-cell>
          <table:table-cell office:value-type="float" office:value="48.874" calcext:value-type="float">
            <text:p>48,874</text:p>
          </table:table-cell>
          <table:table-cell office:value-type="float" office:value="48.506" calcext:value-type="float">
            <text:p>48,50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29.715" calcext:value-type="float">
            <text:p>29,715</text:p>
          </table:table-cell>
          <table:table-cell office:value-type="float" office:value="29.662" calcext:value-type="float">
            <text:p>29,662</text:p>
          </table:table-cell>
          <table:table-cell office:value-type="float" office:value="31.408" calcext:value-type="float">
            <text:p>31,408</text:p>
          </table:table-cell>
          <table:table-cell office:value-type="float" office:value="29.484" calcext:value-type="float">
            <text:p>29,484</text:p>
          </table:table-cell>
          <table:table-cell office:value-type="float" office:value="33.601" calcext:value-type="float">
            <text:p>33,601</text:p>
          </table:table-cell>
          <table:table-cell office:value-type="float" office:value="36.905" calcext:value-type="float">
            <text:p>36,905</text:p>
          </table:table-cell>
          <table:table-cell office:value-type="float" office:value="36.094" calcext:value-type="float">
            <text:p>36,094</text:p>
          </table:table-cell>
          <table:table-cell office:value-type="float" office:value="42.556" calcext:value-type="float">
            <text:p>42,556</text:p>
          </table:table-cell>
          <table:table-cell office:value-type="float" office:value="41.193" calcext:value-type="float">
            <text:p>41,193</text:p>
          </table:table-cell>
          <table:table-cell office:value-type="float" office:value="37.053" calcext:value-type="float">
            <text:p>37,053</text:p>
          </table:table-cell>
          <table:table-cell office:value-type="float" office:value="33.527" calcext:value-type="float">
            <text:p>33,527</text:p>
          </table:table-cell>
          <table:table-cell office:value-type="float" office:value="25.616" calcext:value-type="float">
            <text:p>25,6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8.438" calcext:value-type="float">
            <text:p>8,438</text:p>
          </table:table-cell>
          <table:table-cell office:value-type="float" office:value="6.557" calcext:value-type="float">
            <text:p>6,557</text:p>
          </table:table-cell>
          <table:table-cell office:value-type="float" office:value="8.184" calcext:value-type="float">
            <text:p>8,184</text:p>
          </table:table-cell>
          <table:table-cell office:value-type="float" office:value="8.092" calcext:value-type="float">
            <text:p>8,092</text:p>
          </table:table-cell>
          <table:table-cell office:value-type="float" office:value="7.806" calcext:value-type="float">
            <text:p>7,806</text:p>
          </table:table-cell>
          <table:table-cell office:value-type="float" office:value="10.831" calcext:value-type="float">
            <text:p>10,831</text:p>
          </table:table-cell>
          <table:table-cell office:value-type="float" office:value="7.703" calcext:value-type="float">
            <text:p>7,703</text:p>
          </table:table-cell>
          <table:table-cell office:value-type="float" office:value="8.956" calcext:value-type="float">
            <text:p>8,956</text:p>
          </table:table-cell>
          <table:table-cell office:value-type="float" office:value="8.626" calcext:value-type="float">
            <text:p>8,626</text:p>
          </table:table-cell>
          <table:table-cell office:value-type="float" office:value="6.735" calcext:value-type="float">
            <text:p>6,735</text:p>
          </table:table-cell>
          <table:table-cell office:value-type="float" office:value="9.161" calcext:value-type="float">
            <text:p>9,161</text:p>
          </table:table-cell>
          <table:table-cell office:value-type="float" office:value="8.634" calcext:value-type="float">
            <text:p>8,63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20.479" calcext:value-type="float">
            <text:p>220,479</text:p>
          </table:table-cell>
          <table:table-cell office:value-type="float" office:value="211.861" calcext:value-type="float">
            <text:p>211,861</text:p>
          </table:table-cell>
          <table:table-cell office:value-type="float" office:value="258.76" calcext:value-type="float">
            <text:p>258,76</text:p>
          </table:table-cell>
          <table:table-cell office:value-type="float" office:value="211.393" calcext:value-type="float">
            <text:p>211,393</text:p>
          </table:table-cell>
          <table:table-cell office:value-type="float" office:value="249.531" calcext:value-type="float">
            <text:p>249,531</text:p>
          </table:table-cell>
          <table:table-cell office:value-type="float" office:value="231.359" calcext:value-type="float">
            <text:p>231,359</text:p>
          </table:table-cell>
          <table:table-cell office:value-type="float" office:value="265.999" calcext:value-type="float">
            <text:p>265,999</text:p>
          </table:table-cell>
          <table:table-cell office:value-type="float" office:value="277.169" calcext:value-type="float">
            <text:p>277,169</text:p>
          </table:table-cell>
          <table:table-cell office:value-type="float" office:value="245.824" calcext:value-type="float">
            <text:p>245,824</text:p>
          </table:table-cell>
          <table:table-cell office:value-type="float" office:value="244.227" calcext:value-type="float">
            <text:p>244,227</text:p>
          </table:table-cell>
          <table:table-cell office:value-type="float" office:value="263.751" calcext:value-type="float">
            <text:p>263,751</text:p>
          </table:table-cell>
          <table:table-cell office:value-type="float" office:value="211.136" calcext:value-type="float">
            <text:p>211,1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729.273" calcext:value-type="float">
            <text:p>729,273</text:p>
          </table:table-cell>
          <table:table-cell office:value-type="float" office:value="757.915" calcext:value-type="float">
            <text:p>757,915</text:p>
          </table:table-cell>
          <table:table-cell office:value-type="float" office:value="923.634" calcext:value-type="float">
            <text:p>923,634</text:p>
          </table:table-cell>
          <table:table-cell office:value-type="float" office:value="756.663" calcext:value-type="float">
            <text:p>756,663</text:p>
          </table:table-cell>
          <table:table-cell office:value-type="float" office:value="872.715" calcext:value-type="float">
            <text:p>872,715</text:p>
          </table:table-cell>
          <table:table-cell office:value-type="float" office:value="844.988" calcext:value-type="float">
            <text:p>844,988</text:p>
          </table:table-cell>
          <table:table-cell office:value-type="float" office:value="910.653" calcext:value-type="float">
            <text:p>910,653</text:p>
          </table:table-cell>
          <table:table-cell office:value-type="float" office:value="937.696" calcext:value-type="float">
            <text:p>937,696</text:p>
          </table:table-cell>
          <table:table-cell office:value-type="float" office:value="871.611" calcext:value-type="float">
            <text:p>871,611</text:p>
          </table:table-cell>
          <table:table-cell office:value-type="float" office:value="795.853" calcext:value-type="float">
            <text:p>795,853</text:p>
          </table:table-cell>
          <table:table-cell office:value-type="float" office:value="804.767" calcext:value-type="float">
            <text:p>804,767</text:p>
          </table:table-cell>
          <table:table-cell office:value-type="float" office:value="712.733" calcext:value-type="float">
            <text:p>712,7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44.274" calcext:value-type="float">
            <text:p>44,274</text:p>
          </table:table-cell>
          <table:table-cell office:value-type="float" office:value="37.579" calcext:value-type="float">
            <text:p>37,579</text:p>
          </table:table-cell>
          <table:table-cell office:value-type="float" office:value="48.016" calcext:value-type="float">
            <text:p>48,016</text:p>
          </table:table-cell>
          <table:table-cell office:value-type="float" office:value="38.263" calcext:value-type="float">
            <text:p>38,263</text:p>
          </table:table-cell>
          <table:table-cell office:value-type="float" office:value="40.413" calcext:value-type="float">
            <text:p>40,413</text:p>
          </table:table-cell>
          <table:table-cell office:value-type="float" office:value="34.053" calcext:value-type="float">
            <text:p>34,053</text:p>
          </table:table-cell>
          <table:table-cell office:value-type="float" office:value="36.174" calcext:value-type="float">
            <text:p>36,174</text:p>
          </table:table-cell>
          <table:table-cell office:value-type="float" office:value="38.394" calcext:value-type="float">
            <text:p>38,394</text:p>
          </table:table-cell>
          <table:table-cell office:value-type="float" office:value="35.688" calcext:value-type="float">
            <text:p>35,688</text:p>
          </table:table-cell>
          <table:table-cell office:value-type="float" office:value="42.076" calcext:value-type="float">
            <text:p>42,076</text:p>
          </table:table-cell>
          <table:table-cell office:value-type="float" office:value="39.875" calcext:value-type="float">
            <text:p>39,875</text:p>
          </table:table-cell>
          <table:table-cell office:value-type="float" office:value="38.984" calcext:value-type="float">
            <text:p>38,98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42.29" calcext:value-type="float">
            <text:p>42,29</text:p>
          </table:table-cell>
          <table:table-cell office:value-type="float" office:value="33.787" calcext:value-type="float">
            <text:p>33,787</text:p>
          </table:table-cell>
          <table:table-cell office:value-type="float" office:value="41.594" calcext:value-type="float">
            <text:p>41,594</text:p>
          </table:table-cell>
          <table:table-cell office:value-type="float" office:value="36.019" calcext:value-type="float">
            <text:p>36,019</text:p>
          </table:table-cell>
          <table:table-cell office:value-type="float" office:value="45.143" calcext:value-type="float">
            <text:p>45,143</text:p>
          </table:table-cell>
          <table:table-cell office:value-type="float" office:value="41.704" calcext:value-type="float">
            <text:p>41,704</text:p>
          </table:table-cell>
          <table:table-cell office:value-type="float" office:value="45.71" calcext:value-type="float">
            <text:p>45,71</text:p>
          </table:table-cell>
          <table:table-cell office:value-type="float" office:value="45.564" calcext:value-type="float">
            <text:p>45,564</text:p>
          </table:table-cell>
          <table:table-cell office:value-type="float" office:value="43.754" calcext:value-type="float">
            <text:p>43,754</text:p>
          </table:table-cell>
          <table:table-cell office:value-type="float" office:value="48.554" calcext:value-type="float">
            <text:p>48,554</text:p>
          </table:table-cell>
          <table:table-cell office:value-type="float" office:value="40.896" calcext:value-type="float">
            <text:p>40,896</text:p>
          </table:table-cell>
          <table:table-cell office:value-type="float" office:value="35.255" calcext:value-type="float">
            <text:p>35,255</text:p>
          </table:table-cell>
          <table:table-cell table:number-columns-repeated="6"/>
        </table:table-row>
        <table:table-row table:style-name="ro2" table:number-rows-repeated="7">
          <table:table-cell table:style-name="Default"/>
          <table:table-cell table:style-name="ce18" table:number-columns-repeated="12"/>
          <table:table-cell table:number-columns-repeated="6"/>
        </table:table-row>
        <table:table-row table:style-name="ro2" table:number-rows-repeated="2">
          <table:table-cell table:style-name="Default"/>
          <table:table-cell table:style-name="ce18" table:number-columns-repeated="12"/>
          <table:table-cell table:style-name="Default" table:number-columns-repeated="6"/>
        </table:table-row>
        <table:table-row table:style-name="ro2">
          <table:table-cell table:style-name="Default"/>
          <table:table-cell table:style-name="ce18" table:number-columns-repeated="12"/>
          <table:table-cell table:style-name="Default" table:number-columns-repeated="6"/>
        </table:table-row>
      </table:table>
      <table:table table:name="Previsto" table:style-name="ta1">
        <table:table-column table:style-name="co3" table:default-cell-style-name="ce16"/>
        <table:table-column table:style-name="co2" table:number-columns-repeated="12" table:default-cell-style-name="ce37"/>
        <table:table-column table:style-name="co2" table:number-columns-repeated="18" table:default-cell-style-name="Default"/>
        <table:table-row table:style-name="ro1">
          <table:table-cell table:style-name="ce13" office:value-type="string" calcext:value-type="string">
            <text:p>Previsto (mil ton.)</text:p>
          </table:table-cell>
          <table:table-cell table:style-name="ce17" office:value-type="string" calcext:value-type="string">
            <text:p>2017-01</text:p>
          </table:table-cell>
          <table:table-cell table:style-name="ce17" office:value-type="string" calcext:value-type="string">
            <text:p>2017-02</text:p>
          </table:table-cell>
          <table:table-cell table:style-name="ce17" office:value-type="string" calcext:value-type="string">
            <text:p>2017-03</text:p>
          </table:table-cell>
          <table:table-cell table:style-name="ce17" office:value-type="string" calcext:value-type="string">
            <text:p>2017-04</text:p>
          </table:table-cell>
          <table:table-cell table:style-name="ce17" office:value-type="string" calcext:value-type="string">
            <text:p>2017-05</text:p>
          </table:table-cell>
          <table:table-cell table:style-name="ce17" office:value-type="string" calcext:value-type="string">
            <text:p>2017-06</text:p>
          </table:table-cell>
          <table:table-cell table:style-name="ce17" office:value-type="string" calcext:value-type="string">
            <text:p>2017-07</text:p>
          </table:table-cell>
          <table:table-cell table:style-name="ce17" office:value-type="string" calcext:value-type="string">
            <text:p>2017-08</text:p>
          </table:table-cell>
          <table:table-cell table:style-name="ce17" office:value-type="string" calcext:value-type="string">
            <text:p>2017-09</text:p>
          </table:table-cell>
          <table:table-cell table:style-name="ce17" office:value-type="string" calcext:value-type="string">
            <text:p>2017-10</text:p>
          </table:table-cell>
          <table:table-cell table:style-name="ce17" office:value-type="string" calcext:value-type="string">
            <text:p>2017-11</text:p>
          </table:table-cell>
          <table:table-cell table:style-name="ce17" office:value-type="string" calcext:value-type="string">
            <text:p>2017-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0.564136" calcext:value-type="float">
            <text:p>10,564136</text:p>
          </table:table-cell>
          <table:table-cell office:value-type="float" office:value="10.163313" calcext:value-type="float">
            <text:p>10,163313</text:p>
          </table:table-cell>
          <table:table-cell office:value-type="float" office:value="10.412293" calcext:value-type="float">
            <text:p>10,412293</text:p>
          </table:table-cell>
          <table:table-cell office:value-type="float" office:value="11.134674" calcext:value-type="float">
            <text:p>11,134674</text:p>
          </table:table-cell>
          <table:table-cell office:value-type="float" office:value="12.135677" calcext:value-type="float">
            <text:p>12,135677</text:p>
          </table:table-cell>
          <table:table-cell office:value-type="float" office:value="13.286377" calcext:value-type="float">
            <text:p>13,286377</text:p>
          </table:table-cell>
          <table:table-cell office:value-type="float" office:value="14.433602" calcext:value-type="float">
            <text:p>14,433602</text:p>
          </table:table-cell>
          <table:table-cell office:value-type="float" office:value="15.610323" calcext:value-type="float">
            <text:p>15,610323</text:p>
          </table:table-cell>
          <table:table-cell office:value-type="float" office:value="16.678205" calcext:value-type="float">
            <text:p>16,678205</text:p>
          </table:table-cell>
          <table:table-cell office:value-type="float" office:value="16.637484" calcext:value-type="float">
            <text:p>16,637484</text:p>
          </table:table-cell>
          <table:table-cell office:value-type="float" office:value="15.776873" calcext:value-type="float">
            <text:p>15,776873</text:p>
          </table:table-cell>
          <table:table-cell office:value-type="float" office:value="14.248144" calcext:value-type="float">
            <text:p>14,248144</text:p>
          </table:table-cell>
          <table:table-cell table:style-name="ce18" table:number-columns-repeated="3"/>
          <table:table-cell table:number-columns-repeated="15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35.975849" calcext:value-type="float">
            <text:p>35,975849</text:p>
          </table:table-cell>
          <table:table-cell office:value-type="float" office:value="35.741055" calcext:value-type="float">
            <text:p>35,741055</text:p>
          </table:table-cell>
          <table:table-cell office:value-type="float" office:value="35.667046" calcext:value-type="float">
            <text:p>35,667046</text:p>
          </table:table-cell>
          <table:table-cell office:value-type="float" office:value="34.397938" calcext:value-type="float">
            <text:p>34,397938</text:p>
          </table:table-cell>
          <table:table-cell office:value-type="float" office:value="35.14534" calcext:value-type="float">
            <text:p>35,14534</text:p>
          </table:table-cell>
          <table:table-cell office:value-type="float" office:value="34.080116" calcext:value-type="float">
            <text:p>34,080116</text:p>
          </table:table-cell>
          <table:table-cell office:value-type="float" office:value="35.049843" calcext:value-type="float">
            <text:p>35,049843</text:p>
          </table:table-cell>
          <table:table-cell office:value-type="float" office:value="35.545452" calcext:value-type="float">
            <text:p>35,545452</text:p>
          </table:table-cell>
          <table:table-cell office:value-type="float" office:value="37.068836" calcext:value-type="float">
            <text:p>37,068836</text:p>
          </table:table-cell>
          <table:table-cell office:value-type="float" office:value="38.166435" calcext:value-type="float">
            <text:p>38,166435</text:p>
          </table:table-cell>
          <table:table-cell office:value-type="float" office:value="38.460625" calcext:value-type="float">
            <text:p>38,460625</text:p>
          </table:table-cell>
          <table:table-cell office:value-type="float" office:value="38.439716" calcext:value-type="float">
            <text:p>38,43971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12.509863" calcext:value-type="float">
            <text:p>12,509863</text:p>
          </table:table-cell>
          <table:table-cell office:value-type="float" office:value="11.631203" calcext:value-type="float">
            <text:p>11,631203</text:p>
          </table:table-cell>
          <table:table-cell office:value-type="float" office:value="12.157001" calcext:value-type="float">
            <text:p>12,157001</text:p>
          </table:table-cell>
          <table:table-cell office:value-type="float" office:value="12.13026" calcext:value-type="float">
            <text:p>12,13026</text:p>
          </table:table-cell>
          <table:table-cell office:value-type="float" office:value="12.241663" calcext:value-type="float">
            <text:p>12,241663</text:p>
          </table:table-cell>
          <table:table-cell office:value-type="float" office:value="13.006748" calcext:value-type="float">
            <text:p>13,006748</text:p>
          </table:table-cell>
          <table:table-cell office:value-type="float" office:value="14.020308" calcext:value-type="float">
            <text:p>14,020308</text:p>
          </table:table-cell>
          <table:table-cell office:value-type="float" office:value="14.312845" calcext:value-type="float">
            <text:p>14,312845</text:p>
          </table:table-cell>
          <table:table-cell office:value-type="float" office:value="14.57448" calcext:value-type="float">
            <text:p>14,57448</text:p>
          </table:table-cell>
          <table:table-cell office:value-type="float" office:value="14.327463" calcext:value-type="float">
            <text:p>14,327463</text:p>
          </table:table-cell>
          <table:table-cell office:value-type="float" office:value="13.742424" calcext:value-type="float">
            <text:p>13,742424</text:p>
          </table:table-cell>
          <table:table-cell office:value-type="float" office:value="12.594088" calcext:value-type="float">
            <text:p>12,59408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61.489876" calcext:value-type="float">
            <text:p>61,489876</text:p>
          </table:table-cell>
          <table:table-cell office:value-type="float" office:value="61.484207" calcext:value-type="float">
            <text:p>61,484207</text:p>
          </table:table-cell>
          <table:table-cell office:value-type="float" office:value="61.453182" calcext:value-type="float">
            <text:p>61,453182</text:p>
          </table:table-cell>
          <table:table-cell office:value-type="float" office:value="61.430981" calcext:value-type="float">
            <text:p>61,430981</text:p>
          </table:table-cell>
          <table:table-cell office:value-type="float" office:value="61.395615" calcext:value-type="float">
            <text:p>61,395615</text:p>
          </table:table-cell>
          <table:table-cell office:value-type="float" office:value="61.349003" calcext:value-type="float">
            <text:p>61,349003</text:p>
          </table:table-cell>
          <table:table-cell office:value-type="float" office:value="61.317223" calcext:value-type="float">
            <text:p>61,317223</text:p>
          </table:table-cell>
          <table:table-cell office:value-type="float" office:value="61.324158" calcext:value-type="float">
            <text:p>61,324158</text:p>
          </table:table-cell>
          <table:table-cell office:value-type="float" office:value="61.345097" calcext:value-type="float">
            <text:p>61,345097</text:p>
          </table:table-cell>
          <table:table-cell office:value-type="float" office:value="61.359833" calcext:value-type="float">
            <text:p>61,359833</text:p>
          </table:table-cell>
          <table:table-cell office:value-type="float" office:value="61.355911" calcext:value-type="float">
            <text:p>61,355911</text:p>
          </table:table-cell>
          <table:table-cell office:value-type="float" office:value="61.32946" calcext:value-type="float">
            <text:p>61,3294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64.650787" calcext:value-type="float">
            <text:p>264,650787</text:p>
          </table:table-cell>
          <table:table-cell office:value-type="float" office:value="274.666138" calcext:value-type="float">
            <text:p>274,666138</text:p>
          </table:table-cell>
          <table:table-cell office:value-type="float" office:value="272.771545" calcext:value-type="float">
            <text:p>272,771545</text:p>
          </table:table-cell>
          <table:table-cell office:value-type="float" office:value="274.450745" calcext:value-type="float">
            <text:p>274,450745</text:p>
          </table:table-cell>
          <table:table-cell office:value-type="float" office:value="283.431213" calcext:value-type="float">
            <text:p>283,431213</text:p>
          </table:table-cell>
          <table:table-cell office:value-type="float" office:value="279.031036" calcext:value-type="float">
            <text:p>279,031036</text:p>
          </table:table-cell>
          <table:table-cell office:value-type="float" office:value="279.344116" calcext:value-type="float">
            <text:p>279,344116</text:p>
          </table:table-cell>
          <table:table-cell office:value-type="float" office:value="273.782318" calcext:value-type="float">
            <text:p>273,782318</text:p>
          </table:table-cell>
          <table:table-cell office:value-type="float" office:value="265.606476" calcext:value-type="float">
            <text:p>265,606476</text:p>
          </table:table-cell>
          <table:table-cell office:value-type="float" office:value="274.375122" calcext:value-type="float">
            <text:p>274,375122</text:p>
          </table:table-cell>
          <table:table-cell office:value-type="float" office:value="265.189941" calcext:value-type="float">
            <text:p>265,189941</text:p>
          </table:table-cell>
          <table:table-cell office:value-type="float" office:value="264.724457" calcext:value-type="float">
            <text:p>264,72445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85.790115" calcext:value-type="float">
            <text:p>185,790115</text:p>
          </table:table-cell>
          <table:table-cell office:value-type="float" office:value="180.719055" calcext:value-type="float">
            <text:p>180,719055</text:p>
          </table:table-cell>
          <table:table-cell office:value-type="float" office:value="177.505417" calcext:value-type="float">
            <text:p>177,505417</text:p>
          </table:table-cell>
          <table:table-cell office:value-type="float" office:value="178.029694" calcext:value-type="float">
            <text:p>178,029694</text:p>
          </table:table-cell>
          <table:table-cell office:value-type="float" office:value="181.172211" calcext:value-type="float">
            <text:p>181,172211</text:p>
          </table:table-cell>
          <table:table-cell office:value-type="float" office:value="187.248901" calcext:value-type="float">
            <text:p>187,248901</text:p>
          </table:table-cell>
          <table:table-cell office:value-type="float" office:value="202.427765" calcext:value-type="float">
            <text:p>202,427765</text:p>
          </table:table-cell>
          <table:table-cell office:value-type="float" office:value="209.186356" calcext:value-type="float">
            <text:p>209,186356</text:p>
          </table:table-cell>
          <table:table-cell office:value-type="float" office:value="211.735718" calcext:value-type="float">
            <text:p>211,735718</text:p>
          </table:table-cell>
          <table:table-cell office:value-type="float" office:value="212.810898" calcext:value-type="float">
            <text:p>212,810898</text:p>
          </table:table-cell>
          <table:table-cell office:value-type="float" office:value="212.176468" calcext:value-type="float">
            <text:p>212,176468</text:p>
          </table:table-cell>
          <table:table-cell office:value-type="float" office:value="211.004532" calcext:value-type="float">
            <text:p>211,004532</text:p>
          </table:table-cell>
          <table:table-cell table:style-name="ce37"/>
          <table:table-cell table:number-columns-repeated="17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46.915924" calcext:value-type="float">
            <text:p>46,915924</text:p>
          </table:table-cell>
          <table:table-cell office:value-type="float" office:value="48.323921" calcext:value-type="float">
            <text:p>48,323921</text:p>
          </table:table-cell>
          <table:table-cell office:value-type="float" office:value="49.630241" calcext:value-type="float">
            <text:p>49,630241</text:p>
          </table:table-cell>
          <table:table-cell office:value-type="float" office:value="49.488297" calcext:value-type="float">
            <text:p>49,488297</text:p>
          </table:table-cell>
          <table:table-cell office:value-type="float" office:value="49.669884" calcext:value-type="float">
            <text:p>49,669884</text:p>
          </table:table-cell>
          <table:table-cell office:value-type="float" office:value="51.377808" calcext:value-type="float">
            <text:p>51,377808</text:p>
          </table:table-cell>
          <table:table-cell office:value-type="float" office:value="52.789284" calcext:value-type="float">
            <text:p>52,789284</text:p>
          </table:table-cell>
          <table:table-cell office:value-type="float" office:value="55.85321" calcext:value-type="float">
            <text:p>55,85321</text:p>
          </table:table-cell>
          <table:table-cell office:value-type="float" office:value="58.444191" calcext:value-type="float">
            <text:p>58,444191</text:p>
          </table:table-cell>
          <table:table-cell office:value-type="float" office:value="60.850151" calcext:value-type="float">
            <text:p>60,850151</text:p>
          </table:table-cell>
          <table:table-cell office:value-type="float" office:value="57.293846" calcext:value-type="float">
            <text:p>57,293846</text:p>
          </table:table-cell>
          <table:table-cell office:value-type="float" office:value="52.734787" calcext:value-type="float">
            <text:p>52,73478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103.157166" calcext:value-type="float">
            <text:p>103,157166</text:p>
          </table:table-cell>
          <table:table-cell office:value-type="float" office:value="101.591995" calcext:value-type="float">
            <text:p>101,591995</text:p>
          </table:table-cell>
          <table:table-cell office:value-type="float" office:value="100.506432" calcext:value-type="float">
            <text:p>100,506432</text:p>
          </table:table-cell>
          <table:table-cell office:value-type="float" office:value="100.399292" calcext:value-type="float">
            <text:p>100,399292</text:p>
          </table:table-cell>
          <table:table-cell office:value-type="float" office:value="101.937012" calcext:value-type="float">
            <text:p>101,937012</text:p>
          </table:table-cell>
          <table:table-cell office:value-type="float" office:value="101.321823" calcext:value-type="float">
            <text:p>101,321823</text:p>
          </table:table-cell>
          <table:table-cell office:value-type="float" office:value="100.409302" calcext:value-type="float">
            <text:p>100,409302</text:p>
          </table:table-cell>
          <table:table-cell office:value-type="float" office:value="98.76329" calcext:value-type="float">
            <text:p>98,76329</text:p>
          </table:table-cell>
          <table:table-cell office:value-type="float" office:value="96.998398" calcext:value-type="float">
            <text:p>96,998398</text:p>
          </table:table-cell>
          <table:table-cell office:value-type="float" office:value="93.630447" calcext:value-type="float">
            <text:p>93,630447</text:p>
          </table:table-cell>
          <table:table-cell office:value-type="float" office:value="89.378418" calcext:value-type="float">
            <text:p>89,378418</text:p>
          </table:table-cell>
          <table:table-cell office:value-type="float" office:value="82.945351" calcext:value-type="float">
            <text:p>82,94535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184.546219" calcext:value-type="float">
            <text:p>184,546219</text:p>
          </table:table-cell>
          <table:table-cell office:value-type="float" office:value="185.586014" calcext:value-type="float">
            <text:p>185,586014</text:p>
          </table:table-cell>
          <table:table-cell office:value-type="float" office:value="182.555283" calcext:value-type="float">
            <text:p>182,555283</text:p>
          </table:table-cell>
          <table:table-cell office:value-type="float" office:value="185.975815" calcext:value-type="float">
            <text:p>185,975815</text:p>
          </table:table-cell>
          <table:table-cell office:value-type="float" office:value="194.786591" calcext:value-type="float">
            <text:p>194,786591</text:p>
          </table:table-cell>
          <table:table-cell office:value-type="float" office:value="199.802582" calcext:value-type="float">
            <text:p>199,802582</text:p>
          </table:table-cell>
          <table:table-cell office:value-type="float" office:value="198.891281" calcext:value-type="float">
            <text:p>198,891281</text:p>
          </table:table-cell>
          <table:table-cell office:value-type="float" office:value="198.91745" calcext:value-type="float">
            <text:p>198,91745</text:p>
          </table:table-cell>
          <table:table-cell office:value-type="float" office:value="196.674377" calcext:value-type="float">
            <text:p>196,674377</text:p>
          </table:table-cell>
          <table:table-cell office:value-type="float" office:value="178.521545" calcext:value-type="float">
            <text:p>178,521545</text:p>
          </table:table-cell>
          <table:table-cell office:value-type="float" office:value="178.045868" calcext:value-type="float">
            <text:p>178,045868</text:p>
          </table:table-cell>
          <table:table-cell office:value-type="float" office:value="192.956482" calcext:value-type="float">
            <text:p>192,95648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92.26152" calcext:value-type="float">
            <text:p>92,26152</text:p>
          </table:table-cell>
          <table:table-cell office:value-type="float" office:value="90.511246" calcext:value-type="float">
            <text:p>90,511246</text:p>
          </table:table-cell>
          <table:table-cell office:value-type="float" office:value="90.143661" calcext:value-type="float">
            <text:p>90,143661</text:p>
          </table:table-cell>
          <table:table-cell office:value-type="float" office:value="90.592865" calcext:value-type="float">
            <text:p>90,592865</text:p>
          </table:table-cell>
          <table:table-cell office:value-type="float" office:value="90.119347" calcext:value-type="float">
            <text:p>90,119347</text:p>
          </table:table-cell>
          <table:table-cell office:value-type="float" office:value="89.670662" calcext:value-type="float">
            <text:p>89,670662</text:p>
          </table:table-cell>
          <table:table-cell office:value-type="float" office:value="92.000809" calcext:value-type="float">
            <text:p>92,000809</text:p>
          </table:table-cell>
          <table:table-cell office:value-type="float" office:value="95.670235" calcext:value-type="float">
            <text:p>95,670235</text:p>
          </table:table-cell>
          <table:table-cell office:value-type="float" office:value="92.356277" calcext:value-type="float">
            <text:p>92,356277</text:p>
          </table:table-cell>
          <table:table-cell office:value-type="float" office:value="92.51326" calcext:value-type="float">
            <text:p>92,51326</text:p>
          </table:table-cell>
          <table:table-cell office:value-type="float" office:value="90.802071" calcext:value-type="float">
            <text:p>90,802071</text:p>
          </table:table-cell>
          <table:table-cell office:value-type="float" office:value="90.319183" calcext:value-type="float">
            <text:p>90,31918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100.639664" calcext:value-type="float">
            <text:p>100,639664</text:p>
          </table:table-cell>
          <table:table-cell office:value-type="float" office:value="99.593132" calcext:value-type="float">
            <text:p>99,593132</text:p>
          </table:table-cell>
          <table:table-cell office:value-type="float" office:value="99.140617" calcext:value-type="float">
            <text:p>99,140617</text:p>
          </table:table-cell>
          <table:table-cell office:value-type="float" office:value="100.52652" calcext:value-type="float">
            <text:p>100,52652</text:p>
          </table:table-cell>
          <table:table-cell office:value-type="float" office:value="103.023117" calcext:value-type="float">
            <text:p>103,023117</text:p>
          </table:table-cell>
          <table:table-cell office:value-type="float" office:value="105.853714" calcext:value-type="float">
            <text:p>105,853714</text:p>
          </table:table-cell>
          <table:table-cell office:value-type="float" office:value="109.266022" calcext:value-type="float">
            <text:p>109,266022</text:p>
          </table:table-cell>
          <table:table-cell office:value-type="float" office:value="113.660736" calcext:value-type="float">
            <text:p>113,660736</text:p>
          </table:table-cell>
          <table:table-cell office:value-type="float" office:value="116.40052" calcext:value-type="float">
            <text:p>116,40052</text:p>
          </table:table-cell>
          <table:table-cell office:value-type="float" office:value="116.862961" calcext:value-type="float">
            <text:p>116,862961</text:p>
          </table:table-cell>
          <table:table-cell office:value-type="float" office:value="113.587601" calcext:value-type="float">
            <text:p>113,587601</text:p>
          </table:table-cell>
          <table:table-cell office:value-type="float" office:value="107.331909" calcext:value-type="float">
            <text:p>107,33190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67.710114" calcext:value-type="float">
            <text:p>67,710114</text:p>
          </table:table-cell>
          <table:table-cell office:value-type="float" office:value="68.370697" calcext:value-type="float">
            <text:p>68,370697</text:p>
          </table:table-cell>
          <table:table-cell office:value-type="float" office:value="70.237823" calcext:value-type="float">
            <text:p>70,237823</text:p>
          </table:table-cell>
          <table:table-cell office:value-type="float" office:value="73.019501" calcext:value-type="float">
            <text:p>73,019501</text:p>
          </table:table-cell>
          <table:table-cell office:value-type="float" office:value="75.619202" calcext:value-type="float">
            <text:p>75,619202</text:p>
          </table:table-cell>
          <table:table-cell office:value-type="float" office:value="77.878448" calcext:value-type="float">
            <text:p>77,878448</text:p>
          </table:table-cell>
          <table:table-cell office:value-type="float" office:value="81.165291" calcext:value-type="float">
            <text:p>81,165291</text:p>
          </table:table-cell>
          <table:table-cell office:value-type="float" office:value="86.840065" calcext:value-type="float">
            <text:p>86,840065</text:p>
          </table:table-cell>
          <table:table-cell office:value-type="float" office:value="83.685928" calcext:value-type="float">
            <text:p>83,685928</text:p>
          </table:table-cell>
          <table:table-cell office:value-type="float" office:value="82.613075" calcext:value-type="float">
            <text:p>82,613075</text:p>
          </table:table-cell>
          <table:table-cell office:value-type="float" office:value="81.188492" calcext:value-type="float">
            <text:p>81,188492</text:p>
          </table:table-cell>
          <table:table-cell office:value-type="float" office:value="76.532364" calcext:value-type="float">
            <text:p>76,53236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447.08783" calcext:value-type="float">
            <text:p>447,08783</text:p>
          </table:table-cell>
          <table:table-cell office:value-type="float" office:value="447.102051" calcext:value-type="float">
            <text:p>447,102051</text:p>
          </table:table-cell>
          <table:table-cell office:value-type="float" office:value="447.095825" calcext:value-type="float">
            <text:p>447,095825</text:p>
          </table:table-cell>
          <table:table-cell office:value-type="float" office:value="447.096619" calcext:value-type="float">
            <text:p>447,096619</text:p>
          </table:table-cell>
          <table:table-cell office:value-type="float" office:value="447.094391" calcext:value-type="float">
            <text:p>447,094391</text:p>
          </table:table-cell>
          <table:table-cell office:value-type="float" office:value="447.083069" calcext:value-type="float">
            <text:p>447,083069</text:p>
          </table:table-cell>
          <table:table-cell office:value-type="float" office:value="447.079681" calcext:value-type="float">
            <text:p>447,079681</text:p>
          </table:table-cell>
          <table:table-cell office:value-type="float" office:value="447.085602" calcext:value-type="float">
            <text:p>447,085602</text:p>
          </table:table-cell>
          <table:table-cell office:value-type="float" office:value="447.08194" calcext:value-type="float">
            <text:p>447,08194</text:p>
          </table:table-cell>
          <table:table-cell office:value-type="float" office:value="447.083984" calcext:value-type="float">
            <text:p>447,083984</text:p>
          </table:table-cell>
          <table:table-cell office:value-type="float" office:value="447.093781" calcext:value-type="float">
            <text:p>447,093781</text:p>
          </table:table-cell>
          <table:table-cell office:value-type="float" office:value="447.087799" calcext:value-type="float">
            <text:p>447,087799</text:p>
          </table:table-cell>
          <table:table-cell table:style-name="ce37" table:number-columns-repeated="18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65.568832" calcext:value-type="float">
            <text:p>165,568832</text:p>
          </table:table-cell>
          <table:table-cell office:value-type="float" office:value="152.851578" calcext:value-type="float">
            <text:p>152,851578</text:p>
          </table:table-cell>
          <table:table-cell office:value-type="float" office:value="152.567139" calcext:value-type="float">
            <text:p>152,567139</text:p>
          </table:table-cell>
          <table:table-cell office:value-type="float" office:value="150.05217" calcext:value-type="float">
            <text:p>150,05217</text:p>
          </table:table-cell>
          <table:table-cell office:value-type="float" office:value="147.705551" calcext:value-type="float">
            <text:p>147,705551</text:p>
          </table:table-cell>
          <table:table-cell office:value-type="float" office:value="148.075912" calcext:value-type="float">
            <text:p>148,075912</text:p>
          </table:table-cell>
          <table:table-cell office:value-type="float" office:value="147.774521" calcext:value-type="float">
            <text:p>147,774521</text:p>
          </table:table-cell>
          <table:table-cell office:value-type="float" office:value="158.305756" calcext:value-type="float">
            <text:p>158,305756</text:p>
          </table:table-cell>
          <table:table-cell office:value-type="float" office:value="162.922958" calcext:value-type="float">
            <text:p>162,922958</text:p>
          </table:table-cell>
          <table:table-cell office:value-type="float" office:value="150.355667" calcext:value-type="float">
            <text:p>150,355667</text:p>
          </table:table-cell>
          <table:table-cell office:value-type="float" office:value="155.512238" calcext:value-type="float">
            <text:p>155,512238</text:p>
          </table:table-cell>
          <table:table-cell office:value-type="float" office:value="147.864731" calcext:value-type="float">
            <text:p>147,86473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77.826126" calcext:value-type="float">
            <text:p>77,826126</text:p>
          </table:table-cell>
          <table:table-cell office:value-type="float" office:value="77.829239" calcext:value-type="float">
            <text:p>77,829239</text:p>
          </table:table-cell>
          <table:table-cell office:value-type="float" office:value="77.786667" calcext:value-type="float">
            <text:p>77,786667</text:p>
          </table:table-cell>
          <table:table-cell office:value-type="float" office:value="77.711723" calcext:value-type="float">
            <text:p>77,711723</text:p>
          </table:table-cell>
          <table:table-cell office:value-type="float" office:value="77.602638" calcext:value-type="float">
            <text:p>77,602638</text:p>
          </table:table-cell>
          <table:table-cell office:value-type="float" office:value="77.571838" calcext:value-type="float">
            <text:p>77,571838</text:p>
          </table:table-cell>
          <table:table-cell office:value-type="float" office:value="77.585541" calcext:value-type="float">
            <text:p>77,585541</text:p>
          </table:table-cell>
          <table:table-cell office:value-type="float" office:value="77.612785" calcext:value-type="float">
            <text:p>77,612785</text:p>
          </table:table-cell>
          <table:table-cell office:value-type="float" office:value="77.617065" calcext:value-type="float">
            <text:p>77,617065</text:p>
          </table:table-cell>
          <table:table-cell office:value-type="float" office:value="77.684814" calcext:value-type="float">
            <text:p>77,684814</text:p>
          </table:table-cell>
          <table:table-cell office:value-type="float" office:value="77.772697" calcext:value-type="float">
            <text:p>77,772697</text:p>
          </table:table-cell>
          <table:table-cell office:value-type="float" office:value="77.853592" calcext:value-type="float">
            <text:p>77,853592</text:p>
          </table:table-cell>
          <table:table-cell table:style-name="ce37" table:number-columns-repeated="18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24.888519" calcext:value-type="float">
            <text:p>324,888519</text:p>
          </table:table-cell>
          <table:table-cell office:value-type="float" office:value="325.807648" calcext:value-type="float">
            <text:p>325,807648</text:p>
          </table:table-cell>
          <table:table-cell office:value-type="float" office:value="324.339203" calcext:value-type="float">
            <text:p>324,339203</text:p>
          </table:table-cell>
          <table:table-cell office:value-type="float" office:value="324.377991" calcext:value-type="float">
            <text:p>324,377991</text:p>
          </table:table-cell>
          <table:table-cell office:value-type="float" office:value="324.212738" calcext:value-type="float">
            <text:p>324,212738</text:p>
          </table:table-cell>
          <table:table-cell office:value-type="float" office:value="323.235016" calcext:value-type="float">
            <text:p>323,235016</text:p>
          </table:table-cell>
          <table:table-cell office:value-type="float" office:value="324.628723" calcext:value-type="float">
            <text:p>324,628723</text:p>
          </table:table-cell>
          <table:table-cell office:value-type="float" office:value="326.631195" calcext:value-type="float">
            <text:p>326,631195</text:p>
          </table:table-cell>
          <table:table-cell office:value-type="float" office:value="323.82132" calcext:value-type="float">
            <text:p>323,82132</text:p>
          </table:table-cell>
          <table:table-cell office:value-type="float" office:value="324.144196" calcext:value-type="float">
            <text:p>324,144196</text:p>
          </table:table-cell>
          <table:table-cell office:value-type="float" office:value="324.291687" calcext:value-type="float">
            <text:p>324,291687</text:p>
          </table:table-cell>
          <table:table-cell office:value-type="float" office:value="324.533722" calcext:value-type="float">
            <text:p>324,53372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73.188843" calcext:value-type="float">
            <text:p>173,188843</text:p>
          </table:table-cell>
          <table:table-cell office:value-type="float" office:value="172.899292" calcext:value-type="float">
            <text:p>172,899292</text:p>
          </table:table-cell>
          <table:table-cell office:value-type="float" office:value="172.677795" calcext:value-type="float">
            <text:p>172,677795</text:p>
          </table:table-cell>
          <table:table-cell office:value-type="float" office:value="172.476898" calcext:value-type="float">
            <text:p>172,476898</text:p>
          </table:table-cell>
          <table:table-cell office:value-type="float" office:value="172.601776" calcext:value-type="float">
            <text:p>172,601776</text:p>
          </table:table-cell>
          <table:table-cell office:value-type="float" office:value="172.662933" calcext:value-type="float">
            <text:p>172,662933</text:p>
          </table:table-cell>
          <table:table-cell office:value-type="float" office:value="172.822388" calcext:value-type="float">
            <text:p>172,822388</text:p>
          </table:table-cell>
          <table:table-cell office:value-type="float" office:value="171.232758" calcext:value-type="float">
            <text:p>171,232758</text:p>
          </table:table-cell>
          <table:table-cell office:value-type="float" office:value="171.386612" calcext:value-type="float">
            <text:p>171,386612</text:p>
          </table:table-cell>
          <table:table-cell office:value-type="float" office:value="171.098007" calcext:value-type="float">
            <text:p>171,098007</text:p>
          </table:table-cell>
          <table:table-cell office:value-type="float" office:value="171.997879" calcext:value-type="float">
            <text:p>171,997879</text:p>
          </table:table-cell>
          <table:table-cell office:value-type="float" office:value="172.573532" calcext:value-type="float">
            <text:p>172,57353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68.840637" calcext:value-type="float">
            <text:p>68,840637</text:p>
          </table:table-cell>
          <table:table-cell office:value-type="float" office:value="66.279694" calcext:value-type="float">
            <text:p>66,279694</text:p>
          </table:table-cell>
          <table:table-cell office:value-type="float" office:value="65.517395" calcext:value-type="float">
            <text:p>65,517395</text:p>
          </table:table-cell>
          <table:table-cell office:value-type="float" office:value="73.119316" calcext:value-type="float">
            <text:p>73,119316</text:p>
          </table:table-cell>
          <table:table-cell office:value-type="float" office:value="81.404114" calcext:value-type="float">
            <text:p>81,404114</text:p>
          </table:table-cell>
          <table:table-cell office:value-type="float" office:value="82.55088" calcext:value-type="float">
            <text:p>82,55088</text:p>
          </table:table-cell>
          <table:table-cell office:value-type="float" office:value="83.608932" calcext:value-type="float">
            <text:p>83,608932</text:p>
          </table:table-cell>
          <table:table-cell office:value-type="float" office:value="84.095612" calcext:value-type="float">
            <text:p>84,095612</text:p>
          </table:table-cell>
          <table:table-cell office:value-type="float" office:value="84.248169" calcext:value-type="float">
            <text:p>84,248169</text:p>
          </table:table-cell>
          <table:table-cell office:value-type="float" office:value="84.544586" calcext:value-type="float">
            <text:p>84,544586</text:p>
          </table:table-cell>
          <table:table-cell office:value-type="float" office:value="85.284271" calcext:value-type="float">
            <text:p>85,284271</text:p>
          </table:table-cell>
          <table:table-cell office:value-type="float" office:value="86.235535" calcext:value-type="float">
            <text:p>86,23553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34.629761" calcext:value-type="float">
            <text:p>234,629761</text:p>
          </table:table-cell>
          <table:table-cell office:value-type="float" office:value="234.839294" calcext:value-type="float">
            <text:p>234,839294</text:p>
          </table:table-cell>
          <table:table-cell office:value-type="float" office:value="238.227722" calcext:value-type="float">
            <text:p>238,227722</text:p>
          </table:table-cell>
          <table:table-cell office:value-type="float" office:value="247.380753" calcext:value-type="float">
            <text:p>247,380753</text:p>
          </table:table-cell>
          <table:table-cell office:value-type="float" office:value="247.02121" calcext:value-type="float">
            <text:p>247,02121</text:p>
          </table:table-cell>
          <table:table-cell office:value-type="float" office:value="246.798096" calcext:value-type="float">
            <text:p>246,798096</text:p>
          </table:table-cell>
          <table:table-cell office:value-type="float" office:value="246.881073" calcext:value-type="float">
            <text:p>246,881073</text:p>
          </table:table-cell>
          <table:table-cell office:value-type="float" office:value="256.415161" calcext:value-type="float">
            <text:p>256,415161</text:p>
          </table:table-cell>
          <table:table-cell office:value-type="float" office:value="247.772583" calcext:value-type="float">
            <text:p>247,772583</text:p>
          </table:table-cell>
          <table:table-cell office:value-type="float" office:value="236.415665" calcext:value-type="float">
            <text:p>236,415665</text:p>
          </table:table-cell>
          <table:table-cell office:value-type="float" office:value="234.612244" calcext:value-type="float">
            <text:p>234,612244</text:p>
          </table:table-cell>
          <table:table-cell office:value-type="float" office:value="234.424774" calcext:value-type="float">
            <text:p>234,42477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169.11969" calcext:value-type="float">
            <text:p>169,11969</text:p>
          </table:table-cell>
          <table:table-cell office:value-type="float" office:value="164.383575" calcext:value-type="float">
            <text:p>164,383575</text:p>
          </table:table-cell>
          <table:table-cell office:value-type="float" office:value="164.985657" calcext:value-type="float">
            <text:p>164,985657</text:p>
          </table:table-cell>
          <table:table-cell office:value-type="float" office:value="179.13002" calcext:value-type="float">
            <text:p>179,13002</text:p>
          </table:table-cell>
          <table:table-cell office:value-type="float" office:value="193.963379" calcext:value-type="float">
            <text:p>193,963379</text:p>
          </table:table-cell>
          <table:table-cell office:value-type="float" office:value="209.871658" calcext:value-type="float">
            <text:p>209,871658</text:p>
          </table:table-cell>
          <table:table-cell office:value-type="float" office:value="226.799286" calcext:value-type="float">
            <text:p>226,799286</text:p>
          </table:table-cell>
          <table:table-cell office:value-type="float" office:value="245.638702" calcext:value-type="float">
            <text:p>245,638702</text:p>
          </table:table-cell>
          <table:table-cell office:value-type="float" office:value="244.906586" calcext:value-type="float">
            <text:p>244,906586</text:p>
          </table:table-cell>
          <table:table-cell office:value-type="float" office:value="235.600266" calcext:value-type="float">
            <text:p>235,600266</text:p>
          </table:table-cell>
          <table:table-cell office:value-type="float" office:value="227.601944" calcext:value-type="float">
            <text:p>227,601944</text:p>
          </table:table-cell>
          <table:table-cell office:value-type="float" office:value="213.647858" calcext:value-type="float">
            <text:p>213,64785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64.194916" calcext:value-type="float">
            <text:p>64,194916</text:p>
          </table:table-cell>
          <table:table-cell office:value-type="float" office:value="63.545303" calcext:value-type="float">
            <text:p>63,545303</text:p>
          </table:table-cell>
          <table:table-cell office:value-type="float" office:value="63.279129" calcext:value-type="float">
            <text:p>63,279129</text:p>
          </table:table-cell>
          <table:table-cell office:value-type="float" office:value="63.201744" calcext:value-type="float">
            <text:p>63,201744</text:p>
          </table:table-cell>
          <table:table-cell office:value-type="float" office:value="63.165375" calcext:value-type="float">
            <text:p>63,165375</text:p>
          </table:table-cell>
          <table:table-cell office:value-type="float" office:value="63.132561" calcext:value-type="float">
            <text:p>63,132561</text:p>
          </table:table-cell>
          <table:table-cell office:value-type="float" office:value="63.304638" calcext:value-type="float">
            <text:p>63,304638</text:p>
          </table:table-cell>
          <table:table-cell office:value-type="float" office:value="63.773098" calcext:value-type="float">
            <text:p>63,773098</text:p>
          </table:table-cell>
          <table:table-cell office:value-type="float" office:value="64.154175" calcext:value-type="float">
            <text:p>64,154175</text:p>
          </table:table-cell>
          <table:table-cell office:value-type="float" office:value="64.294083" calcext:value-type="float">
            <text:p>64,294083</text:p>
          </table:table-cell>
          <table:table-cell office:value-type="float" office:value="63.900986" calcext:value-type="float">
            <text:p>63,900986</text:p>
          </table:table-cell>
          <table:table-cell office:value-type="float" office:value="63.557285" calcext:value-type="float">
            <text:p>63,5572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9.246151" calcext:value-type="float">
            <text:p>39,246151</text:p>
          </table:table-cell>
          <table:table-cell office:value-type="float" office:value="38.621597" calcext:value-type="float">
            <text:p>38,621597</text:p>
          </table:table-cell>
          <table:table-cell office:value-type="float" office:value="38.047405" calcext:value-type="float">
            <text:p>38,047405</text:p>
          </table:table-cell>
          <table:table-cell office:value-type="float" office:value="37.626747" calcext:value-type="float">
            <text:p>37,626747</text:p>
          </table:table-cell>
          <table:table-cell office:value-type="float" office:value="37.42487" calcext:value-type="float">
            <text:p>37,42487</text:p>
          </table:table-cell>
          <table:table-cell office:value-type="float" office:value="37.543011" calcext:value-type="float">
            <text:p>37,543011</text:p>
          </table:table-cell>
          <table:table-cell office:value-type="float" office:value="37.975437" calcext:value-type="float">
            <text:p>37,975437</text:p>
          </table:table-cell>
          <table:table-cell office:value-type="float" office:value="38.776936" calcext:value-type="float">
            <text:p>38,776936</text:p>
          </table:table-cell>
          <table:table-cell office:value-type="float" office:value="40.847469" calcext:value-type="float">
            <text:p>40,847469</text:p>
          </table:table-cell>
          <table:table-cell office:value-type="float" office:value="40.485287" calcext:value-type="float">
            <text:p>40,485287</text:p>
          </table:table-cell>
          <table:table-cell office:value-type="float" office:value="39.390198" calcext:value-type="float">
            <text:p>39,390198</text:p>
          </table:table-cell>
          <table:table-cell office:value-type="float" office:value="39.846218" calcext:value-type="float">
            <text:p>39,84621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9.767931" calcext:value-type="float">
            <text:p>9,767931</text:p>
          </table:table-cell>
          <table:table-cell office:value-type="float" office:value="9.72169" calcext:value-type="float">
            <text:p>9,72169</text:p>
          </table:table-cell>
          <table:table-cell office:value-type="float" office:value="9.658067" calcext:value-type="float">
            <text:p>9,658067</text:p>
          </table:table-cell>
          <table:table-cell office:value-type="float" office:value="9.573248" calcext:value-type="float">
            <text:p>9,573248</text:p>
          </table:table-cell>
          <table:table-cell office:value-type="float" office:value="9.491817" calcext:value-type="float">
            <text:p>9,491817</text:p>
          </table:table-cell>
          <table:table-cell office:value-type="float" office:value="9.429782" calcext:value-type="float">
            <text:p>9,429782</text:p>
          </table:table-cell>
          <table:table-cell office:value-type="float" office:value="9.4032" calcext:value-type="float">
            <text:p>9,4032</text:p>
          </table:table-cell>
          <table:table-cell office:value-type="float" office:value="9.427923" calcext:value-type="float">
            <text:p>9,427923</text:p>
          </table:table-cell>
          <table:table-cell office:value-type="float" office:value="9.444611" calcext:value-type="float">
            <text:p>9,444611</text:p>
          </table:table-cell>
          <table:table-cell office:value-type="float" office:value="9.469206" calcext:value-type="float">
            <text:p>9,469206</text:p>
          </table:table-cell>
          <table:table-cell office:value-type="float" office:value="9.486343" calcext:value-type="float">
            <text:p>9,486343</text:p>
          </table:table-cell>
          <table:table-cell office:value-type="float" office:value="9.509104" calcext:value-type="float">
            <text:p>9,5091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48.890259" calcext:value-type="float">
            <text:p>248,890259</text:p>
          </table:table-cell>
          <table:table-cell office:value-type="float" office:value="248.839096" calcext:value-type="float">
            <text:p>248,839096</text:p>
          </table:table-cell>
          <table:table-cell office:value-type="float" office:value="248.886292" calcext:value-type="float">
            <text:p>248,886292</text:p>
          </table:table-cell>
          <table:table-cell office:value-type="float" office:value="248.772064" calcext:value-type="float">
            <text:p>248,772064</text:p>
          </table:table-cell>
          <table:table-cell office:value-type="float" office:value="244.486481" calcext:value-type="float">
            <text:p>244,486481</text:p>
          </table:table-cell>
          <table:table-cell office:value-type="float" office:value="238.98584" calcext:value-type="float">
            <text:p>238,98584</text:p>
          </table:table-cell>
          <table:table-cell office:value-type="float" office:value="241.270294" calcext:value-type="float">
            <text:p>241,270294</text:p>
          </table:table-cell>
          <table:table-cell office:value-type="float" office:value="245.639526" calcext:value-type="float">
            <text:p>245,639526</text:p>
          </table:table-cell>
          <table:table-cell office:value-type="float" office:value="244.386276" calcext:value-type="float">
            <text:p>244,386276</text:p>
          </table:table-cell>
          <table:table-cell office:value-type="float" office:value="236.511597" calcext:value-type="float">
            <text:p>236,511597</text:p>
          </table:table-cell>
          <table:table-cell office:value-type="float" office:value="241.42981" calcext:value-type="float">
            <text:p>241,42981</text:p>
          </table:table-cell>
          <table:table-cell office:value-type="float" office:value="248.058746" calcext:value-type="float">
            <text:p>248,05874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ão Paulo</text:p>
          </table:table-cell>
          <table:table-cell table:number-columns-repeated="6" office:value-type="float" office:value="930.280884" calcext:value-type="float">
            <text:p>930,280884</text:p>
          </table:table-cell>
          <table:table-cell table:number-columns-repeated="5" office:value-type="float" office:value="930.280823" calcext:value-type="float">
            <text:p>930,280823</text:p>
          </table:table-cell>
          <table:table-cell office:value-type="float" office:value="930.280762" calcext:value-type="float">
            <text:p>930,280762</text:p>
          </table:table-cell>
          <table:table-cell table:number-columns-repeated="8"/>
          <table:table-cell table:style-name="ce18"/>
          <table:table-cell table:number-columns-repeated="9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47.968094" calcext:value-type="float">
            <text:p>47,968094</text:p>
          </table:table-cell>
          <table:table-cell office:value-type="float" office:value="47.803188" calcext:value-type="float">
            <text:p>47,803188</text:p>
          </table:table-cell>
          <table:table-cell office:value-type="float" office:value="46.828129" calcext:value-type="float">
            <text:p>46,828129</text:p>
          </table:table-cell>
          <table:table-cell office:value-type="float" office:value="45.552647" calcext:value-type="float">
            <text:p>45,552647</text:p>
          </table:table-cell>
          <table:table-cell office:value-type="float" office:value="44.175323" calcext:value-type="float">
            <text:p>44,175323</text:p>
          </table:table-cell>
          <table:table-cell office:value-type="float" office:value="43.664719" calcext:value-type="float">
            <text:p>43,664719</text:p>
          </table:table-cell>
          <table:table-cell office:value-type="float" office:value="44.731655" calcext:value-type="float">
            <text:p>44,731655</text:p>
          </table:table-cell>
          <table:table-cell office:value-type="float" office:value="46.160603" calcext:value-type="float">
            <text:p>46,160603</text:p>
          </table:table-cell>
          <table:table-cell office:value-type="float" office:value="47.011513" calcext:value-type="float">
            <text:p>47,011513</text:p>
          </table:table-cell>
          <table:table-cell office:value-type="float" office:value="47.409206" calcext:value-type="float">
            <text:p>47,409206</text:p>
          </table:table-cell>
          <table:table-cell office:value-type="float" office:value="47.778385" calcext:value-type="float">
            <text:p>47,778385</text:p>
          </table:table-cell>
          <table:table-cell office:value-type="float" office:value="48.051693" calcext:value-type="float">
            <text:p>48,05169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45.065334" calcext:value-type="float">
            <text:p>45,065334</text:p>
          </table:table-cell>
          <table:table-cell office:value-type="float" office:value="40.055077" calcext:value-type="float">
            <text:p>40,055077</text:p>
          </table:table-cell>
          <table:table-cell office:value-type="float" office:value="39.946259" calcext:value-type="float">
            <text:p>39,946259</text:p>
          </table:table-cell>
          <table:table-cell office:value-type="float" office:value="42.0425" calcext:value-type="float">
            <text:p>42,0425</text:p>
          </table:table-cell>
          <table:table-cell office:value-type="float" office:value="44.98793" calcext:value-type="float">
            <text:p>44,98793</text:p>
          </table:table-cell>
          <table:table-cell office:value-type="float" office:value="49.05304" calcext:value-type="float">
            <text:p>49,05304</text:p>
          </table:table-cell>
          <table:table-cell office:value-type="float" office:value="53.001926" calcext:value-type="float">
            <text:p>53,001926</text:p>
          </table:table-cell>
          <table:table-cell office:value-type="float" office:value="55.038502" calcext:value-type="float">
            <text:p>55,038502</text:p>
          </table:table-cell>
          <table:table-cell office:value-type="float" office:value="53.012249" calcext:value-type="float">
            <text:p>53,012249</text:p>
          </table:table-cell>
          <table:table-cell office:value-type="float" office:value="50.165684" calcext:value-type="float">
            <text:p>50,165684</text:p>
          </table:table-cell>
          <table:table-cell office:value-type="float" office:value="48.088249" calcext:value-type="float">
            <text:p>48,088249</text:p>
          </table:table-cell>
          <table:table-cell office:value-type="float" office:value="46.504028" calcext:value-type="float">
            <text:p>46,504028</text:p>
          </table:table-cell>
          <table:table-cell table:number-columns-repeated="18"/>
        </table:table-row>
        <table:table-row table:style-name="ro2" table:number-rows-repeated="9">
          <table:table-cell table:style-name="Default"/>
          <table:table-cell table:style-name="ce18" table:number-columns-repeated="12"/>
          <table:table-cell table:number-columns-repeated="18"/>
        </table:table-row>
        <table:table-row table:style-name="ro2">
          <table:table-cell table:style-name="Default"/>
          <table:table-cell table:style-name="ce18" table:number-columns-repeated="12"/>
          <table:table-cell table:number-columns-repeated="18"/>
        </table:table-row>
      </table:table>
      <table:table table:name="Porcentagem" table:style-name="ta1">
        <table:table-column table:style-name="co4" table:default-cell-style-name="ce16"/>
        <table:table-column table:style-name="co2" table:number-columns-repeated="12" table:default-cell-style-name="ce24"/>
        <table:table-column table:style-name="co2" table:default-cell-style-name="ce47"/>
        <table:table-column table:style-name="co5" table:default-cell-style-name="ce21"/>
        <table:table-column table:style-name="co6" table:default-cell-style-name="ce24"/>
        <table:table-column table:style-name="co2" table:default-cell-style-name="ce15"/>
        <table:table-column table:style-name="co2" table:number-columns-repeated="972" table:default-cell-style-name="ce84"/>
        <table:table-row table:style-name="ro1">
          <table:table-cell table:style-name="ce13" office:value-type="string" calcext:value-type="string">
            <text:p>% do Erro Absoluto</text:p>
          </table:table-cell>
          <table:table-cell table:style-name="ce17" office:value-type="string" calcext:value-type="string">
            <text:p>2019-01</text:p>
          </table:table-cell>
          <table:table-cell table:style-name="ce17" office:value-type="string" calcext:value-type="string">
            <text:p>2019-02</text:p>
          </table:table-cell>
          <table:table-cell table:style-name="ce17" office:value-type="string" calcext:value-type="string">
            <text:p>2019-03</text:p>
          </table:table-cell>
          <table:table-cell table:style-name="ce17" office:value-type="string" calcext:value-type="string">
            <text:p>2019-04</text:p>
          </table:table-cell>
          <table:table-cell table:style-name="ce17" office:value-type="string" calcext:value-type="string">
            <text:p>2019-05</text:p>
          </table:table-cell>
          <table:table-cell table:style-name="ce17" office:value-type="string" calcext:value-type="string">
            <text:p>2019-06</text:p>
          </table:table-cell>
          <table:table-cell table:style-name="ce17" office:value-type="string" calcext:value-type="string">
            <text:p>2019-07</text:p>
          </table:table-cell>
          <table:table-cell table:style-name="ce17" office:value-type="string" calcext:value-type="string">
            <text:p>2019-08</text:p>
          </table:table-cell>
          <table:table-cell table:style-name="ce17" office:value-type="string" calcext:value-type="string">
            <text:p>2019-09</text:p>
          </table:table-cell>
          <table:table-cell table:style-name="ce17" office:value-type="string" calcext:value-type="string">
            <text:p>2019-10</text:p>
          </table:table-cell>
          <table:table-cell table:style-name="ce17" office:value-type="string" calcext:value-type="string">
            <text:p>2019-11</text:p>
          </table:table-cell>
          <table:table-cell table:style-name="ce17" office:value-type="string" calcext:value-type="string">
            <text:p>2019-12</text:p>
          </table:table-cell>
          <table:table-cell table:style-name="ce26" office:value-type="string" calcext:value-type="string">
            <text:p>MAPE</text:p>
          </table:table-cell>
          <table:table-cell table:style-name="ce26" office:value-type="string" calcext:value-type="string">
            <text:p>Desv. Padrão </text:p>
          </table:table-cell>
          <table:table-cell table:style-name="ce26" office:value-type="string" calcext:value-type="string">
            <text:p>Erro Cim. Total</text:p>
          </table:table-cell>
          <table:table-cell table:style-name="ce26" office:value-type="string" calcext:value-type="string">
            <text:p>&lt; 5%</text:p>
          </table:table-cell>
          <table:table-cell table:style-name="Default" table:number-columns-repeated="972"/>
        </table:table-row>
        <table:table-row table:style-name="ro2">
          <table:table-cell office:value-type="string" calcext:value-type="string">
            <text:p>Acre</text:p>
          </table:table-cell>
          <table:table-cell table:formula="of:=(ABS([$Registrado.B2] - [$Previsto.B2])/[$Registrado.B2])" office:value-type="percentage" office:value="0.0151966173361521" calcext:value-type="percentage">
            <text:p>1,520%</text:p>
          </table:table-cell>
          <table:table-cell table:formula="of:=(ABS([$Registrado.C2] - [$Previsto.C2])/[$Registrado.C2])" office:value-type="percentage" office:value="0.119184340931616" calcext:value-type="percentage">
            <text:p>11,918%</text:p>
          </table:table-cell>
          <table:table-cell table:formula="of:=(ABS([$Registrado.D2] - [$Previsto.D2])/[$Registrado.D2])" office:value-type="percentage" office:value="0.0908635935044526" calcext:value-type="percentage">
            <text:p>9,086%</text:p>
          </table:table-cell>
          <table:table-cell table:formula="of:=(ABS([$Registrado.E2] - [$Previsto.E2])/[$Registrado.E2])" office:value-type="percentage" office:value="0.0991780848963474" calcext:value-type="percentage">
            <text:p>9,918%</text:p>
          </table:table-cell>
          <table:table-cell table:formula="of:=(ABS([$Registrado.F2] - [$Previsto.F2])/[$Registrado.F2])" office:value-type="percentage" office:value="0.160218877586326" calcext:value-type="percentage">
            <text:p>16,022%</text:p>
          </table:table-cell>
          <table:table-cell table:formula="of:=(ABS([$Registrado.G2] - [$Previsto.G2])/[$Registrado.G2])" office:value-type="percentage" office:value="0.00517302163716144" calcext:value-type="percentage">
            <text:p>0,517%</text:p>
          </table:table-cell>
          <table:table-cell table:formula="of:=(ABS([$Registrado.H2] - [$Previsto.H2])/[$Registrado.H2])" office:value-type="percentage" office:value="0.0650532762691854" calcext:value-type="percentage">
            <text:p>6,505%</text:p>
          </table:table-cell>
          <table:table-cell table:formula="of:=(ABS([$Registrado.I2] - [$Previsto.I2])/[$Registrado.I2])" office:value-type="percentage" office:value="0.0136280171869077" calcext:value-type="percentage">
            <text:p>1,363%</text:p>
          </table:table-cell>
          <table:table-cell table:formula="of:=(ABS([$Registrado.J2] - [$Previsto.J2])/[$Registrado.J2])" office:value-type="percentage" office:value="0.121676306409308" calcext:value-type="percentage">
            <text:p>12,168%</text:p>
          </table:table-cell>
          <table:table-cell table:formula="of:=(ABS([$Registrado.K2] - [$Previsto.K2])/[$Registrado.K2])" office:value-type="percentage" office:value="0.129189900909461" calcext:value-type="percentage">
            <text:p>12,919%</text:p>
          </table:table-cell>
          <table:table-cell table:formula="of:=(ABS([$Registrado.L2] - [$Previsto.L2])/[$Registrado.L2])" office:value-type="percentage" office:value="0.23701372118551" calcext:value-type="percentage">
            <text:p>23,701%</text:p>
          </table:table-cell>
          <table:table-cell table:formula="of:=(ABS([$Registrado.M2] - [$Previsto.M2])/[$Registrado.M2])" office:value-type="percentage" office:value="0.194812914046122" calcext:value-type="percentage">
            <text:p>19,481%</text:p>
          </table:table-cell>
          <table:table-cell table:formula="of:=AVERAGE([.B2:.M2])" office:value-type="percentage" office:value="0.104265722658212" calcext:value-type="percentage">
            <text:p>10,427%</text:p>
          </table:table-cell>
          <table:table-cell table:formula="of:=STDEV([.B2:.M2])" office:value-type="percentage" office:value="0.0724941806029209" calcext:value-type="percentage">
            <text:p>7,25%</text:p>
          </table:table-cell>
          <table:table-cell table:formula="of:=ABS(SUM([$Registrado.B2:$Registrado.M2]) -SUM([$Previsto.B2:$Previsto.M2]))/SUM([$Registrado.B2:$Registrado.M2])" office:value-type="percentage" office:value="0.0703703277936885" calcext:value-type="percentage">
            <text:p>7,037%</text:p>
          </table:table-cell>
          <table:table-cell table:formula="of:=COUNTIF([.B2:.M2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lagoas</text:p>
          </table:table-cell>
          <table:table-cell table:formula="of:=(ABS([$Registrado.B3] - [$Previsto.B3])/[$Registrado.B3])" office:value-type="percentage" office:value="0.0695740702425904" calcext:value-type="percentage">
            <text:p>6,957%</text:p>
          </table:table-cell>
          <table:table-cell table:formula="of:=(ABS([$Registrado.C3] - [$Previsto.C3])/[$Registrado.C3])" office:value-type="percentage" office:value="0.105815259428854" calcext:value-type="percentage">
            <text:p>10,582%</text:p>
          </table:table-cell>
          <table:table-cell table:formula="of:=(ABS([$Registrado.D3] - [$Previsto.D3])/[$Registrado.D3])" office:value-type="percentage" office:value="0.149508882371176" calcext:value-type="percentage">
            <text:p>14,951%</text:p>
          </table:table-cell>
          <table:table-cell table:formula="of:=(ABS([$Registrado.E3] - [$Previsto.E3])/[$Registrado.E3])" office:value-type="percentage" office:value="0.0755405540616598" calcext:value-type="percentage">
            <text:p>7,554%</text:p>
          </table:table-cell>
          <table:table-cell table:formula="of:=(ABS([$Registrado.F3] - [$Previsto.F3])/[$Registrado.F3])" office:value-type="percentage" office:value="0.233213095196323" calcext:value-type="percentage">
            <text:p>23,321%</text:p>
          </table:table-cell>
          <table:table-cell table:formula="of:=(ABS([$Registrado.G3] - [$Previsto.G3])/[$Registrado.G3])" office:value-type="percentage" office:value="0.506236895606824" calcext:value-type="percentage">
            <text:p>50,624%</text:p>
          </table:table-cell>
          <table:table-cell table:formula="of:=(ABS([$Registrado.H3] - [$Previsto.H3])/[$Registrado.H3])" office:value-type="percentage" office:value="0.642448125585755" calcext:value-type="percentage">
            <text:p>64,245%</text:p>
          </table:table-cell>
          <table:table-cell table:formula="of:=(ABS([$Registrado.I3] - [$Previsto.I3])/[$Registrado.I3])" office:value-type="percentage" office:value="0.323951579261025" calcext:value-type="percentage">
            <text:p>32,395%</text:p>
          </table:table-cell>
          <table:table-cell table:formula="of:=(ABS([$Registrado.J3] - [$Previsto.J3])/[$Registrado.J3])" office:value-type="percentage" office:value="0.320397378357199" calcext:value-type="percentage">
            <text:p>32,040%</text:p>
          </table:table-cell>
          <table:table-cell table:formula="of:=(ABS([$Registrado.K3] - [$Previsto.K3])/[$Registrado.K3])" office:value-type="percentage" office:value="0.274721452189306" calcext:value-type="percentage">
            <text:p>27,472%</text:p>
          </table:table-cell>
          <table:table-cell table:formula="of:=(ABS([$Registrado.L3] - [$Previsto.L3])/[$Registrado.L3])" office:value-type="percentage" office:value="0.327281119508576" calcext:value-type="percentage">
            <text:p>32,728%</text:p>
          </table:table-cell>
          <table:table-cell table:formula="of:=(ABS([$Registrado.M3] - [$Previsto.M3])/[$Registrado.M3])" office:value-type="percentage" office:value="0.217217099430019" calcext:value-type="percentage">
            <text:p>21,722%</text:p>
          </table:table-cell>
          <table:table-cell table:formula="of:=AVERAGE([.B3:.M3])" office:value-type="percentage" office:value="0.270492125936609" calcext:value-type="percentage">
            <text:p>27,049%</text:p>
          </table:table-cell>
          <table:table-cell table:formula="of:=STDEV([.B3:.M3])" office:value-type="percentage" office:value="0.172383224534822" calcext:value-type="percentage">
            <text:p>17,24%</text:p>
          </table:table-cell>
          <table:table-cell table:formula="of:=ABS(SUM([$Registrado.B3:$Registrado.M3]) -SUM([$Previsto.B3:$Previsto.M3]))/SUM([$Registrado.B3:$Registrado.M3])" office:value-type="percentage" office:value="0.195559567354207" calcext:value-type="percentage">
            <text:p>19,556%</text:p>
          </table:table-cell>
          <table:table-cell table:formula="of:=COUNTIF([.B3:.M3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pá</text:p>
          </table:table-cell>
          <table:table-cell table:formula="of:=(ABS([$Registrado.B4] - [$Previsto.B4])/[$Registrado.B4])" office:value-type="percentage" office:value="0.00118951580632253" calcext:value-type="percentage">
            <text:p>0,119%</text:p>
          </table:table-cell>
          <table:table-cell table:formula="of:=(ABS([$Registrado.C4] - [$Previsto.C4])/[$Registrado.C4])" office:value-type="percentage" office:value="0.397645157414083" calcext:value-type="percentage">
            <text:p>39,765%</text:p>
          </table:table-cell>
          <table:table-cell table:formula="of:=(ABS([$Registrado.D4] - [$Previsto.D4])/[$Registrado.D4])" office:value-type="percentage" office:value="0.0689352853248923" calcext:value-type="percentage">
            <text:p>6,894%</text:p>
          </table:table-cell>
          <table:table-cell table:formula="of:=(ABS([$Registrado.E4] - [$Previsto.E4])/[$Registrado.E4])" office:value-type="percentage" office:value="0.256891513832763" calcext:value-type="percentage">
            <text:p>25,689%</text:p>
          </table:table-cell>
          <table:table-cell table:formula="of:=(ABS([$Registrado.F4] - [$Previsto.F4])/[$Registrado.F4])" office:value-type="percentage" office:value="0.127744173192077" calcext:value-type="percentage">
            <text:p>12,774%</text:p>
          </table:table-cell>
          <table:table-cell table:formula="of:=(ABS([$Registrado.G4] - [$Previsto.G4])/[$Registrado.G4])" office:value-type="percentage" office:value="0.0689514674302076" calcext:value-type="percentage">
            <text:p>6,895%</text:p>
          </table:table-cell>
          <table:table-cell table:formula="of:=(ABS([$Registrado.H4] - [$Previsto.H4])/[$Registrado.H4])" office:value-type="percentage" office:value="0.130761190418582" calcext:value-type="percentage">
            <text:p>13,076%</text:p>
          </table:table-cell>
          <table:table-cell table:formula="of:=(ABS([$Registrado.I4] - [$Previsto.I4])/[$Registrado.I4])" office:value-type="percentage" office:value="0.270220536031239" calcext:value-type="percentage">
            <text:p>27,022%</text:p>
          </table:table-cell>
          <table:table-cell table:formula="of:=(ABS([$Registrado.J4] - [$Previsto.J4])/[$Registrado.J4])" office:value-type="percentage" office:value="0.667369866148038" calcext:value-type="percentage">
            <text:p>66,737%</text:p>
          </table:table-cell>
          <table:table-cell table:formula="of:=(ABS([$Registrado.K4] - [$Previsto.K4])/[$Registrado.K4])" office:value-type="percentage" office:value="0.159367454280628" calcext:value-type="percentage">
            <text:p>15,937%</text:p>
          </table:table-cell>
          <table:table-cell table:formula="of:=(ABS([$Registrado.L4] - [$Previsto.L4])/[$Registrado.L4])" office:value-type="percentage" office:value="0.157159312899966" calcext:value-type="percentage">
            <text:p>15,716%</text:p>
          </table:table-cell>
          <table:table-cell table:formula="of:=(ABS([$Registrado.M4] - [$Previsto.M4])/[$Registrado.M4])" office:value-type="percentage" office:value="0.0752230854605994" calcext:value-type="percentage">
            <text:p>7,522%</text:p>
          </table:table-cell>
          <table:table-cell table:formula="of:=AVERAGE([.B4:.M4])" office:value-type="percentage" office:value="0.198454879853283" calcext:value-type="percentage">
            <text:p>19,845%</text:p>
          </table:table-cell>
          <table:table-cell table:formula="of:=STDEV([.B4:.M4])" office:value-type="percentage" office:value="0.18305114266873" calcext:value-type="percentage">
            <text:p>18,31%</text:p>
          </table:table-cell>
          <table:table-cell table:formula="of:=ABS(SUM([$Registrado.B4:$Registrado.M4]) -SUM([$Previsto.B4:$Previsto.M4]))/SUM([$Registrado.B4:$Registrado.M4])" office:value-type="percentage" office:value="0.164621399634131" calcext:value-type="percentage">
            <text:p>16,462%</text:p>
          </table:table-cell>
          <table:table-cell table:formula="of:=COUNTIF([.B4:.M4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zonas</text:p>
          </table:table-cell>
          <table:table-cell table:formula="of:=(ABS([$Registrado.B5] - [$Previsto.B5])/[$Registrado.B5])" office:value-type="percentage" office:value="0.00331026155628442" calcext:value-type="percentage">
            <text:p>0,331%</text:p>
          </table:table-cell>
          <table:table-cell table:formula="of:=(ABS([$Registrado.C5] - [$Previsto.C5])/[$Registrado.C5])" office:value-type="percentage" office:value="0.395212104021058" calcext:value-type="percentage">
            <text:p>39,521%</text:p>
          </table:table-cell>
          <table:table-cell table:formula="of:=(ABS([$Registrado.D5] - [$Previsto.D5])/[$Registrado.D5])" office:value-type="percentage" office:value="0.0221779559883527" calcext:value-type="percentage">
            <text:p>2,218%</text:p>
          </table:table-cell>
          <table:table-cell table:formula="of:=(ABS([$Registrado.E5] - [$Previsto.E5])/[$Registrado.E5])" office:value-type="percentage" office:value="1.02248571146375" calcext:value-type="percentage">
            <text:p>102,249%</text:p>
          </table:table-cell>
          <table:table-cell table:formula="of:=(ABS([$Registrado.F5] - [$Previsto.F5])/[$Registrado.F5])" office:value-type="percentage" office:value="0.0232090895455227" calcext:value-type="percentage">
            <text:p>2,321%</text:p>
          </table:table-cell>
          <table:table-cell table:formula="of:=(ABS([$Registrado.G5] - [$Previsto.G5])/[$Registrado.G5])" office:value-type="percentage" office:value="0.242735786407288" calcext:value-type="percentage">
            <text:p>24,274%</text:p>
          </table:table-cell>
          <table:table-cell table:formula="of:=(ABS([$Registrado.H5] - [$Previsto.H5])/[$Registrado.H5])" office:value-type="percentage" office:value="0.05465105917178" calcext:value-type="percentage">
            <text:p>5,465%</text:p>
          </table:table-cell>
          <table:table-cell table:formula="of:=(ABS([$Registrado.I5] - [$Previsto.I5])/[$Registrado.I5])" office:value-type="percentage" office:value="0.229310574320938" calcext:value-type="percentage">
            <text:p>22,931%</text:p>
          </table:table-cell>
          <table:table-cell table:formula="of:=(ABS([$Registrado.J5] - [$Previsto.J5])/[$Registrado.J5])" office:value-type="percentage" office:value="0.154622567287785" calcext:value-type="percentage">
            <text:p>15,462%</text:p>
          </table:table-cell>
          <table:table-cell table:formula="of:=(ABS([$Registrado.K5] - [$Previsto.K5])/[$Registrado.K5])" office:value-type="percentage" office:value="0.0616622776662745" calcext:value-type="percentage">
            <text:p>6,166%</text:p>
          </table:table-cell>
          <table:table-cell table:formula="of:=(ABS([$Registrado.L5] - [$Previsto.L5])/[$Registrado.L5])" office:value-type="percentage" office:value="0.304723153149322" calcext:value-type="percentage">
            <text:p>30,472%</text:p>
          </table:table-cell>
          <table:table-cell table:formula="of:=(ABS([$Registrado.M5] - [$Previsto.M5])/[$Registrado.M5])" office:value-type="percentage" office:value="0.181389767615692" calcext:value-type="percentage">
            <text:p>18,139%</text:p>
          </table:table-cell>
          <table:table-cell table:formula="of:=AVERAGE([.B5:.M5])" office:value-type="percentage" office:value="0.224624192349504" calcext:value-type="percentage">
            <text:p>22,462%</text:p>
          </table:table-cell>
          <table:table-cell table:formula="of:=STDEV([.B5:.M5])" office:value-type="percentage" office:value="0.280453909303304" calcext:value-type="percentage">
            <text:p>28,05%</text:p>
          </table:table-cell>
          <table:table-cell table:formula="of:=ABS(SUM([$Registrado.B5:$Registrado.M5]) -SUM([$Previsto.B5:$Previsto.M5]))/SUM([$Registrado.B5:$Registrado.M5])" office:value-type="percentage" office:value="0.071919026325248" calcext:value-type="percentage">
            <text:p>7,192%</text:p>
          </table:table-cell>
          <table:table-cell table:formula="of:=COUNTIF([.B5:.M5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Bahia</text:p>
          </table:table-cell>
          <table:table-cell table:formula="of:=(ABS([$Registrado.B6] - [$Previsto.B6])/[$Registrado.B6])" office:value-type="percentage" office:value="0.0253350016572754" calcext:value-type="percentage">
            <text:p>2,534%</text:p>
          </table:table-cell>
          <table:table-cell table:formula="of:=(ABS([$Registrado.C6] - [$Previsto.C6])/[$Registrado.C6])" office:value-type="percentage" office:value="0.287904016580233" calcext:value-type="percentage">
            <text:p>28,790%</text:p>
          </table:table-cell>
          <table:table-cell table:formula="of:=(ABS([$Registrado.D6] - [$Previsto.D6])/[$Registrado.D6])" office:value-type="percentage" office:value="0.0460465380606984" calcext:value-type="percentage">
            <text:p>4,605%</text:p>
          </table:table-cell>
          <table:table-cell table:formula="of:=(ABS([$Registrado.E6] - [$Previsto.E6])/[$Registrado.E6])" office:value-type="percentage" office:value="0.249912308266842" calcext:value-type="percentage">
            <text:p>24,991%</text:p>
          </table:table-cell>
          <table:table-cell table:formula="of:=(ABS([$Registrado.F6] - [$Previsto.F6])/[$Registrado.F6])" office:value-type="percentage" office:value="0.0607336482000578" calcext:value-type="percentage">
            <text:p>6,073%</text:p>
          </table:table-cell>
          <table:table-cell table:formula="of:=(ABS([$Registrado.G6] - [$Previsto.G6])/[$Registrado.G6])" office:value-type="percentage" office:value="0.159180753923743" calcext:value-type="percentage">
            <text:p>15,918%</text:p>
          </table:table-cell>
          <table:table-cell table:formula="of:=(ABS([$Registrado.H6] - [$Previsto.H6])/[$Registrado.H6])" office:value-type="percentage" office:value="0.116925226208612" calcext:value-type="percentage">
            <text:p>11,693%</text:p>
          </table:table-cell>
          <table:table-cell table:formula="of:=(ABS([$Registrado.I6] - [$Previsto.I6])/[$Registrado.I6])" office:value-type="percentage" office:value="0.0134965913349285" calcext:value-type="percentage">
            <text:p>1,350%</text:p>
          </table:table-cell>
          <table:table-cell table:formula="of:=(ABS([$Registrado.J6] - [$Previsto.J6])/[$Registrado.J6])" office:value-type="percentage" office:value="0.0166073930364468" calcext:value-type="percentage">
            <text:p>1,661%</text:p>
          </table:table-cell>
          <table:table-cell table:formula="of:=(ABS([$Registrado.K6] - [$Previsto.K6])/[$Registrado.K6])" office:value-type="percentage" office:value="0.0135571893897451" calcext:value-type="percentage">
            <text:p>1,356%</text:p>
          </table:table-cell>
          <table:table-cell table:formula="of:=(ABS([$Registrado.L6] - [$Previsto.L6])/[$Registrado.L6])" office:value-type="percentage" office:value="0.0300318537392505" calcext:value-type="percentage">
            <text:p>3,003%</text:p>
          </table:table-cell>
          <table:table-cell table:formula="of:=(ABS([$Registrado.M6] - [$Previsto.M6])/[$Registrado.M6])" office:value-type="percentage" office:value="0.14229446208813" calcext:value-type="percentage">
            <text:p>14,229%</text:p>
          </table:table-cell>
          <table:table-cell table:formula="of:=AVERAGE([.B6:.M6])" office:value-type="percentage" office:value="0.0968354152071635" calcext:value-type="percentage">
            <text:p>9,684%</text:p>
          </table:table-cell>
          <table:table-cell table:formula="of:=STDEV([.B6:.M6])" office:value-type="percentage" office:value="0.0953805025411929" calcext:value-type="percentage">
            <text:p>9,54%</text:p>
          </table:table-cell>
          <table:table-cell table:formula="of:=ABS(SUM([$Registrado.B6:$Registrado.M6]) -SUM([$Previsto.B6:$Previsto.M6]))/SUM([$Registrado.B6:$Registrado.M6])" office:value-type="percentage" office:value="0.0681369418600854" calcext:value-type="percentage">
            <text:p>6,814%</text:p>
          </table:table-cell>
          <table:table-cell table:formula="of:=COUNTIF([.B6:.M6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Ceara</text:p>
          </table:table-cell>
          <table:table-cell table:formula="of:=(ABS([$Registrado.B7] - [$Previsto.B7])/[$Registrado.B7])" office:value-type="percentage" office:value="0.0108716102985983" calcext:value-type="percentage">
            <text:p>1,087%</text:p>
          </table:table-cell>
          <table:table-cell table:formula="of:=(ABS([$Registrado.C7] - [$Previsto.C7])/[$Registrado.C7])" office:value-type="percentage" office:value="0.341252755326965" calcext:value-type="percentage">
            <text:p>34,125%</text:p>
          </table:table-cell>
          <table:table-cell table:formula="of:=(ABS([$Registrado.D7] - [$Previsto.D7])/[$Registrado.D7])" office:value-type="percentage" office:value="0.169191056455384" calcext:value-type="percentage">
            <text:p>16,919%</text:p>
          </table:table-cell>
          <table:table-cell table:formula="of:=(ABS([$Registrado.E7] - [$Previsto.E7])/[$Registrado.E7])" office:value-type="percentage" office:value="0.425857325922248" calcext:value-type="percentage">
            <text:p>42,586%</text:p>
          </table:table-cell>
          <table:table-cell table:formula="of:=(ABS([$Registrado.F7] - [$Previsto.F7])/[$Registrado.F7])" office:value-type="percentage" office:value="0.113644925130929" calcext:value-type="percentage">
            <text:p>11,364%</text:p>
          </table:table-cell>
          <table:table-cell table:formula="of:=(ABS([$Registrado.G7] - [$Previsto.G7])/[$Registrado.G7])" office:value-type="percentage" office:value="0.106338520895002" calcext:value-type="percentage">
            <text:p>10,634%</text:p>
          </table:table-cell>
          <table:table-cell table:formula="of:=(ABS([$Registrado.H7] - [$Previsto.H7])/[$Registrado.H7])" office:value-type="percentage" office:value="0.129348231172208" calcext:value-type="percentage">
            <text:p>12,935%</text:p>
          </table:table-cell>
          <table:table-cell table:formula="of:=(ABS([$Registrado.I7] - [$Previsto.I7])/[$Registrado.I7])" office:value-type="percentage" office:value="0.0775359081871285" calcext:value-type="percentage">
            <text:p>7,754%</text:p>
          </table:table-cell>
          <table:table-cell table:formula="of:=(ABS([$Registrado.J7] - [$Previsto.J7])/[$Registrado.J7])" office:value-type="percentage" office:value="0.132591512078225" calcext:value-type="percentage">
            <text:p>13,259%</text:p>
          </table:table-cell>
          <table:table-cell table:formula="of:=(ABS([$Registrado.K7] - [$Previsto.K7])/[$Registrado.K7])" office:value-type="percentage" office:value="0.0918586710585048" calcext:value-type="percentage">
            <text:p>9,186%</text:p>
          </table:table-cell>
          <table:table-cell table:formula="of:=(ABS([$Registrado.L7] - [$Previsto.L7])/[$Registrado.L7])" office:value-type="percentage" office:value="0.182008679423972" calcext:value-type="percentage">
            <text:p>18,201%</text:p>
          </table:table-cell>
          <table:table-cell table:formula="of:=(ABS([$Registrado.M7] - [$Previsto.M7])/[$Registrado.M7])" office:value-type="percentage" office:value="0.217722572975219" calcext:value-type="percentage">
            <text:p>21,772%</text:p>
          </table:table-cell>
          <table:table-cell table:formula="of:=AVERAGE([.B7:.M7])" office:value-type="percentage" office:value="0.166518480743699" calcext:value-type="percentage">
            <text:p>16,652%</text:p>
          </table:table-cell>
          <table:table-cell table:formula="of:=STDEV([.B7:.M7])" office:value-type="percentage" office:value="0.115729108500277" calcext:value-type="percentage">
            <text:p>11,57%</text:p>
          </table:table-cell>
          <table:table-cell table:formula="of:=ABS(SUM([$Registrado.B7:$Registrado.M7]) -SUM([$Previsto.B7:$Previsto.M7]))/SUM([$Registrado.B7:$Registrado.M7])" office:value-type="percentage" office:value="0.154606733236437" calcext:value-type="percentage">
            <text:p>15,461%</text:p>
          </table:table-cell>
          <table:table-cell table:formula="of:=COUNTIF([.B7:.M7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(ABS([$Registrado.B8] - [$Previsto.B8])/[$Registrado.B8])" office:value-type="percentage" office:value="0.0321627139525673" calcext:value-type="percentage">
            <text:p>3,216%</text:p>
          </table:table-cell>
          <table:table-cell table:formula="of:=(ABS([$Registrado.C8] - [$Previsto.C8])/[$Registrado.C8])" office:value-type="percentage" office:value="0.357451641900053" calcext:value-type="percentage">
            <text:p>35,745%</text:p>
          </table:table-cell>
          <table:table-cell table:formula="of:=(ABS([$Registrado.D8] - [$Previsto.D8])/[$Registrado.D8])" office:value-type="percentage" office:value="0.00701784678177715" calcext:value-type="percentage">
            <text:p>0,702%</text:p>
          </table:table-cell>
          <table:table-cell table:formula="of:=(ABS([$Registrado.E8] - [$Previsto.E8])/[$Registrado.E8])" office:value-type="percentage" office:value="0.24089909982197" calcext:value-type="percentage">
            <text:p>24,090%</text:p>
          </table:table-cell>
          <table:table-cell table:formula="of:=(ABS([$Registrado.F8] - [$Previsto.F8])/[$Registrado.F8])" office:value-type="percentage" office:value="0.0220561339972839" calcext:value-type="percentage">
            <text:p>2,206%</text:p>
          </table:table-cell>
          <table:table-cell table:formula="of:=(ABS([$Registrado.G8] - [$Previsto.G8])/[$Registrado.G8])" office:value-type="percentage" office:value="0.0287495094309399" calcext:value-type="percentage">
            <text:p>2,875%</text:p>
          </table:table-cell>
          <table:table-cell table:formula="of:=(ABS([$Registrado.H8] - [$Previsto.H8])/[$Registrado.H8])" office:value-type="percentage" office:value="0.00837261200338118" calcext:value-type="percentage">
            <text:p>0,837%</text:p>
          </table:table-cell>
          <table:table-cell table:formula="of:=(ABS([$Registrado.I8] - [$Previsto.I8])/[$Registrado.I8])" office:value-type="percentage" office:value="0.0579657615112161" calcext:value-type="percentage">
            <text:p>5,797%</text:p>
          </table:table-cell>
          <table:table-cell table:formula="of:=(ABS([$Registrado.J8] - [$Previsto.J8])/[$Registrado.J8])" office:value-type="percentage" office:value="0.0650422050113895" calcext:value-type="percentage">
            <text:p>6,504%</text:p>
          </table:table-cell>
          <table:table-cell table:formula="of:=(ABS([$Registrado.K8] - [$Previsto.K8])/[$Registrado.K8])" office:value-type="percentage" office:value="0.0578955319888733" calcext:value-type="percentage">
            <text:p>5,790%</text:p>
          </table:table-cell>
          <table:table-cell table:formula="of:=(ABS([$Registrado.L8] - [$Previsto.L8])/[$Registrado.L8])" office:value-type="percentage" office:value="0.15574699937466" calcext:value-type="percentage">
            <text:p>15,575%</text:p>
          </table:table-cell>
          <table:table-cell table:formula="of:=(ABS([$Registrado.M8] - [$Previsto.M8])/[$Registrado.M8])" office:value-type="percentage" office:value="0.295758685930512" calcext:value-type="percentage">
            <text:p>29,576%</text:p>
          </table:table-cell>
          <table:table-cell table:formula="of:=AVERAGE([.B8:.M8])" office:value-type="percentage" office:value="0.110759895142052" calcext:value-type="percentage">
            <text:p>11,076%</text:p>
          </table:table-cell>
          <table:table-cell table:formula="of:=STDEV([.B8:.M8])" office:value-type="percentage" office:value="0.122002435566269" calcext:value-type="percentage">
            <text:p>12,20%</text:p>
          </table:table-cell>
          <table:table-cell table:formula="of:=ABS(SUM([$Registrado.B8:$Registrado.M8]) -SUM([$Previsto.B8:$Previsto.M8]))/SUM([$Registrado.B8:$Registrado.M8])" office:value-type="percentage" office:value="0.0833419607762646" calcext:value-type="percentage">
            <text:p>8,334%</text:p>
          </table:table-cell>
          <table:table-cell table:formula="of:=COUNTIF([.B8:.M8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(ABS([$Registrado.B9] - [$Previsto.B9])/[$Registrado.B9])" office:value-type="percentage" office:value="0.0406146008816617" calcext:value-type="percentage">
            <text:p>4,061%</text:p>
          </table:table-cell>
          <table:table-cell table:formula="of:=(ABS([$Registrado.C9] - [$Previsto.C9])/[$Registrado.C9])" office:value-type="percentage" office:value="0.303163177608456" calcext:value-type="percentage">
            <text:p>30,316%</text:p>
          </table:table-cell>
          <table:table-cell table:formula="of:=(ABS([$Registrado.D9] - [$Previsto.D9])/[$Registrado.D9])" office:value-type="percentage" office:value="0.0467360434015592" calcext:value-type="percentage">
            <text:p>4,674%</text:p>
          </table:table-cell>
          <table:table-cell table:formula="of:=(ABS([$Registrado.E9] - [$Previsto.E9])/[$Registrado.E9])" office:value-type="percentage" office:value="0.158021338193059" calcext:value-type="percentage">
            <text:p>15,802%</text:p>
          </table:table-cell>
          <table:table-cell table:formula="of:=(ABS([$Registrado.F9] - [$Previsto.F9])/[$Registrado.F9])" office:value-type="percentage" office:value="0.125455561198578" calcext:value-type="percentage">
            <text:p>12,546%</text:p>
          </table:table-cell>
          <table:table-cell table:formula="of:=(ABS([$Registrado.G9] - [$Previsto.G9])/[$Registrado.G9])" office:value-type="percentage" office:value="0.18994953492742" calcext:value-type="percentage">
            <text:p>18,995%</text:p>
          </table:table-cell>
          <table:table-cell table:formula="of:=(ABS([$Registrado.H9] - [$Previsto.H9])/[$Registrado.H9])" office:value-type="percentage" office:value="0.158417383880569" calcext:value-type="percentage">
            <text:p>15,842%</text:p>
          </table:table-cell>
          <table:table-cell table:formula="of:=(ABS([$Registrado.I9] - [$Previsto.I9])/[$Registrado.I9])" office:value-type="percentage" office:value="0.0140825962824686" calcext:value-type="percentage">
            <text:p>1,408%</text:p>
          </table:table-cell>
          <table:table-cell table:formula="of:=(ABS([$Registrado.J9] - [$Previsto.J9])/[$Registrado.J9])" office:value-type="percentage" office:value="0.0804370607171101" calcext:value-type="percentage">
            <text:p>8,044%</text:p>
          </table:table-cell>
          <table:table-cell table:formula="of:=(ABS([$Registrado.K9] - [$Previsto.K9])/[$Registrado.K9])" office:value-type="percentage" office:value="0.0124412298280772" calcext:value-type="percentage">
            <text:p>1,244%</text:p>
          </table:table-cell>
          <table:table-cell table:formula="of:=(ABS([$Registrado.L9] - [$Previsto.L9])/[$Registrado.L9])" office:value-type="percentage" office:value="0.0435286903666289" calcext:value-type="percentage">
            <text:p>4,353%</text:p>
          </table:table-cell>
          <table:table-cell table:formula="of:=(ABS([$Registrado.M9] - [$Previsto.M9])/[$Registrado.M9])" office:value-type="percentage" office:value="0.0524862805574595" calcext:value-type="percentage">
            <text:p>5,249%</text:p>
          </table:table-cell>
          <table:table-cell table:formula="of:=AVERAGE([.B9:.M9])" office:value-type="percentage" office:value="0.102111124820254" calcext:value-type="percentage">
            <text:p>10,211%</text:p>
          </table:table-cell>
          <table:table-cell table:formula="of:=STDEV([.B9:.M9])" office:value-type="percentage" office:value="0.0873764319958326" calcext:value-type="percentage">
            <text:p>8,74%</text:p>
          </table:table-cell>
          <table:table-cell table:formula="of:=ABS(SUM([$Registrado.B9:$Registrado.M9]) -SUM([$Previsto.B9:$Previsto.M9]))/SUM([$Registrado.B9:$Registrado.M9])" office:value-type="percentage" office:value="0.0671332304812693" calcext:value-type="percentage">
            <text:p>6,713%</text:p>
          </table:table-cell>
          <table:table-cell table:formula="of:=COUNTIF([.B9:.M9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Goiais</text:p>
          </table:table-cell>
          <table:table-cell table:formula="of:=(ABS([$Registrado.B10] - [$Previsto.B10])/[$Registrado.B10])" office:value-type="percentage" office:value="0.0973006564317229" calcext:value-type="percentage">
            <text:p>9,730%</text:p>
          </table:table-cell>
          <table:table-cell table:formula="of:=(ABS([$Registrado.C10] - [$Previsto.C10])/[$Registrado.C10])" office:value-type="percentage" office:value="0.26844381108605" calcext:value-type="percentage">
            <text:p>26,844%</text:p>
          </table:table-cell>
          <table:table-cell table:formula="of:=(ABS([$Registrado.D10] - [$Previsto.D10])/[$Registrado.D10])" office:value-type="percentage" office:value="0.0460810611681837" calcext:value-type="percentage">
            <text:p>4,608%</text:p>
          </table:table-cell>
          <table:table-cell table:formula="of:=(ABS([$Registrado.E10] - [$Previsto.E10])/[$Registrado.E10])" office:value-type="percentage" office:value="0.131804275855354" calcext:value-type="percentage">
            <text:p>13,180%</text:p>
          </table:table-cell>
          <table:table-cell table:formula="of:=(ABS([$Registrado.F10] - [$Previsto.F10])/[$Registrado.F10])" office:value-type="percentage" office:value="0.0770551341157741" calcext:value-type="percentage">
            <text:p>7,706%</text:p>
          </table:table-cell>
          <table:table-cell table:formula="of:=(ABS([$Registrado.G10] - [$Previsto.G10])/[$Registrado.G10])" office:value-type="percentage" office:value="0.0050987831318635" calcext:value-type="percentage">
            <text:p>0,510%</text:p>
          </table:table-cell>
          <table:table-cell table:formula="of:=(ABS([$Registrado.H10] - [$Previsto.H10])/[$Registrado.H10])" office:value-type="percentage" office:value="0.032399351012644" calcext:value-type="percentage">
            <text:p>3,240%</text:p>
          </table:table-cell>
          <table:table-cell table:formula="of:=(ABS([$Registrado.I10] - [$Previsto.I10])/[$Registrado.I10])" office:value-type="percentage" office:value="0.137234665463788" calcext:value-type="percentage">
            <text:p>13,723%</text:p>
          </table:table-cell>
          <table:table-cell table:formula="of:=(ABS([$Registrado.J10] - [$Previsto.J10])/[$Registrado.J10])" office:value-type="percentage" office:value="0.0617620515120146" calcext:value-type="percentage">
            <text:p>6,176%</text:p>
          </table:table-cell>
          <table:table-cell table:formula="of:=(ABS([$Registrado.K10] - [$Previsto.K10])/[$Registrado.K10])" office:value-type="percentage" office:value="0.1538621649035" calcext:value-type="percentage">
            <text:p>15,386%</text:p>
          </table:table-cell>
          <table:table-cell table:formula="of:=(ABS([$Registrado.L10] - [$Previsto.L10])/[$Registrado.L10])" office:value-type="percentage" office:value="0.0623687101411877" calcext:value-type="percentage">
            <text:p>6,237%</text:p>
          </table:table-cell>
          <table:table-cell table:formula="of:=(ABS([$Registrado.M10] - [$Previsto.M10])/[$Registrado.M10])" office:value-type="percentage" office:value="0.342576812017729" calcext:value-type="percentage">
            <text:p>34,258%</text:p>
          </table:table-cell>
          <table:table-cell table:formula="of:=AVERAGE([.B10:.M10])" office:value-type="percentage" office:value="0.117998956403318" calcext:value-type="percentage">
            <text:p>11,800%</text:p>
          </table:table-cell>
          <table:table-cell table:formula="of:=STDEV([.B10:.M10])" office:value-type="percentage" office:value="0.0993266840481527" calcext:value-type="percentage">
            <text:p>9,93%</text:p>
          </table:table-cell>
          <table:table-cell table:formula="of:=ABS(SUM([$Registrado.B10:$Registrado.M10]) -SUM([$Previsto.B10:$Previsto.M10]))/SUM([$Registrado.B10:$Registrado.M10])" office:value-type="percentage" office:value="0.00304513364923241" calcext:value-type="percentage">
            <text:p>0,305%</text:p>
          </table:table-cell>
          <table:table-cell table:formula="of:=COUNTIF([.B10:.M10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ranhão</text:p>
          </table:table-cell>
          <table:table-cell table:formula="of:=(ABS([$Registrado.B11] - [$Previsto.B11])/[$Registrado.B11])" office:value-type="percentage" office:value="0.053646704124983" calcext:value-type="percentage">
            <text:p>5,365%</text:p>
          </table:table-cell>
          <table:table-cell table:formula="of:=(ABS([$Registrado.C11] - [$Previsto.C11])/[$Registrado.C11])" office:value-type="percentage" office:value="0.35778410164864" calcext:value-type="percentage">
            <text:p>35,778%</text:p>
          </table:table-cell>
          <table:table-cell table:formula="of:=(ABS([$Registrado.D11] - [$Previsto.D11])/[$Registrado.D11])" office:value-type="percentage" office:value="0.143940571820154" calcext:value-type="percentage">
            <text:p>14,394%</text:p>
          </table:table-cell>
          <table:table-cell table:formula="of:=(ABS([$Registrado.E11] - [$Previsto.E11])/[$Registrado.E11])" office:value-type="percentage" office:value="0.34698562210063" calcext:value-type="percentage">
            <text:p>34,699%</text:p>
          </table:table-cell>
          <table:table-cell table:formula="of:=(ABS([$Registrado.F11] - [$Previsto.F11])/[$Registrado.F11])" office:value-type="percentage" office:value="0.0692850854295207" calcext:value-type="percentage">
            <text:p>6,929%</text:p>
          </table:table-cell>
          <table:table-cell table:formula="of:=(ABS([$Registrado.G11] - [$Previsto.G11])/[$Registrado.G11])" office:value-type="percentage" office:value="0.0366430677101997" calcext:value-type="percentage">
            <text:p>3,664%</text:p>
          </table:table-cell>
          <table:table-cell table:formula="of:=(ABS([$Registrado.H11] - [$Previsto.H11])/[$Registrado.H11])" office:value-type="percentage" office:value="0.0362785424645191" calcext:value-type="percentage">
            <text:p>3,628%</text:p>
          </table:table-cell>
          <table:table-cell table:formula="of:=(ABS([$Registrado.I11] - [$Previsto.I11])/[$Registrado.I11])" office:value-type="percentage" office:value="0.109927896049655" calcext:value-type="percentage">
            <text:p>10,993%</text:p>
          </table:table-cell>
          <table:table-cell table:formula="of:=(ABS([$Registrado.J11] - [$Previsto.J11])/[$Registrado.J11])" office:value-type="percentage" office:value="0.0978979921779343" calcext:value-type="percentage">
            <text:p>9,790%</text:p>
          </table:table-cell>
          <table:table-cell table:formula="of:=(ABS([$Registrado.K11] - [$Previsto.K11])/[$Registrado.K11])" office:value-type="percentage" office:value="0.0490577976345721" calcext:value-type="percentage">
            <text:p>4,906%</text:p>
          </table:table-cell>
          <table:table-cell table:formula="of:=(ABS([$Registrado.L11] - [$Previsto.L11])/[$Registrado.L11])" office:value-type="percentage" office:value="0.141963314636416" calcext:value-type="percentage">
            <text:p>14,196%</text:p>
          </table:table-cell>
          <table:table-cell table:formula="of:=(ABS([$Registrado.M11] - [$Previsto.M11])/[$Registrado.M11])" office:value-type="percentage" office:value="0.219524216524216" calcext:value-type="percentage">
            <text:p>21,952%</text:p>
          </table:table-cell>
          <table:table-cell table:formula="of:=AVERAGE([.B11:.M11])" office:value-type="percentage" office:value="0.13857790936012" calcext:value-type="percentage">
            <text:p>13,858%</text:p>
          </table:table-cell>
          <table:table-cell table:formula="of:=STDEV([.B11:.M11])" office:value-type="percentage" office:value="0.113393065379122" calcext:value-type="percentage">
            <text:p>11,34%</text:p>
          </table:table-cell>
          <table:table-cell table:formula="of:=ABS(SUM([$Registrado.B11:$Registrado.M11]) -SUM([$Previsto.B11:$Previsto.M11]))/SUM([$Registrado.B11:$Registrado.M11])" office:value-type="percentage" office:value="0.128652571556742" calcext:value-type="percentage">
            <text:p>12,865%</text:p>
          </table:table-cell>
          <table:table-cell table:formula="of:=COUNTIF([.B11:.M11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(ABS([$Registrado.B12] - [$Previsto.B12])/[$Registrado.B12])" office:value-type="percentage" office:value="0.210629904968122" calcext:value-type="percentage">
            <text:p>21,063%</text:p>
          </table:table-cell>
          <table:table-cell table:formula="of:=(ABS([$Registrado.C12] - [$Previsto.C12])/[$Registrado.C12])" office:value-type="percentage" office:value="0.525326329009235" calcext:value-type="percentage">
            <text:p>52,533%</text:p>
          </table:table-cell>
          <table:table-cell table:formula="of:=(ABS([$Registrado.D12] - [$Previsto.D12])/[$Registrado.D12])" office:value-type="percentage" office:value="0.0974409108016562" calcext:value-type="percentage">
            <text:p>9,744%</text:p>
          </table:table-cell>
          <table:table-cell table:formula="of:=(ABS([$Registrado.E12] - [$Previsto.E12])/[$Registrado.E12])" office:value-type="percentage" office:value="0.208425734480935" calcext:value-type="percentage">
            <text:p>20,843%</text:p>
          </table:table-cell>
          <table:table-cell table:formula="of:=(ABS([$Registrado.F12] - [$Previsto.F12])/[$Registrado.F12])" office:value-type="percentage" office:value="0.0392323323696727" calcext:value-type="percentage">
            <text:p>3,923%</text:p>
          </table:table-cell>
          <table:table-cell table:formula="of:=(ABS([$Registrado.G12] - [$Previsto.G12])/[$Registrado.G12])" office:value-type="percentage" office:value="0.00433327324307135" calcext:value-type="percentage">
            <text:p>0,433%</text:p>
          </table:table-cell>
          <table:table-cell table:formula="of:=(ABS([$Registrado.H12] - [$Previsto.H12])/[$Registrado.H12])" office:value-type="percentage" office:value="0.0898669609762192" calcext:value-type="percentage">
            <text:p>8,987%</text:p>
          </table:table-cell>
          <table:table-cell table:formula="of:=(ABS([$Registrado.I12] - [$Previsto.I12])/[$Registrado.I12])" office:value-type="percentage" office:value="0.0962738353648356" calcext:value-type="percentage">
            <text:p>9,627%</text:p>
          </table:table-cell>
          <table:table-cell table:formula="of:=(ABS([$Registrado.J12] - [$Previsto.J12])/[$Registrado.J12])" office:value-type="percentage" office:value="0.0309689647842415" calcext:value-type="percentage">
            <text:p>3,097%</text:p>
          </table:table-cell>
          <table:table-cell table:formula="of:=(ABS([$Registrado.K12] - [$Previsto.K12])/[$Registrado.K12])" office:value-type="percentage" office:value="0.0514447041825959" calcext:value-type="percentage">
            <text:p>5,144%</text:p>
          </table:table-cell>
          <table:table-cell table:formula="of:=(ABS([$Registrado.L12] - [$Previsto.L12])/[$Registrado.L12])" office:value-type="percentage" office:value="0.00765225992459536" calcext:value-type="percentage">
            <text:p>0,765%</text:p>
          </table:table-cell>
          <table:table-cell table:formula="of:=(ABS([$Registrado.M12] - [$Previsto.M12])/[$Registrado.M12])" office:value-type="percentage" office:value="0.181705079931299" calcext:value-type="percentage">
            <text:p>18,171%</text:p>
          </table:table-cell>
          <table:table-cell table:formula="of:=AVERAGE([.B12:.M12])" office:value-type="percentage" office:value="0.12860835750304" calcext:value-type="percentage">
            <text:p>12,861%</text:p>
          </table:table-cell>
          <table:table-cell table:formula="of:=STDEV([.B12:.M12])" office:value-type="percentage" office:value="0.144716341355197" calcext:value-type="percentage">
            <text:p>14,47%</text:p>
          </table:table-cell>
          <table:table-cell table:formula="of:=ABS(SUM([$Registrado.B12:$Registrado.M12]) -SUM([$Previsto.B12:$Previsto.M12]))/SUM([$Registrado.B12:$Registrado.M12])" office:value-type="percentage" office:value="0.0539552324561619" calcext:value-type="percentage">
            <text:p>5,396%</text:p>
          </table:table-cell>
          <table:table-cell table:formula="of:=COUNTIF([.B12:.M12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(ABS([$Registrado.B13] - [$Previsto.B13])/[$Registrado.B13])" office:value-type="percentage" office:value="0.0759956604211301" calcext:value-type="percentage">
            <text:p>7,600%</text:p>
          </table:table-cell>
          <table:table-cell table:formula="of:=(ABS([$Registrado.C13] - [$Previsto.C13])/[$Registrado.C13])" office:value-type="percentage" office:value="0.0287186211669827" calcext:value-type="percentage">
            <text:p>2,872%</text:p>
          </table:table-cell>
          <table:table-cell table:formula="of:=(ABS([$Registrado.D13] - [$Previsto.D13])/[$Registrado.D13])" office:value-type="percentage" office:value="0.116660927635385" calcext:value-type="percentage">
            <text:p>11,666%</text:p>
          </table:table-cell>
          <table:table-cell table:formula="of:=(ABS([$Registrado.E13] - [$Previsto.E13])/[$Registrado.E13])" office:value-type="percentage" office:value="0.153892969453707" calcext:value-type="percentage">
            <text:p>15,389%</text:p>
          </table:table-cell>
          <table:table-cell table:formula="of:=(ABS([$Registrado.F13] - [$Previsto.F13])/[$Registrado.F13])" office:value-type="percentage" office:value="0.0205400945534615" calcext:value-type="percentage">
            <text:p>2,054%</text:p>
          </table:table-cell>
          <table:table-cell table:formula="of:=(ABS([$Registrado.G13] - [$Previsto.G13])/[$Registrado.G13])" office:value-type="percentage" office:value="0.0942902428057554" calcext:value-type="percentage">
            <text:p>9,429%</text:p>
          </table:table-cell>
          <table:table-cell table:formula="of:=(ABS([$Registrado.H13] - [$Previsto.H13])/[$Registrado.H13])" office:value-type="percentage" office:value="0.00805160400909125" calcext:value-type="percentage">
            <text:p>0,805%</text:p>
          </table:table-cell>
          <table:table-cell table:formula="of:=(ABS([$Registrado.I13] - [$Previsto.I13])/[$Registrado.I13])" office:value-type="percentage" office:value="0.0675132148301126" calcext:value-type="percentage">
            <text:p>6,751%</text:p>
          </table:table-cell>
          <table:table-cell table:formula="of:=(ABS([$Registrado.J13] - [$Previsto.J13])/[$Registrado.J13])" office:value-type="percentage" office:value="0.093805016403299" calcext:value-type="percentage">
            <text:p>9,381%</text:p>
          </table:table-cell>
          <table:table-cell table:formula="of:=(ABS([$Registrado.K13] - [$Previsto.K13])/[$Registrado.K13])" office:value-type="percentage" office:value="0.149783231966152" calcext:value-type="percentage">
            <text:p>14,978%</text:p>
          </table:table-cell>
          <table:table-cell table:formula="of:=(ABS([$Registrado.L13] - [$Previsto.L13])/[$Registrado.L13])" office:value-type="percentage" office:value="0.140496045626308" calcext:value-type="percentage">
            <text:p>14,050%</text:p>
          </table:table-cell>
          <table:table-cell table:formula="of:=(ABS([$Registrado.M13] - [$Previsto.M13])/[$Registrado.M13])" office:value-type="percentage" office:value="0.319068665977249" calcext:value-type="percentage">
            <text:p>31,907%</text:p>
          </table:table-cell>
          <table:table-cell table:formula="of:=AVERAGE([.B13:.M13])" office:value-type="percentage" office:value="0.105734691237386" calcext:value-type="percentage">
            <text:p>10,573%</text:p>
          </table:table-cell>
          <table:table-cell table:formula="of:=STDEV([.B13:.M13])" office:value-type="percentage" office:value="0.0833659929129868" calcext:value-type="percentage">
            <text:p>8,34%</text:p>
          </table:table-cell>
          <table:table-cell table:formula="of:=ABS(SUM([$Registrado.B13:$Registrado.M13]) -SUM([$Previsto.B13:$Previsto.M13]))/SUM([$Registrado.B13:$Registrado.M13])" office:value-type="percentage" office:value="0.0626421138381393" calcext:value-type="percentage">
            <text:p>6,264%</text:p>
          </table:table-cell>
          <table:table-cell table:formula="of:=COUNTIF([.B13:.M13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(ABS([$Registrado.B14] - [$Previsto.B14])/[$Registrado.B14])" office:value-type="percentage" office:value="0.14463568308781" calcext:value-type="percentage">
            <text:p>14,464%</text:p>
          </table:table-cell>
          <table:table-cell table:formula="of:=(ABS([$Registrado.C14] - [$Previsto.C14])/[$Registrado.C14])" office:value-type="percentage" office:value="0.319792220021431" calcext:value-type="percentage">
            <text:p>31,979%</text:p>
          </table:table-cell>
          <table:table-cell table:formula="of:=(ABS([$Registrado.D14] - [$Previsto.D14])/[$Registrado.D14])" office:value-type="percentage" office:value="0.0646101909220358" calcext:value-type="percentage">
            <text:p>6,461%</text:p>
          </table:table-cell>
          <table:table-cell table:formula="of:=(ABS([$Registrado.E14] - [$Previsto.E14])/[$Registrado.E14])" office:value-type="percentage" office:value="0.152905154718927" calcext:value-type="percentage">
            <text:p>15,291%</text:p>
          </table:table-cell>
          <table:table-cell table:formula="of:=(ABS([$Registrado.F14] - [$Previsto.F14])/[$Registrado.F14])" office:value-type="percentage" office:value="0.143107242752901" calcext:value-type="percentage">
            <text:p>14,311%</text:p>
          </table:table-cell>
          <table:table-cell table:formula="of:=(ABS([$Registrado.G14] - [$Previsto.G14])/[$Registrado.G14])" office:value-type="percentage" office:value="0.0911411142214923" calcext:value-type="percentage">
            <text:p>9,114%</text:p>
          </table:table-cell>
          <table:table-cell table:formula="of:=(ABS([$Registrado.H14] - [$Previsto.H14])/[$Registrado.H14])" office:value-type="percentage" office:value="0.0813130193972815" calcext:value-type="percentage">
            <text:p>8,131%</text:p>
          </table:table-cell>
          <table:table-cell table:formula="of:=(ABS([$Registrado.I14] - [$Previsto.I14])/[$Registrado.I14])" office:value-type="percentage" office:value="0.100465772938258" calcext:value-type="percentage">
            <text:p>10,047%</text:p>
          </table:table-cell>
          <table:table-cell table:formula="of:=(ABS([$Registrado.J14] - [$Previsto.J14])/[$Registrado.J14])" office:value-type="percentage" office:value="0.0616944748760699" calcext:value-type="percentage">
            <text:p>6,169%</text:p>
          </table:table-cell>
          <table:table-cell table:formula="of:=(ABS([$Registrado.K14] - [$Previsto.K14])/[$Registrado.K14])" office:value-type="percentage" office:value="0.0609617674628318" calcext:value-type="percentage">
            <text:p>6,096%</text:p>
          </table:table-cell>
          <table:table-cell table:formula="of:=(ABS([$Registrado.L14] - [$Previsto.L14])/[$Registrado.L14])" office:value-type="percentage" office:value="0.0808739486656302" calcext:value-type="percentage">
            <text:p>8,087%</text:p>
          </table:table-cell>
          <table:table-cell table:formula="of:=(ABS([$Registrado.M14] - [$Previsto.M14])/[$Registrado.M14])" office:value-type="percentage" office:value="0.322615836323672" calcext:value-type="percentage">
            <text:p>32,262%</text:p>
          </table:table-cell>
          <table:table-cell table:formula="of:=AVERAGE([.B14:.M14])" office:value-type="percentage" office:value="0.135343035449028" calcext:value-type="percentage">
            <text:p>13,534%</text:p>
          </table:table-cell>
          <table:table-cell table:formula="of:=STDEV([.B14:.M14])" office:value-type="percentage" office:value="0.0927184614410289" calcext:value-type="percentage">
            <text:p>9,27%</text:p>
          </table:table-cell>
          <table:table-cell table:formula="of:=ABS(SUM([$Registrado.B14:$Registrado.M14]) -SUM([$Previsto.B14:$Previsto.M14]))/SUM([$Registrado.B14:$Registrado.M14])" office:value-type="percentage" office:value="0.0953576191147016" calcext:value-type="percentage">
            <text:p>9,536%</text:p>
          </table:table-cell>
          <table:table-cell table:formula="of:=COUNTIF([.B14:.M14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á</text:p>
          </table:table-cell>
          <table:table-cell table:formula="of:=(ABS([$Registrado.B15] - [$Previsto.B15])/[$Registrado.B15])" office:value-type="percentage" office:value="0.22630861984683" calcext:value-type="percentage">
            <text:p>22,631%</text:p>
          </table:table-cell>
          <table:table-cell table:formula="of:=(ABS([$Registrado.C15] - [$Previsto.C15])/[$Registrado.C15])" office:value-type="percentage" office:value="0.307854558833596" calcext:value-type="percentage">
            <text:p>30,785%</text:p>
          </table:table-cell>
          <table:table-cell table:formula="of:=(ABS([$Registrado.D15] - [$Previsto.D15])/[$Registrado.D15])" office:value-type="percentage" office:value="0.156170772740018" calcext:value-type="percentage">
            <text:p>15,617%</text:p>
          </table:table-cell>
          <table:table-cell table:formula="of:=(ABS([$Registrado.E15] - [$Previsto.E15])/[$Registrado.E15])" office:value-type="percentage" office:value="0.291649120692772" calcext:value-type="percentage">
            <text:p>29,165%</text:p>
          </table:table-cell>
          <table:table-cell table:formula="of:=(ABS([$Registrado.F15] - [$Previsto.F15])/[$Registrado.F15])" office:value-type="percentage" office:value="0.116933735121974" calcext:value-type="percentage">
            <text:p>11,693%</text:p>
          </table:table-cell>
          <table:table-cell table:formula="of:=(ABS([$Registrado.G15] - [$Previsto.G15])/[$Registrado.G15])" office:value-type="percentage" office:value="0.0918844670574787" calcext:value-type="percentage">
            <text:p>9,188%</text:p>
          </table:table-cell>
          <table:table-cell table:formula="of:=(ABS([$Registrado.H15] - [$Previsto.H15])/[$Registrado.H15])" office:value-type="percentage" office:value="0.0856433876738394" calcext:value-type="percentage">
            <text:p>8,564%</text:p>
          </table:table-cell>
          <table:table-cell table:formula="of:=(ABS([$Registrado.I15] - [$Previsto.I15])/[$Registrado.I15])" office:value-type="percentage" office:value="0.159961575380106" calcext:value-type="percentage">
            <text:p>15,996%</text:p>
          </table:table-cell>
          <table:table-cell table:formula="of:=(ABS([$Registrado.J15] - [$Previsto.J15])/[$Registrado.J15])" office:value-type="percentage" office:value="0.300263032721468" calcext:value-type="percentage">
            <text:p>30,026%</text:p>
          </table:table-cell>
          <table:table-cell table:formula="of:=(ABS([$Registrado.K15] - [$Previsto.K15])/[$Registrado.K15])" office:value-type="percentage" office:value="0.13367313593763" calcext:value-type="percentage">
            <text:p>13,367%</text:p>
          </table:table-cell>
          <table:table-cell table:formula="of:=(ABS([$Registrado.L15] - [$Previsto.L15])/[$Registrado.L15])" office:value-type="percentage" office:value="0.150476711153197" calcext:value-type="percentage">
            <text:p>15,048%</text:p>
          </table:table-cell>
          <table:table-cell table:formula="of:=(ABS([$Registrado.M15] - [$Previsto.M15])/[$Registrado.M15])" office:value-type="percentage" office:value="0.125507939045183" calcext:value-type="percentage">
            <text:p>12,551%</text:p>
          </table:table-cell>
          <table:table-cell table:formula="of:=AVERAGE([.B15:.M15])" office:value-type="percentage" office:value="0.178860588017008" calcext:value-type="percentage">
            <text:p>17,886%</text:p>
          </table:table-cell>
          <table:table-cell table:formula="of:=STDEV([.B15:.M15])" office:value-type="percentage" office:value="0.0814671433607131" calcext:value-type="percentage">
            <text:p>8,15%</text:p>
          </table:table-cell>
          <table:table-cell table:formula="of:=ABS(SUM([$Registrado.B15:$Registrado.M15]) -SUM([$Previsto.B15:$Previsto.M15]))/SUM([$Registrado.B15:$Registrado.M15])" office:value-type="percentage" office:value="0.175480882973149" calcext:value-type="percentage">
            <text:p>17,548%</text:p>
          </table:table-cell>
          <table:table-cell table:formula="of:=COUNTIF([.B15:.M15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íba</text:p>
          </table:table-cell>
          <table:table-cell table:formula="of:=(ABS([$Registrado.B16] - [$Previsto.B16])/[$Registrado.B16])" office:value-type="percentage" office:value="0.10122999207607" calcext:value-type="percentage">
            <text:p>10,123%</text:p>
          </table:table-cell>
          <table:table-cell table:formula="of:=(ABS([$Registrado.C16] - [$Previsto.C16])/[$Registrado.C16])" office:value-type="percentage" office:value="0.319989806994335" calcext:value-type="percentage">
            <text:p>31,999%</text:p>
          </table:table-cell>
          <table:table-cell table:formula="of:=(ABS([$Registrado.D16] - [$Previsto.D16])/[$Registrado.D16])" office:value-type="percentage" office:value="0.0589126859881021" calcext:value-type="percentage">
            <text:p>5,891%</text:p>
          </table:table-cell>
          <table:table-cell table:formula="of:=(ABS([$Registrado.E16] - [$Previsto.E16])/[$Registrado.E16])" office:value-type="percentage" office:value="0.313807658495351" calcext:value-type="percentage">
            <text:p>31,381%</text:p>
          </table:table-cell>
          <table:table-cell table:formula="of:=(ABS([$Registrado.F16] - [$Previsto.F16])/[$Registrado.F16])" office:value-type="percentage" office:value="0.196962010087455" calcext:value-type="percentage">
            <text:p>19,696%</text:p>
          </table:table-cell>
          <table:table-cell table:formula="of:=(ABS([$Registrado.G16] - [$Previsto.G16])/[$Registrado.G16])" office:value-type="percentage" office:value="0.215097713032581" calcext:value-type="percentage">
            <text:p>21,510%</text:p>
          </table:table-cell>
          <table:table-cell table:formula="of:=(ABS([$Registrado.H16] - [$Previsto.H16])/[$Registrado.H16])" office:value-type="percentage" office:value="0.257036357155587" calcext:value-type="percentage">
            <text:p>25,704%</text:p>
          </table:table-cell>
          <table:table-cell table:formula="of:=(ABS([$Registrado.I16] - [$Previsto.I16])/[$Registrado.I16])" office:value-type="percentage" office:value="0.120924104563836" calcext:value-type="percentage">
            <text:p>12,092%</text:p>
          </table:table-cell>
          <table:table-cell table:formula="of:=(ABS([$Registrado.J16] - [$Previsto.J16])/[$Registrado.J16])" office:value-type="percentage" office:value="0.108055404865235" calcext:value-type="percentage">
            <text:p>10,806%</text:p>
          </table:table-cell>
          <table:table-cell table:formula="of:=(ABS([$Registrado.K16] - [$Previsto.K16])/[$Registrado.K16])" office:value-type="percentage" office:value="0.156505895313524" calcext:value-type="percentage">
            <text:p>15,651%</text:p>
          </table:table-cell>
          <table:table-cell table:formula="of:=(ABS([$Registrado.L16] - [$Previsto.L16])/[$Registrado.L16])" office:value-type="percentage" office:value="0.211035456244161" calcext:value-type="percentage">
            <text:p>21,104%</text:p>
          </table:table-cell>
          <table:table-cell table:formula="of:=(ABS([$Registrado.M16] - [$Previsto.M16])/[$Registrado.M16])" office:value-type="percentage" office:value="0.235359515082274" calcext:value-type="percentage">
            <text:p>23,536%</text:p>
          </table:table-cell>
          <table:table-cell table:formula="of:=AVERAGE([.B16:.M16])" office:value-type="percentage" office:value="0.191243049991543" calcext:value-type="percentage">
            <text:p>19,124%</text:p>
          </table:table-cell>
          <table:table-cell table:formula="of:=STDEV([.B16:.M16])" office:value-type="percentage" office:value="0.0839651482841585" calcext:value-type="percentage">
            <text:p>8,40%</text:p>
          </table:table-cell>
          <table:table-cell table:formula="of:=ABS(SUM([$Registrado.B16:$Registrado.M16]) -SUM([$Previsto.B16:$Previsto.M16]))/SUM([$Registrado.B16:$Registrado.M16])" office:value-type="percentage" office:value="0.185819234222434" calcext:value-type="percentage">
            <text:p>18,582%</text:p>
          </table:table-cell>
          <table:table-cell table:formula="of:=COUNTIF([.B16:.M16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ná</text:p>
          </table:table-cell>
          <table:table-cell table:formula="of:=(ABS([$Registrado.B17] - [$Previsto.B17])/[$Registrado.B17])" office:value-type="percentage" office:value="0.042525635677521" calcext:value-type="percentage">
            <text:p>4,253%</text:p>
          </table:table-cell>
          <table:table-cell table:formula="of:=(ABS([$Registrado.C17] - [$Previsto.C17])/[$Registrado.C17])" office:value-type="percentage" office:value="0.160548159124587" calcext:value-type="percentage">
            <text:p>16,055%</text:p>
          </table:table-cell>
          <table:table-cell table:formula="of:=(ABS([$Registrado.D17] - [$Previsto.D17])/[$Registrado.D17])" office:value-type="percentage" office:value="0.0794500556293496" calcext:value-type="percentage">
            <text:p>7,945%</text:p>
          </table:table-cell>
          <table:table-cell table:formula="of:=(ABS([$Registrado.E17] - [$Previsto.E17])/[$Registrado.E17])" office:value-type="percentage" office:value="0.154961941350728" calcext:value-type="percentage">
            <text:p>15,496%</text:p>
          </table:table-cell>
          <table:table-cell table:formula="of:=(ABS([$Registrado.F17] - [$Previsto.F17])/[$Registrado.F17])" office:value-type="percentage" office:value="0.015077593089478" calcext:value-type="percentage">
            <text:p>1,508%</text:p>
          </table:table-cell>
          <table:table-cell table:formula="of:=(ABS([$Registrado.G17] - [$Previsto.G17])/[$Registrado.G17])" office:value-type="percentage" office:value="0.0922611140397117" calcext:value-type="percentage">
            <text:p>9,226%</text:p>
          </table:table-cell>
          <table:table-cell table:formula="of:=(ABS([$Registrado.H17] - [$Previsto.H17])/[$Registrado.H17])" office:value-type="percentage" office:value="0.0844129225683809" calcext:value-type="percentage">
            <text:p>8,441%</text:p>
          </table:table-cell>
          <table:table-cell table:formula="of:=(ABS([$Registrado.I17] - [$Previsto.I17])/[$Registrado.I17])" office:value-type="percentage" office:value="0.0929581984193543" calcext:value-type="percentage">
            <text:p>9,296%</text:p>
          </table:table-cell>
          <table:table-cell table:formula="of:=(ABS([$Registrado.J17] - [$Previsto.J17])/[$Registrado.J17])" office:value-type="percentage" office:value="0.0751212573866898" calcext:value-type="percentage">
            <text:p>7,512%</text:p>
          </table:table-cell>
          <table:table-cell table:formula="of:=(ABS([$Registrado.K17] - [$Previsto.K17])/[$Registrado.K17])" office:value-type="percentage" office:value="0.124508926155405" calcext:value-type="percentage">
            <text:p>12,451%</text:p>
          </table:table-cell>
          <table:table-cell table:formula="of:=(ABS([$Registrado.L17] - [$Previsto.L17])/[$Registrado.L17])" office:value-type="percentage" office:value="0.0749276137188544" calcext:value-type="percentage">
            <text:p>7,493%</text:p>
          </table:table-cell>
          <table:table-cell table:formula="of:=(ABS([$Registrado.M17] - [$Previsto.M17])/[$Registrado.M17])" office:value-type="percentage" office:value="0.206889234327875" calcext:value-type="percentage">
            <text:p>20,689%</text:p>
          </table:table-cell>
          <table:table-cell table:formula="of:=AVERAGE([.B17:.M17])" office:value-type="percentage" office:value="0.100303554290661" calcext:value-type="percentage">
            <text:p>10,030%</text:p>
          </table:table-cell>
          <table:table-cell table:formula="of:=STDEV([.B17:.M17])" office:value-type="percentage" office:value="0.0532995082391798" calcext:value-type="percentage">
            <text:p>5,33%</text:p>
          </table:table-cell>
          <table:table-cell table:formula="of:=ABS(SUM([$Registrado.B17:$Registrado.M17]) -SUM([$Previsto.B17:$Previsto.M17]))/SUM([$Registrado.B17:$Registrado.M17])" office:value-type="percentage" office:value="0.0346376237276592" calcext:value-type="percentage">
            <text:p>3,464%</text:p>
          </table:table-cell>
          <table:table-cell table:formula="of:=COUNTIF([.B17:.M17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ernambuco</text:p>
          </table:table-cell>
          <table:table-cell table:formula="of:=(ABS([$Registrado.B18] - [$Previsto.B18])/[$Registrado.B18])" office:value-type="percentage" office:value="0.0255453921419691" calcext:value-type="percentage">
            <text:p>2,555%</text:p>
          </table:table-cell>
          <table:table-cell table:formula="of:=(ABS([$Registrado.C18] - [$Previsto.C18])/[$Registrado.C18])" office:value-type="percentage" office:value="0.205814238290512" calcext:value-type="percentage">
            <text:p>20,581%</text:p>
          </table:table-cell>
          <table:table-cell table:formula="of:=(ABS([$Registrado.D18] - [$Previsto.D18])/[$Registrado.D18])" office:value-type="percentage" office:value="0.082608791512376" calcext:value-type="percentage">
            <text:p>8,261%</text:p>
          </table:table-cell>
          <table:table-cell table:formula="of:=(ABS([$Registrado.E18] - [$Previsto.E18])/[$Registrado.E18])" office:value-type="percentage" office:value="0.20571900537578" calcext:value-type="percentage">
            <text:p>20,572%</text:p>
          </table:table-cell>
          <table:table-cell table:formula="of:=(ABS([$Registrado.F18] - [$Previsto.F18])/[$Registrado.F18])" office:value-type="percentage" office:value="0.165692627711592" calcext:value-type="percentage">
            <text:p>16,569%</text:p>
          </table:table-cell>
          <table:table-cell table:formula="of:=(ABS([$Registrado.G18] - [$Previsto.G18])/[$Registrado.G18])" office:value-type="percentage" office:value="0.289761361599139" calcext:value-type="percentage">
            <text:p>28,976%</text:p>
          </table:table-cell>
          <table:table-cell table:formula="of:=(ABS([$Registrado.H18] - [$Previsto.H18])/[$Registrado.H18])" office:value-type="percentage" office:value="0.314598582121341" calcext:value-type="percentage">
            <text:p>31,460%</text:p>
          </table:table-cell>
          <table:table-cell table:formula="of:=(ABS([$Registrado.I18] - [$Previsto.I18])/[$Registrado.I18])" office:value-type="percentage" office:value="0.131219911475193" calcext:value-type="percentage">
            <text:p>13,122%</text:p>
          </table:table-cell>
          <table:table-cell table:formula="of:=(ABS([$Registrado.J18] - [$Previsto.J18])/[$Registrado.J18])" office:value-type="percentage" office:value="0.110909097980243" calcext:value-type="percentage">
            <text:p>11,091%</text:p>
          </table:table-cell>
          <table:table-cell table:formula="of:=(ABS([$Registrado.K18] - [$Previsto.K18])/[$Registrado.K18])" office:value-type="percentage" office:value="0.115873548075732" calcext:value-type="percentage">
            <text:p>11,587%</text:p>
          </table:table-cell>
          <table:table-cell table:formula="of:=(ABS([$Registrado.L18] - [$Previsto.L18])/[$Registrado.L18])" office:value-type="percentage" office:value="0.127115851900393" calcext:value-type="percentage">
            <text:p>12,712%</text:p>
          </table:table-cell>
          <table:table-cell table:formula="of:=(ABS([$Registrado.M18] - [$Previsto.M18])/[$Registrado.M18])" office:value-type="percentage" office:value="0.263654704284344" calcext:value-type="percentage">
            <text:p>26,365%</text:p>
          </table:table-cell>
          <table:table-cell table:formula="of:=AVERAGE([.B18:.M18])" office:value-type="percentage" office:value="0.169876092705718" calcext:value-type="percentage">
            <text:p>16,988%</text:p>
          </table:table-cell>
          <table:table-cell table:formula="of:=STDEV([.B18:.M18])" office:value-type="percentage" office:value="0.0878367926240784" calcext:value-type="percentage">
            <text:p>8,78%</text:p>
          </table:table-cell>
          <table:table-cell table:formula="of:=ABS(SUM([$Registrado.B18:$Registrado.M18]) -SUM([$Previsto.B18:$Previsto.M18]))/SUM([$Registrado.B18:$Registrado.M18])" office:value-type="percentage" office:value="0.139848932793294" calcext:value-type="percentage">
            <text:p>13,985%</text:p>
          </table:table-cell>
          <table:table-cell table:formula="of:=COUNTIF([.B18:.M18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iauí</text:p>
          </table:table-cell>
          <table:table-cell table:formula="of:=(ABS([$Registrado.B19] - [$Previsto.B19])/[$Registrado.B19])" office:value-type="percentage" office:value="0.0488865969411018" calcext:value-type="percentage">
            <text:p>4,889%</text:p>
          </table:table-cell>
          <table:table-cell table:formula="of:=(ABS([$Registrado.C19] - [$Previsto.C19])/[$Registrado.C19])" office:value-type="percentage" office:value="0.212670045374707" calcext:value-type="percentage">
            <text:p>21,267%</text:p>
          </table:table-cell>
          <table:table-cell table:formula="of:=(ABS([$Registrado.D19] - [$Previsto.D19])/[$Registrado.D19])" office:value-type="percentage" office:value="0.0638232310242341" calcext:value-type="percentage">
            <text:p>6,382%</text:p>
          </table:table-cell>
          <table:table-cell table:formula="of:=(ABS([$Registrado.E19] - [$Previsto.E19])/[$Registrado.E19])" office:value-type="percentage" office:value="0.246854969902631" calcext:value-type="percentage">
            <text:p>24,685%</text:p>
          </table:table-cell>
          <table:table-cell table:formula="of:=(ABS([$Registrado.F19] - [$Previsto.F19])/[$Registrado.F19])" office:value-type="percentage" office:value="0.125345452534664" calcext:value-type="percentage">
            <text:p>12,535%</text:p>
          </table:table-cell>
          <table:table-cell table:formula="of:=(ABS([$Registrado.G19] - [$Previsto.G19])/[$Registrado.G19])" office:value-type="percentage" office:value="0.163212715590125" calcext:value-type="percentage">
            <text:p>16,321%</text:p>
          </table:table-cell>
          <table:table-cell table:formula="of:=(ABS([$Registrado.H19] - [$Previsto.H19])/[$Registrado.H19])" office:value-type="percentage" office:value="0.101378314649665" calcext:value-type="percentage">
            <text:p>10,138%</text:p>
          </table:table-cell>
          <table:table-cell table:formula="of:=(ABS([$Registrado.I19] - [$Previsto.I19])/[$Registrado.I19])" office:value-type="percentage" office:value="0.124663813625057" calcext:value-type="percentage">
            <text:p>12,466%</text:p>
          </table:table-cell>
          <table:table-cell table:formula="of:=(ABS([$Registrado.J19] - [$Previsto.J19])/[$Registrado.J19])" office:value-type="percentage" office:value="0.16230021797914" calcext:value-type="percentage">
            <text:p>16,230%</text:p>
          </table:table-cell>
          <table:table-cell table:formula="of:=(ABS([$Registrado.K19] - [$Previsto.K19])/[$Registrado.K19])" office:value-type="percentage" office:value="0.181879749489753" calcext:value-type="percentage">
            <text:p>18,188%</text:p>
          </table:table-cell>
          <table:table-cell table:formula="of:=(ABS([$Registrado.L19] - [$Previsto.L19])/[$Registrado.L19])" office:value-type="percentage" office:value="0.212802488623436" calcext:value-type="percentage">
            <text:p>21,280%</text:p>
          </table:table-cell>
          <table:table-cell table:formula="of:=(ABS([$Registrado.M19] - [$Previsto.M19])/[$Registrado.M19])" office:value-type="percentage" office:value="0.280142732023039" calcext:value-type="percentage">
            <text:p>28,014%</text:p>
          </table:table-cell>
          <table:table-cell table:formula="of:=AVERAGE([.B19:.M19])" office:value-type="percentage" office:value="0.160330027313129" calcext:value-type="percentage">
            <text:p>16,033%</text:p>
          </table:table-cell>
          <table:table-cell table:formula="of:=STDEV([.B19:.M19])" office:value-type="percentage" office:value="0.0710413274444602" calcext:value-type="percentage">
            <text:p>7,10%</text:p>
          </table:table-cell>
          <table:table-cell table:formula="of:=ABS(SUM([$Registrado.B19:$Registrado.M19]) -SUM([$Previsto.B19:$Previsto.M19]))/SUM([$Registrado.B19:$Registrado.M19])" office:value-type="percentage" office:value="0.137574205274275" calcext:value-type="percentage">
            <text:p>13,757%</text:p>
          </table:table-cell>
          <table:table-cell table:formula="of:=COUNTIF([.B19:.M19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(ABS([$Registrado.B20] - [$Previsto.B20])/[$Registrado.B20])" office:value-type="percentage" office:value="0.0757996909646122" calcext:value-type="percentage">
            <text:p>7,580%</text:p>
          </table:table-cell>
          <table:table-cell table:formula="of:=(ABS([$Registrado.C20] - [$Previsto.C20])/[$Registrado.C20])" office:value-type="percentage" office:value="0.194047509851277" calcext:value-type="percentage">
            <text:p>19,405%</text:p>
          </table:table-cell>
          <table:table-cell table:formula="of:=(ABS([$Registrado.D20] - [$Previsto.D20])/[$Registrado.D20])" office:value-type="percentage" office:value="0.0523768491815669" calcext:value-type="percentage">
            <text:p>5,238%</text:p>
          </table:table-cell>
          <table:table-cell table:formula="of:=(ABS([$Registrado.E20] - [$Previsto.E20])/[$Registrado.E20])" office:value-type="percentage" office:value="0.24261357437425" calcext:value-type="percentage">
            <text:p>24,261%</text:p>
          </table:table-cell>
          <table:table-cell table:formula="of:=(ABS([$Registrado.F20] - [$Previsto.F20])/[$Registrado.F20])" office:value-type="percentage" office:value="0.118790948988419" calcext:value-type="percentage">
            <text:p>11,879%</text:p>
          </table:table-cell>
          <table:table-cell table:formula="of:=(ABS([$Registrado.G20] - [$Previsto.G20])/[$Registrado.G20])" office:value-type="percentage" office:value="0.166640333544477" calcext:value-type="percentage">
            <text:p>16,664%</text:p>
          </table:table-cell>
          <table:table-cell table:formula="of:=(ABS([$Registrado.H20] - [$Previsto.H20])/[$Registrado.H20])" office:value-type="percentage" office:value="0.00899572094163798" calcext:value-type="percentage">
            <text:p>0,900%</text:p>
          </table:table-cell>
          <table:table-cell table:formula="of:=(ABS([$Registrado.I20] - [$Previsto.I20])/[$Registrado.I20])" office:value-type="percentage" office:value="0.0167821026794035" calcext:value-type="percentage">
            <text:p>1,678%</text:p>
          </table:table-cell>
          <table:table-cell table:formula="of:=(ABS([$Registrado.J20] - [$Previsto.J20])/[$Registrado.J20])" office:value-type="percentage" office:value="0.00653727902230524" calcext:value-type="percentage">
            <text:p>0,654%</text:p>
          </table:table-cell>
          <table:table-cell table:formula="of:=(ABS([$Registrado.K20] - [$Previsto.K20])/[$Registrado.K20])" office:value-type="percentage" office:value="0.134982237072669" calcext:value-type="percentage">
            <text:p>13,498%</text:p>
          </table:table-cell>
          <table:table-cell table:formula="of:=(ABS([$Registrado.L20] - [$Previsto.L20])/[$Registrado.L20])" office:value-type="percentage" office:value="0.0159460266595082" calcext:value-type="percentage">
            <text:p>1,595%</text:p>
          </table:table-cell>
          <table:table-cell table:formula="of:=(ABS([$Registrado.M20] - [$Previsto.M20])/[$Registrado.M20])" office:value-type="percentage" office:value="0.0996616646104917" calcext:value-type="percentage">
            <text:p>9,966%</text:p>
          </table:table-cell>
          <table:table-cell table:formula="of:=AVERAGE([.B20:.M20])" office:value-type="percentage" office:value="0.0944311614908849" calcext:value-type="percentage">
            <text:p>9,443%</text:p>
          </table:table-cell>
          <table:table-cell table:formula="of:=STDEV([.B20:.M20])" office:value-type="percentage" office:value="0.0790226059122227" calcext:value-type="percentage">
            <text:p>7,90%</text:p>
          </table:table-cell>
          <table:table-cell table:formula="of:=ABS(SUM([$Registrado.B20:$Registrado.M20]) -SUM([$Previsto.B20:$Previsto.M20]))/SUM([$Registrado.B20:$Registrado.M20])" office:value-type="percentage" office:value="0.0745899710993563" calcext:value-type="percentage">
            <text:p>7,459%</text:p>
          </table:table-cell>
          <table:table-cell table:formula="of:=COUNTIF([.B20:.M20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(ABS([$Registrado.B21] - [$Previsto.B21])/[$Registrado.B21])" office:value-type="percentage" office:value="0.272944340072826" calcext:value-type="percentage">
            <text:p>27,294%</text:p>
          </table:table-cell>
          <table:table-cell table:formula="of:=(ABS([$Registrado.C21] - [$Previsto.C21])/[$Registrado.C21])" office:value-type="percentage" office:value="0.158577962162937" calcext:value-type="percentage">
            <text:p>15,858%</text:p>
          </table:table-cell>
          <table:table-cell table:formula="of:=(ABS([$Registrado.D21] - [$Previsto.D21])/[$Registrado.D21])" office:value-type="percentage" office:value="0.197891696241917" calcext:value-type="percentage">
            <text:p>19,789%</text:p>
          </table:table-cell>
          <table:table-cell table:formula="of:=(ABS([$Registrado.E21] - [$Previsto.E21])/[$Registrado.E21])" office:value-type="percentage" office:value="0.225731908676746" calcext:value-type="percentage">
            <text:p>22,573%</text:p>
          </table:table-cell>
          <table:table-cell table:formula="of:=(ABS([$Registrado.F21] - [$Previsto.F21])/[$Registrado.F21])" office:value-type="percentage" office:value="0.180589921887872" calcext:value-type="percentage">
            <text:p>18,059%</text:p>
          </table:table-cell>
          <table:table-cell table:formula="of:=(ABS([$Registrado.G21] - [$Previsto.G21])/[$Registrado.G21])" office:value-type="percentage" office:value="0.0254845003714711" calcext:value-type="percentage">
            <text:p>2,548%</text:p>
          </table:table-cell>
          <table:table-cell table:formula="of:=(ABS([$Registrado.H21] - [$Previsto.H21])/[$Registrado.H21])" office:value-type="percentage" office:value="0.120984105575257" calcext:value-type="percentage">
            <text:p>12,098%</text:p>
          </table:table-cell>
          <table:table-cell table:formula="of:=(ABS([$Registrado.I21] - [$Previsto.I21])/[$Registrado.I21])" office:value-type="percentage" office:value="0.00313922489484212" calcext:value-type="percentage">
            <text:p>0,314%</text:p>
          </table:table-cell>
          <table:table-cell table:formula="of:=(ABS([$Registrado.J21] - [$Previsto.J21])/[$Registrado.J21])" office:value-type="percentage" office:value="0.0864938822589948" calcext:value-type="percentage">
            <text:p>8,649%</text:p>
          </table:table-cell>
          <table:table-cell table:formula="of:=(ABS([$Registrado.K21] - [$Previsto.K21])/[$Registrado.K21])" office:value-type="percentage" office:value="0.0682175290390707" calcext:value-type="percentage">
            <text:p>6,822%</text:p>
          </table:table-cell>
          <table:table-cell table:formula="of:=(ABS([$Registrado.L21] - [$Previsto.L21])/[$Registrado.L21])" office:value-type="percentage" office:value="0.00434186163499814" calcext:value-type="percentage">
            <text:p>0,434%</text:p>
          </table:table-cell>
          <table:table-cell table:formula="of:=(ABS([$Registrado.M21] - [$Previsto.M21])/[$Registrado.M21])" office:value-type="percentage" office:value="0.118616169178975" calcext:value-type="percentage">
            <text:p>11,862%</text:p>
          </table:table-cell>
          <table:table-cell table:formula="of:=AVERAGE([.B21:.M21])" office:value-type="percentage" office:value="0.121917758499659" calcext:value-type="percentage">
            <text:p>12,192%</text:p>
          </table:table-cell>
          <table:table-cell table:formula="of:=STDEV([.B21:.M21])" office:value-type="percentage" office:value="0.0881769818025787" calcext:value-type="percentage">
            <text:p>8,82%</text:p>
          </table:table-cell>
          <table:table-cell table:formula="of:=ABS(SUM([$Registrado.B21:$Registrado.M21]) -SUM([$Previsto.B21:$Previsto.M21]))/SUM([$Registrado.B21:$Registrado.M21])" office:value-type="percentage" office:value="0.0884419235574369" calcext:value-type="percentage">
            <text:p>8,844%</text:p>
          </table:table-cell>
          <table:table-cell table:formula="of:=COUNTIF([.B21:.M21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(ABS([$Registrado.B22] - [$Previsto.B22])/[$Registrado.B22])" office:value-type="percentage" office:value="0.11461117477515" calcext:value-type="percentage">
            <text:p>11,461%</text:p>
          </table:table-cell>
          <table:table-cell table:formula="of:=(ABS([$Registrado.C22] - [$Previsto.C22])/[$Registrado.C22])" office:value-type="percentage" office:value="0.205290068662039" calcext:value-type="percentage">
            <text:p>20,529%</text:p>
          </table:table-cell>
          <table:table-cell table:formula="of:=(ABS([$Registrado.D22] - [$Previsto.D22])/[$Registrado.D22])" office:value-type="percentage" office:value="0.0026957961621955" calcext:value-type="percentage">
            <text:p>0,270%</text:p>
          </table:table-cell>
          <table:table-cell table:formula="of:=(ABS([$Registrado.E22] - [$Previsto.E22])/[$Registrado.E22])" office:value-type="percentage" office:value="0.280528081692195" calcext:value-type="percentage">
            <text:p>28,053%</text:p>
          </table:table-cell>
          <table:table-cell table:formula="of:=(ABS([$Registrado.F22] - [$Previsto.F22])/[$Registrado.F22])" office:value-type="percentage" office:value="0.133519515477793" calcext:value-type="percentage">
            <text:p>13,352%</text:p>
          </table:table-cell>
          <table:table-cell table:formula="of:=(ABS([$Registrado.G22] - [$Previsto.G22])/[$Registrado.G22])" office:value-type="percentage" office:value="0.242864812189936" calcext:value-type="percentage">
            <text:p>24,286%</text:p>
          </table:table-cell>
          <table:table-cell table:formula="of:=(ABS([$Registrado.H22] - [$Previsto.H22])/[$Registrado.H22])" office:value-type="percentage" office:value="0.298556676923077" calcext:value-type="percentage">
            <text:p>29,856%</text:p>
          </table:table-cell>
          <table:table-cell table:formula="of:=(ABS([$Registrado.I22] - [$Previsto.I22])/[$Registrado.I22])" office:value-type="percentage" office:value="0.0675465867621949" calcext:value-type="percentage">
            <text:p>6,755%</text:p>
          </table:table-cell>
          <table:table-cell table:formula="of:=(ABS([$Registrado.J22] - [$Previsto.J22])/[$Registrado.J22])" office:value-type="percentage" office:value="0.0638637381224814" calcext:value-type="percentage">
            <text:p>6,386%</text:p>
          </table:table-cell>
          <table:table-cell table:formula="of:=(ABS([$Registrado.K22] - [$Previsto.K22])/[$Registrado.K22])" office:value-type="percentage" office:value="0.260445862494854" calcext:value-type="percentage">
            <text:p>26,045%</text:p>
          </table:table-cell>
          <table:table-cell table:formula="of:=(ABS([$Registrado.L22] - [$Previsto.L22])/[$Registrado.L22])" office:value-type="percentage" office:value="0.307463804886033" calcext:value-type="percentage">
            <text:p>30,746%</text:p>
          </table:table-cell>
          <table:table-cell table:formula="of:=(ABS([$Registrado.M22] - [$Previsto.M22])/[$Registrado.M22])" office:value-type="percentage" office:value="0.310297385890405" calcext:value-type="percentage">
            <text:p>31,030%</text:p>
          </table:table-cell>
          <table:table-cell table:formula="of:=AVERAGE([.B22:.M22])" office:value-type="percentage" office:value="0.190640292003196" calcext:value-type="percentage">
            <text:p>19,064%</text:p>
          </table:table-cell>
          <table:table-cell table:formula="of:=STDEV([.B22:.M22])" office:value-type="percentage" office:value="0.10916911254139" calcext:value-type="percentage">
            <text:p>10,92%</text:p>
          </table:table-cell>
          <table:table-cell table:formula="of:=ABS(SUM([$Registrado.B22:$Registrado.M22]) -SUM([$Previsto.B22:$Previsto.M22]))/SUM([$Registrado.B22:$Registrado.M22])" office:value-type="percentage" office:value="0.181012453556325" calcext:value-type="percentage">
            <text:p>18,101%</text:p>
          </table:table-cell>
          <table:table-cell table:formula="of:=COUNTIF([.B22:.M22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ndônia</text:p>
          </table:table-cell>
          <table:table-cell table:formula="of:=(ABS([$Registrado.B23] - [$Previsto.B23])/[$Registrado.B23])" office:value-type="percentage" office:value="0.320752179034158" calcext:value-type="percentage">
            <text:p>32,075%</text:p>
          </table:table-cell>
          <table:table-cell table:formula="of:=(ABS([$Registrado.C23] - [$Previsto.C23])/[$Registrado.C23])" office:value-type="percentage" office:value="0.302056402130672" calcext:value-type="percentage">
            <text:p>30,206%</text:p>
          </table:table-cell>
          <table:table-cell table:formula="of:=(ABS([$Registrado.D23] - [$Previsto.D23])/[$Registrado.D23])" office:value-type="percentage" office:value="0.211392161232807" calcext:value-type="percentage">
            <text:p>21,139%</text:p>
          </table:table-cell>
          <table:table-cell table:formula="of:=(ABS([$Registrado.E23] - [$Previsto.E23])/[$Registrado.E23])" office:value-type="percentage" office:value="0.276175111925112" calcext:value-type="percentage">
            <text:p>27,618%</text:p>
          </table:table-cell>
          <table:table-cell table:formula="of:=(ABS([$Registrado.F23] - [$Previsto.F23])/[$Registrado.F23])" office:value-type="percentage" office:value="0.113802267789649" calcext:value-type="percentage">
            <text:p>11,380%</text:p>
          </table:table-cell>
          <table:table-cell table:formula="of:=(ABS([$Registrado.G23] - [$Previsto.G23])/[$Registrado.G23])" office:value-type="percentage" office:value="0.0172879284649776" calcext:value-type="percentage">
            <text:p>1,729%</text:p>
          </table:table-cell>
          <table:table-cell table:formula="of:=(ABS([$Registrado.H23] - [$Previsto.H23])/[$Registrado.H23])" office:value-type="percentage" office:value="0.0521260320274837" calcext:value-type="percentage">
            <text:p>5,213%</text:p>
          </table:table-cell>
          <table:table-cell table:formula="of:=(ABS([$Registrado.I23] - [$Previsto.I23])/[$Registrado.I23])" office:value-type="percentage" office:value="0.0888021430585581" calcext:value-type="percentage">
            <text:p>8,880%</text:p>
          </table:table-cell>
          <table:table-cell table:formula="of:=(ABS([$Registrado.J23] - [$Previsto.J23])/[$Registrado.J23])" office:value-type="percentage" office:value="0.00838809991988933" calcext:value-type="percentage">
            <text:p>0,839%</text:p>
          </table:table-cell>
          <table:table-cell table:formula="of:=(ABS([$Registrado.K23] - [$Previsto.K23])/[$Registrado.K23])" office:value-type="percentage" office:value="0.0926318246835615" calcext:value-type="percentage">
            <text:p>9,263%</text:p>
          </table:table-cell>
          <table:table-cell table:formula="of:=(ABS([$Registrado.L23] - [$Previsto.L23])/[$Registrado.L23])" office:value-type="percentage" office:value="0.174879887851582" calcext:value-type="percentage">
            <text:p>17,488%</text:p>
          </table:table-cell>
          <table:table-cell table:formula="of:=(ABS([$Registrado.M23] - [$Previsto.M23])/[$Registrado.M23])" office:value-type="percentage" office:value="0.555520690193629" calcext:value-type="percentage">
            <text:p>55,552%</text:p>
          </table:table-cell>
          <table:table-cell table:formula="of:=AVERAGE([.B23:.M23])" office:value-type="percentage" office:value="0.184484560692673" calcext:value-type="percentage">
            <text:p>18,448%</text:p>
          </table:table-cell>
          <table:table-cell table:formula="of:=STDEV([.B23:.M23])" office:value-type="percentage" office:value="0.159075376963606" calcext:value-type="percentage">
            <text:p>15,91%</text:p>
          </table:table-cell>
          <table:table-cell table:formula="of:=ABS(SUM([$Registrado.B23:$Registrado.M23]) -SUM([$Previsto.B23:$Previsto.M23]))/SUM([$Registrado.B23:$Registrado.M23])" office:value-type="percentage" office:value="0.145072013254214" calcext:value-type="percentage">
            <text:p>14,507%</text:p>
          </table:table-cell>
          <table:table-cell table:formula="of:=COUNTIF([.B23:.M23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raima</text:p>
          </table:table-cell>
          <table:table-cell table:formula="of:=(ABS([$Registrado.B24] - [$Previsto.B24])/[$Registrado.B24])" office:value-type="percentage" office:value="0.157612111874852" calcext:value-type="percentage">
            <text:p>15,761%</text:p>
          </table:table-cell>
          <table:table-cell table:formula="of:=(ABS([$Registrado.C24] - [$Previsto.C24])/[$Registrado.C24])" office:value-type="percentage" office:value="0.482642976971176" calcext:value-type="percentage">
            <text:p>48,264%</text:p>
          </table:table-cell>
          <table:table-cell table:formula="of:=(ABS([$Registrado.D24] - [$Previsto.D24])/[$Registrado.D24])" office:value-type="percentage" office:value="0.180115713587488" calcext:value-type="percentage">
            <text:p>18,012%</text:p>
          </table:table-cell>
          <table:table-cell table:formula="of:=(ABS([$Registrado.E24] - [$Previsto.E24])/[$Registrado.E24])" office:value-type="percentage" office:value="0.18305091448344" calcext:value-type="percentage">
            <text:p>18,305%</text:p>
          </table:table-cell>
          <table:table-cell table:formula="of:=(ABS([$Registrado.F24] - [$Previsto.F24])/[$Registrado.F24])" office:value-type="percentage" office:value="0.215964258262875" calcext:value-type="percentage">
            <text:p>21,596%</text:p>
          </table:table-cell>
          <table:table-cell table:formula="of:=(ABS([$Registrado.G24] - [$Previsto.G24])/[$Registrado.G24])" office:value-type="percentage" office:value="0.129371064536977" calcext:value-type="percentage">
            <text:p>12,937%</text:p>
          </table:table-cell>
          <table:table-cell table:formula="of:=(ABS([$Registrado.H24] - [$Previsto.H24])/[$Registrado.H24])" office:value-type="percentage" office:value="0.220719200311567" calcext:value-type="percentage">
            <text:p>22,072%</text:p>
          </table:table-cell>
          <table:table-cell table:formula="of:=(ABS([$Registrado.I24] - [$Previsto.I24])/[$Registrado.I24])" office:value-type="percentage" office:value="0.0526935015631979" calcext:value-type="percentage">
            <text:p>5,269%</text:p>
          </table:table-cell>
          <table:table-cell table:formula="of:=(ABS([$Registrado.J24] - [$Previsto.J24])/[$Registrado.J24])" office:value-type="percentage" office:value="0.0949004173429169" calcext:value-type="percentage">
            <text:p>9,490%</text:p>
          </table:table-cell>
          <table:table-cell table:formula="of:=(ABS([$Registrado.K24] - [$Previsto.K24])/[$Registrado.K24])" office:value-type="percentage" office:value="0.405969710467706" calcext:value-type="percentage">
            <text:p>40,597%</text:p>
          </table:table-cell>
          <table:table-cell table:formula="of:=(ABS([$Registrado.L24] - [$Previsto.L24])/[$Registrado.L24])" office:value-type="percentage" office:value="0.0355139176945748" calcext:value-type="percentage">
            <text:p>3,551%</text:p>
          </table:table-cell>
          <table:table-cell table:formula="of:=(ABS([$Registrado.M24] - [$Previsto.M24])/[$Registrado.M24])" office:value-type="percentage" office:value="0.101355570998379" calcext:value-type="percentage">
            <text:p>10,136%</text:p>
          </table:table-cell>
          <table:table-cell table:formula="of:=AVERAGE([.B24:.M24])" office:value-type="percentage" office:value="0.188325779841262" calcext:value-type="percentage">
            <text:p>18,833%</text:p>
          </table:table-cell>
          <table:table-cell table:formula="of:=STDEV([.B24:.M24])" office:value-type="percentage" office:value="0.134285525247484" calcext:value-type="percentage">
            <text:p>13,43%</text:p>
          </table:table-cell>
          <table:table-cell table:formula="of:=ABS(SUM([$Registrado.B24:$Registrado.M24]) -SUM([$Previsto.B24:$Previsto.M24]))/SUM([$Registrado.B24:$Registrado.M24])" office:value-type="percentage" office:value="0.14700642780502" calcext:value-type="percentage">
            <text:p>14,701%</text:p>
          </table:table-cell>
          <table:table-cell table:formula="of:=COUNTIF([.B24:.M24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(ABS([$Registrado.B25] - [$Previsto.B25])/[$Registrado.B25])" office:value-type="percentage" office:value="0.128861519691218" calcext:value-type="percentage">
            <text:p>12,886%</text:p>
          </table:table-cell>
          <table:table-cell table:formula="of:=(ABS([$Registrado.C25] - [$Previsto.C25])/[$Registrado.C25])" office:value-type="percentage" office:value="0.174539419713869" calcext:value-type="percentage">
            <text:p>17,454%</text:p>
          </table:table-cell>
          <table:table-cell table:formula="of:=(ABS([$Registrado.D25] - [$Previsto.D25])/[$Registrado.D25])" office:value-type="percentage" office:value="0.0381577832740763" calcext:value-type="percentage">
            <text:p>3,816%</text:p>
          </table:table-cell>
          <table:table-cell table:formula="of:=(ABS([$Registrado.E25] - [$Previsto.E25])/[$Registrado.E25])" office:value-type="percentage" office:value="0.176822619481251" calcext:value-type="percentage">
            <text:p>17,682%</text:p>
          </table:table-cell>
          <table:table-cell table:formula="of:=(ABS([$Registrado.F25] - [$Previsto.F25])/[$Registrado.F25])" office:value-type="percentage" office:value="0.0202160012182855" calcext:value-type="percentage">
            <text:p>2,022%</text:p>
          </table:table-cell>
          <table:table-cell table:formula="of:=(ABS([$Registrado.G25] - [$Previsto.G25])/[$Registrado.G25])" office:value-type="percentage" office:value="0.0329653914479229" calcext:value-type="percentage">
            <text:p>3,297%</text:p>
          </table:table-cell>
          <table:table-cell table:formula="of:=(ABS([$Registrado.H25] - [$Previsto.H25])/[$Registrado.H25])" office:value-type="percentage" office:value="0.0929654096443972" calcext:value-type="percentage">
            <text:p>9,297%</text:p>
          </table:table-cell>
          <table:table-cell table:formula="of:=(ABS([$Registrado.I25] - [$Previsto.I25])/[$Registrado.I25])" office:value-type="percentage" office:value="0.113755412762611" calcext:value-type="percentage">
            <text:p>11,376%</text:p>
          </table:table-cell>
          <table:table-cell table:formula="of:=(ABS([$Registrado.J25] - [$Previsto.J25])/[$Registrado.J25])" office:value-type="percentage" office:value="0.00584859086175476" calcext:value-type="percentage">
            <text:p>0,585%</text:p>
          </table:table-cell>
          <table:table-cell table:formula="of:=(ABS([$Registrado.K25] - [$Previsto.K25])/[$Registrado.K25])" office:value-type="percentage" office:value="0.0315911140045941" calcext:value-type="percentage">
            <text:p>3,159%</text:p>
          </table:table-cell>
          <table:table-cell table:formula="of:=(ABS([$Registrado.L25] - [$Previsto.L25])/[$Registrado.L25])" office:value-type="percentage" office:value="0.0846297833941861" calcext:value-type="percentage">
            <text:p>8,463%</text:p>
          </table:table-cell>
          <table:table-cell table:formula="of:=(ABS([$Registrado.M25] - [$Previsto.M25])/[$Registrado.M25])" office:value-type="percentage" office:value="0.174876600863898" calcext:value-type="percentage">
            <text:p>17,488%</text:p>
          </table:table-cell>
          <table:table-cell table:formula="of:=AVERAGE([.B25:.M25])" office:value-type="percentage" office:value="0.0896024705298386" calcext:value-type="percentage">
            <text:p>8,960%</text:p>
          </table:table-cell>
          <table:table-cell table:formula="of:=STDEV([.B25:.M25])" office:value-type="percentage" office:value="0.0641750575330493" calcext:value-type="percentage">
            <text:p>6,42%</text:p>
          </table:table-cell>
          <table:table-cell table:formula="of:=ABS(SUM([$Registrado.B25:$Registrado.M25]) -SUM([$Previsto.B25:$Previsto.M25]))/SUM([$Registrado.B25:$Registrado.M25])" office:value-type="percentage" office:value="0.015447847458524" calcext:value-type="percentage">
            <text:p>1,545%</text:p>
          </table:table-cell>
          <table:table-cell table:formula="of:=COUNTIF([.B25:.M25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ão Paulo</text:p>
          </table:table-cell>
          <table:table-cell table:formula="of:=(ABS([$Registrado.B26] - [$Previsto.B26])/[$Registrado.B26])" office:value-type="percentage" office:value="0.275627760797397" calcext:value-type="percentage">
            <text:p>27,563%</text:p>
          </table:table-cell>
          <table:table-cell table:formula="of:=(ABS([$Registrado.C26] - [$Previsto.C26])/[$Registrado.C26])" office:value-type="percentage" office:value="0.227421127699016" calcext:value-type="percentage">
            <text:p>22,742%</text:p>
          </table:table-cell>
          <table:table-cell table:formula="of:=(ABS([$Registrado.D26] - [$Previsto.D26])/[$Registrado.D26])" office:value-type="percentage" office:value="0.007196447943666" calcext:value-type="percentage">
            <text:p>0,720%</text:p>
          </table:table-cell>
          <table:table-cell table:formula="of:=(ABS([$Registrado.E26] - [$Previsto.E26])/[$Registrado.E26])" office:value-type="percentage" office:value="0.22945205989985" calcext:value-type="percentage">
            <text:p>22,945%</text:p>
          </table:table-cell>
          <table:table-cell table:formula="of:=(ABS([$Registrado.F26] - [$Previsto.F26])/[$Registrado.F26])" office:value-type="percentage" office:value="0.0659618363383235" calcext:value-type="percentage">
            <text:p>6,596%</text:p>
          </table:table-cell>
          <table:table-cell table:formula="of:=(ABS([$Registrado.G26] - [$Previsto.G26])/[$Registrado.G26])" office:value-type="percentage" office:value="0.10093975772437" calcext:value-type="percentage">
            <text:p>10,094%</text:p>
          </table:table-cell>
          <table:table-cell table:formula="of:=(ABS([$Registrado.H26] - [$Previsto.H26])/[$Registrado.H26])" office:value-type="percentage" office:value="0.021553569801011" calcext:value-type="percentage">
            <text:p>2,155%</text:p>
          </table:table-cell>
          <table:table-cell table:formula="of:=(ABS([$Registrado.I26] - [$Previsto.I26])/[$Registrado.I26])" office:value-type="percentage" office:value="0.00790786886154998" calcext:value-type="percentage">
            <text:p>0,791%</text:p>
          </table:table-cell>
          <table:table-cell table:formula="of:=(ABS([$Registrado.J26] - [$Previsto.J26])/[$Registrado.J26])" office:value-type="percentage" office:value="0.067311935026061" calcext:value-type="percentage">
            <text:p>6,731%</text:p>
          </table:table-cell>
          <table:table-cell table:formula="of:=(ABS([$Registrado.K26] - [$Previsto.K26])/[$Registrado.K26])" office:value-type="percentage" office:value="0.168910367869443" calcext:value-type="percentage">
            <text:p>16,891%</text:p>
          </table:table-cell>
          <table:table-cell table:formula="of:=(ABS([$Registrado.L26] - [$Previsto.L26])/[$Registrado.L26])" office:value-type="percentage" office:value="0.155962934613373" calcext:value-type="percentage">
            <text:p>15,596%</text:p>
          </table:table-cell>
          <table:table-cell table:formula="of:=(ABS([$Registrado.M26] - [$Previsto.M26])/[$Registrado.M26])" office:value-type="percentage" office:value="0.305230376592637" calcext:value-type="percentage">
            <text:p>30,523%</text:p>
          </table:table-cell>
          <table:table-cell table:formula="of:=AVERAGE([.B26:.M26])" office:value-type="percentage" office:value="0.136123003597225" calcext:value-type="percentage">
            <text:p>13,612%</text:p>
          </table:table-cell>
          <table:table-cell table:formula="of:=STDEV([.B26:.M26])" office:value-type="percentage" office:value="0.106025692102488" calcext:value-type="percentage">
            <text:p>10,60%</text:p>
          </table:table-cell>
          <table:table-cell table:formula="of:=ABS(SUM([$Registrado.B26:$Registrado.M26]) -SUM([$Previsto.B26:$Previsto.M26]))/SUM([$Registrado.B26:$Registrado.M26])" office:value-type="percentage" office:value="0.125509810504632" calcext:value-type="percentage">
            <text:p>12,551%</text:p>
          </table:table-cell>
          <table:table-cell table:formula="of:=COUNTIF([.B26:.M26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ergipe</text:p>
          </table:table-cell>
          <table:table-cell table:formula="of:=(ABS([$Registrado.B27] - [$Previsto.B27])/[$Registrado.B27])" office:value-type="percentage" office:value="0.0834370962641731" calcext:value-type="percentage">
            <text:p>8,344%</text:p>
          </table:table-cell>
          <table:table-cell table:formula="of:=(ABS([$Registrado.C27] - [$Previsto.C27])/[$Registrado.C27])" office:value-type="percentage" office:value="0.272071848638867" calcext:value-type="percentage">
            <text:p>27,207%</text:p>
          </table:table-cell>
          <table:table-cell table:formula="of:=(ABS([$Registrado.D27] - [$Previsto.D27])/[$Registrado.D27])" office:value-type="percentage" office:value="0.0247390661446185" calcext:value-type="percentage">
            <text:p>2,474%</text:p>
          </table:table-cell>
          <table:table-cell table:formula="of:=(ABS([$Registrado.E27] - [$Previsto.E27])/[$Registrado.E27])" office:value-type="percentage" office:value="0.190514256592531" calcext:value-type="percentage">
            <text:p>19,051%</text:p>
          </table:table-cell>
          <table:table-cell table:formula="of:=(ABS([$Registrado.F27] - [$Previsto.F27])/[$Registrado.F27])" office:value-type="percentage" office:value="0.0930968500235074" calcext:value-type="percentage">
            <text:p>9,310%</text:p>
          </table:table-cell>
          <table:table-cell table:formula="of:=(ABS([$Registrado.G27] - [$Previsto.G27])/[$Registrado.G27])" office:value-type="percentage" office:value="0.282257627815464" calcext:value-type="percentage">
            <text:p>28,226%</text:p>
          </table:table-cell>
          <table:table-cell table:formula="of:=(ABS([$Registrado.H27] - [$Previsto.H27])/[$Registrado.H27])" office:value-type="percentage" office:value="0.23656922098745" calcext:value-type="percentage">
            <text:p>23,657%</text:p>
          </table:table-cell>
          <table:table-cell table:formula="of:=(ABS([$Registrado.I27] - [$Previsto.I27])/[$Registrado.I27])" office:value-type="percentage" office:value="0.202286893785487" calcext:value-type="percentage">
            <text:p>20,229%</text:p>
          </table:table-cell>
          <table:table-cell table:formula="of:=(ABS([$Registrado.J27] - [$Previsto.J27])/[$Registrado.J27])" office:value-type="percentage" office:value="0.317291890831652" calcext:value-type="percentage">
            <text:p>31,729%</text:p>
          </table:table-cell>
          <table:table-cell table:formula="of:=(ABS([$Registrado.K27] - [$Previsto.K27])/[$Registrado.K27])" office:value-type="percentage" office:value="0.126751734955794" calcext:value-type="percentage">
            <text:p>12,675%</text:p>
          </table:table-cell>
          <table:table-cell table:formula="of:=(ABS([$Registrado.L27] - [$Previsto.L27])/[$Registrado.L27])" office:value-type="percentage" office:value="0.198204012539185" calcext:value-type="percentage">
            <text:p>19,820%</text:p>
          </table:table-cell>
          <table:table-cell table:formula="of:=(ABS([$Registrado.M27] - [$Previsto.M27])/[$Registrado.M27])" office:value-type="percentage" office:value="0.23260037451262" calcext:value-type="percentage">
            <text:p>23,260%</text:p>
          </table:table-cell>
          <table:table-cell table:formula="of:=AVERAGE([.B27:.M27])" office:value-type="percentage" office:value="0.188318406090946" calcext:value-type="percentage">
            <text:p>18,832%</text:p>
          </table:table-cell>
          <table:table-cell table:formula="of:=STDEV([.B27:.M27])" office:value-type="percentage" office:value="0.0892778935856736" calcext:value-type="percentage">
            <text:p>8,93%</text:p>
          </table:table-cell>
          <table:table-cell table:formula="of:=ABS(SUM([$Registrado.B27:$Registrado.M27]) -SUM([$Previsto.B27:$Previsto.M27]))/SUM([$Registrado.B27:$Registrado.M27])" office:value-type="percentage" office:value="0.175914077785681" calcext:value-type="percentage">
            <text:p>17,591%</text:p>
          </table:table-cell>
          <table:table-cell table:formula="of:=COUNTIF([.B27:.M27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Tocantins</text:p>
          </table:table-cell>
          <table:table-cell table:formula="of:=(ABS([$Registrado.B28] - [$Previsto.B28])/[$Registrado.B28])" office:value-type="percentage" office:value="0.0656262473397967" calcext:value-type="percentage">
            <text:p>6,563%</text:p>
          </table:table-cell>
          <table:table-cell table:formula="of:=(ABS([$Registrado.C28] - [$Previsto.C28])/[$Registrado.C28])" office:value-type="percentage" office:value="0.185517417941812" calcext:value-type="percentage">
            <text:p>18,552%</text:p>
          </table:table-cell>
          <table:table-cell table:formula="of:=(ABS([$Registrado.D28] - [$Previsto.D28])/[$Registrado.D28])" office:value-type="percentage" office:value="0.0396148723373564" calcext:value-type="percentage">
            <text:p>3,961%</text:p>
          </table:table-cell>
          <table:table-cell table:formula="of:=(ABS([$Registrado.E28] - [$Previsto.E28])/[$Registrado.E28])" office:value-type="percentage" office:value="0.167231183542019" calcext:value-type="percentage">
            <text:p>16,723%</text:p>
          </table:table-cell>
          <table:table-cell table:formula="of:=(ABS([$Registrado.F28] - [$Previsto.F28])/[$Registrado.F28])" office:value-type="percentage" office:value="0.00343508406618971" calcext:value-type="percentage">
            <text:p>0,344%</text:p>
          </table:table-cell>
          <table:table-cell table:formula="of:=(ABS([$Registrado.G28] - [$Previsto.G28])/[$Registrado.G28])" office:value-type="percentage" office:value="0.176219067715327" calcext:value-type="percentage">
            <text:p>17,622%</text:p>
          </table:table-cell>
          <table:table-cell table:formula="of:=(ABS([$Registrado.H28] - [$Previsto.H28])/[$Registrado.H28])" office:value-type="percentage" office:value="0.1595258367972" calcext:value-type="percentage">
            <text:p>15,953%</text:p>
          </table:table-cell>
          <table:table-cell table:formula="of:=(ABS([$Registrado.I28] - [$Previsto.I28])/[$Registrado.I28])" office:value-type="percentage" office:value="0.20793832850496" calcext:value-type="percentage">
            <text:p>20,794%</text:p>
          </table:table-cell>
          <table:table-cell table:formula="of:=(ABS([$Registrado.J28] - [$Previsto.J28])/[$Registrado.J28])" office:value-type="percentage" office:value="0.211597773917813" calcext:value-type="percentage">
            <text:p>21,160%</text:p>
          </table:table-cell>
          <table:table-cell table:formula="of:=(ABS([$Registrado.K28] - [$Previsto.K28])/[$Registrado.K28])" office:value-type="percentage" office:value="0.0331936400708489" calcext:value-type="percentage">
            <text:p>3,319%</text:p>
          </table:table-cell>
          <table:table-cell table:formula="of:=(ABS([$Registrado.L28] - [$Previsto.L28])/[$Registrado.L28])" office:value-type="percentage" office:value="0.175866808489828" calcext:value-type="percentage">
            <text:p>17,587%</text:p>
          </table:table-cell>
          <table:table-cell table:formula="of:=(ABS([$Registrado.M28] - [$Previsto.M28])/[$Registrado.M28])" office:value-type="percentage" office:value="0.319076102680471" calcext:value-type="percentage">
            <text:p>31,908%</text:p>
          </table:table-cell>
          <table:table-cell table:formula="of:=AVERAGE([.B28:.M28])" office:value-type="percentage" office:value="0.145403530283635" calcext:value-type="percentage">
            <text:p>14,540%</text:p>
          </table:table-cell>
          <table:table-cell table:formula="of:=STDEV([.B28:.M28])" office:value-type="percentage" office:value="0.0919084594613329" calcext:value-type="percentage">
            <text:p>9,19%</text:p>
          </table:table-cell>
          <table:table-cell table:formula="of:=ABS(SUM([$Registrado.B28:$Registrado.M28]) -SUM([$Previsto.B28:$Previsto.M28]))/SUM([$Registrado.B28:$Registrado.M28])" office:value-type="percentage" office:value="0.13330956883283" calcext:value-type="percentage">
            <text:p>13,331%</text:p>
          </table:table-cell>
          <table:table-cell table:formula="of:=COUNTIF([.B28:.M28]; &quot;&lt;0,05&quot;)" office:value-type="float" office:value="3" calcext:value-type="float">
            <text:p>3</text:p>
          </table:table-cell>
          <table:table-cell/>
          <table:table-cell table:style-name="ce53"/>
          <table:table-cell table:number-columns-repeated="970"/>
        </table:table-row>
        <table:table-row table:style-name="ro2">
          <table:table-cell table:style-name="Default" table:number-columns-repeated="989"/>
        </table:table-row>
        <table:table-row table:style-name="ro2">
          <table:table-cell table:style-name="ce10" table:number-columns-repeated="13"/>
          <table:table-cell table:style-name="ce10" office:value-type="string" calcext:value-type="string">
            <text:p>MAPE Total</text:p>
          </table:table-cell>
          <table:table-cell table:style-name="ce52" office:value-type="string" calcext:value-type="string">
            <text:p>Media Desv. Padrão </text:p>
          </table:table-cell>
          <table:table-cell table:style-name="ce10" office:value-type="string" calcext:value-type="string">
            <text:p>Media Erro Cim. Total</text:p>
          </table:table-cell>
          <table:table-cell table:style-name="ce10" office:value-type="string" calcext:value-type="string">
            <text:p>Erro total ton. Brasil</text:p>
          </table:table-cell>
          <table:table-cell table:style-name="Default" table:number-columns-repeated="972"/>
        </table:table-row>
        <table:table-row table:style-name="ro3">
          <table:table-cell table:style-name="ce12" office:value-type="string" calcext:value-type="string">
            <text:p>Média (Ano)</text:p>
          </table:table-cell>
          <table:table-cell table:style-name="ce20" table:formula="of:=AVERAGE([.B2:.B28])" office:value-type="percentage" office:value="0.100749309565292" calcext:value-type="percentage">
            <text:p>10,07%</text:p>
          </table:table-cell>
          <table:table-cell table:style-name="ce20" table:formula="of:=AVERAGE([.C2:.C28])" office:value-type="percentage" office:value="0.267286484390113" calcext:value-type="percentage">
            <text:p>26,73%</text:p>
          </table:table-cell>
          <table:table-cell table:style-name="ce20" table:formula="of:=AVERAGE([.D2:.D28])" office:value-type="percentage" office:value="0.0838650661939066" calcext:value-type="percentage">
            <text:p>8,39%</text:p>
          </table:table-cell>
          <table:table-cell table:style-name="ce20" table:formula="of:=AVERAGE([.E2:.E28])" office:value-type="percentage" office:value="0.248441188872328" calcext:value-type="percentage">
            <text:p>24,84%</text:p>
          </table:table-cell>
          <table:table-cell table:style-name="ce20" table:formula="of:=AVERAGE([.F2:.F28])" office:value-type="percentage" office:value="0.102995685032093" calcext:value-type="percentage">
            <text:p>10,30%</text:p>
          </table:table-cell>
          <table:table-cell table:style-name="ce20" table:formula="of:=AVERAGE([.G2:.G28])" office:value-type="percentage" office:value="0.132039623203738" calcext:value-type="percentage">
            <text:p>13,20%</text:p>
          </table:table-cell>
          <table:table-cell table:style-name="ce20" table:formula="of:=AVERAGE([.H2:.H28])" office:value-type="percentage" office:value="0.133664885916582" calcext:value-type="percentage">
            <text:p>13,37%</text:p>
          </table:table-cell>
          <table:table-cell table:style-name="ce20" table:formula="of:=AVERAGE([.I2:.I28])" office:value-type="percentage" office:value="0.107488393151809" calcext:value-type="percentage">
            <text:p>10,75%</text:p>
          </table:table-cell>
          <table:table-cell table:style-name="ce20" table:formula="of:=AVERAGE([.J2:.J28])" office:value-type="percentage" office:value="0.130509459519841" calcext:value-type="percentage">
            <text:p>13,05%</text:p>
          </table:table-cell>
          <table:table-cell table:style-name="ce20" table:formula="of:=AVERAGE([.K2:.K28])" office:value-type="percentage" office:value="0.122256987003374" calcext:value-type="percentage">
            <text:p>12,23%</text:p>
          </table:table-cell>
          <table:table-cell table:style-name="ce20" table:formula="of:=AVERAGE([.L2:.L28])" office:value-type="percentage" office:value="0.14074129511279" calcext:value-type="percentage">
            <text:p>14,07%</text:p>
          </table:table-cell>
          <table:table-cell table:style-name="ce20" table:formula="of:=AVERAGE([.M2:.M28])" office:value-type="percentage" office:value="0.225599427376376" calcext:value-type="percentage">
            <text:p>22,56%</text:p>
          </table:table-cell>
          <table:table-cell table:style-name="ce28" table:formula="of:=AVERAGE([.B2:.M28])" office:value-type="percentage" office:value="0.149636483778187" calcext:value-type="percentage">
            <text:p>14,964%</text:p>
          </table:table-cell>
          <table:table-cell table:style-name="ce20" table:formula="of:=AVERAGE([.O2:.O28])" office:value-type="percentage" office:value="0.109671040961194" calcext:value-type="percentage">
            <text:p>10,97%</text:p>
          </table:table-cell>
          <table:table-cell table:style-name="ce20" table:formula="of:=AVERAGE([.P2:.P28])" office:value-type="percentage" office:value="0.110333586330412" calcext:value-type="percentage">
            <text:p>11,03%</text:p>
          </table:table-cell>
          <table:table-cell table:style-name="ce21" table:formula="of:=ABS(SUM([$Registrado.B2:$Registrado.M28]) -SUM([$Previsto.B2:$Previsto.M28]))/SUM([$Registrado.B2:$Registrado.M28])" office:value-type="percentage" office:value="0.0848899142395377" calcext:value-type="percentage">
            <text:p>8,49%</text:p>
          </table:table-cell>
          <table:table-cell table:style-name="Default" table:number-columns-repeated="972"/>
        </table:table-row>
        <table:table-row table:style-name="ro1">
          <table:table-cell table:style-name="ce14" office:value-type="string" calcext:value-type="string">
            <text:p>Desvio Padrão</text:p>
          </table:table-cell>
          <table:table-cell table:style-name="ce21" table:formula="of:=STDEV([.B2:.B28])" office:value-type="percentage" office:value="0.0896861206882619" calcext:value-type="percentage">
            <text:p>8,97%</text:p>
          </table:table-cell>
          <table:table-cell table:style-name="ce21" table:formula="of:=STDEV([.C2:.C28])" office:value-type="percentage" office:value="0.114222582778255" calcext:value-type="percentage">
            <text:p>11,42%</text:p>
          </table:table-cell>
          <table:table-cell table:style-name="ce21" table:formula="of:=STDEV([.D2:.D28])" office:value-type="percentage" office:value="0.0610335622961141" calcext:value-type="percentage">
            <text:p>6,10%</text:p>
          </table:table-cell>
          <table:table-cell table:style-name="ce21" table:formula="of:=STDEV([.E2:.E28])" office:value-type="percentage" office:value="0.172409965373742" calcext:value-type="percentage">
            <text:p>17,24%</text:p>
          </table:table-cell>
          <table:table-cell table:style-name="ce21" table:formula="of:=STDEV([.F2:.F28])" office:value-type="percentage" office:value="0.0650285483940107" calcext:value-type="percentage">
            <text:p>6,50%</text:p>
          </table:table-cell>
          <table:table-cell table:style-name="ce21" table:formula="of:=STDEV([.G2:.G28])" office:value-type="percentage" office:value="0.114630371606285" calcext:value-type="percentage">
            <text:p>11,46%</text:p>
          </table:table-cell>
          <table:table-cell table:style-name="ce21" table:formula="of:=STDEV([.H2:.H28])" office:value-type="percentage" office:value="0.133436893741318" calcext:value-type="percentage">
            <text:p>13,34%</text:p>
          </table:table-cell>
          <table:table-cell table:style-name="ce21" table:formula="of:=STDEV([.I2:.I28])" office:value-type="percentage" office:value="0.0826624868509678" calcext:value-type="percentage">
            <text:p>8,27%</text:p>
          </table:table-cell>
          <table:table-cell table:style-name="ce21" table:formula="of:=STDEV([.J2:.J28])" office:value-type="percentage" office:value="0.138563800128489" calcext:value-type="percentage">
            <text:p>13,86%</text:p>
          </table:table-cell>
          <table:table-cell table:style-name="ce21" table:formula="of:=STDEV([.K2:.K28])" office:value-type="percentage" office:value="0.0876997547715287" calcext:value-type="percentage">
            <text:p>8,77%</text:p>
          </table:table-cell>
          <table:table-cell table:style-name="ce21" table:formula="of:=STDEV([.L2:.L28])" office:value-type="percentage" office:value="0.0918141849559981" calcext:value-type="percentage">
            <text:p>9,18%</text:p>
          </table:table-cell>
          <table:table-cell table:style-name="ce21" table:formula="of:=STDEV([.M2:.M28])" office:value-type="percentage" office:value="0.106088775298351" calcext:value-type="percentage">
            <text:p>10,61%</text:p>
          </table:table-cell>
          <table:table-cell table:style-name="ce27" table:formula="of:=AVERAGE([.D32:.M32])" office:value-type="percentage" office:value="0.10533683434168" calcext:value-type="percentage">
            <text:p>10,534%</text:p>
          </table:table-cell>
          <table:table-cell table:style-name="ce30" table:number-columns-repeated="3"/>
          <table:table-cell table:style-name="Default" table:number-columns-repeated="972"/>
        </table:table-row>
        <table:table-row table:style-name="ro2">
          <table:table-cell table:style-name="ce15" office:value-type="string" calcext:value-type="string">
            <text:p>&lt; 5%</text:p>
          </table:table-cell>
          <table:table-cell table:style-name="ce15" table:formula="of:=COUNTIF([.B2:.B28]; &quot;&lt;0,05&quot;)" office:value-type="float" office:value="10" calcext:value-type="float">
            <text:p>10</text:p>
          </table:table-cell>
          <table:table-cell table:style-name="ce15" table:formula="of:=COUNTIF([.C2:.C28]; &quot;&lt;0,05&quot;)" office:value-type="float" office:value="1" calcext:value-type="float">
            <text:p>1</text:p>
          </table:table-cell>
          <table:table-cell table:style-name="ce15" table:formula="of:=COUNTIF([.D2:.D28]; &quot;&lt;0,05&quot;)" office:value-type="float" office:value="10" calcext:value-type="float">
            <text:p>10</text:p>
          </table:table-cell>
          <table:table-cell table:style-name="ce15" table:formula="of:=COUNTIF([.E2:.E28]; &quot;&lt;0,05&quot;)" office:value-type="float" office:value="0" calcext:value-type="float">
            <text:p>0</text:p>
          </table:table-cell>
          <table:table-cell table:style-name="ce15" table:formula="of:=COUNTIF([.F2:.F28]; &quot;&lt;0,05&quot;)" office:value-type="float" office:value="7" calcext:value-type="float">
            <text:p>7</text:p>
          </table:table-cell>
          <table:table-cell table:style-name="ce15" table:formula="of:=COUNTIF([.G2:.G28]; &quot;&lt;0,05&quot;)" office:value-type="float" office:value="8" calcext:value-type="float">
            <text:p>8</text:p>
          </table:table-cell>
          <table:table-cell table:style-name="ce15" table:formula="of:=COUNTIF([.H2:.H28]; &quot;&lt;0,05&quot;)" office:value-type="float" office:value="6" calcext:value-type="float">
            <text:p>6</text:p>
          </table:table-cell>
          <table:table-cell table:style-name="ce15" table:formula="of:=COUNTIF([.I2:.I28]; &quot;&lt;0,05&quot;)" office:value-type="float" office:value="6" calcext:value-type="float">
            <text:p>6</text:p>
          </table:table-cell>
          <table:table-cell table:style-name="ce15" table:formula="of:=COUNTIF([.J2:.J28]; &quot;&lt;0,05&quot;)" office:value-type="float" office:value="5" calcext:value-type="float">
            <text:p>5</text:p>
          </table:table-cell>
          <table:table-cell table:style-name="ce15" table:formula="of:=COUNTIF([.K2:.K28]; &quot;&lt;0,05&quot;)" office:value-type="float" office:value="5" calcext:value-type="float">
            <text:p>5</text:p>
          </table:table-cell>
          <table:table-cell table:style-name="ce15" table:formula="of:=COUNTIF([.L2:.L28]; &quot;&lt;0,05&quot;)" office:value-type="float" office:value="6" calcext:value-type="float">
            <text:p>6</text:p>
          </table:table-cell>
          <table:table-cell table:style-name="ce15" table:formula="of:=COUNTIF([.M2:.M28]; &quot;&lt;0,05&quot;)" office:value-type="float" office:value="0" calcext:value-type="float">
            <text:p>0</text:p>
          </table:table-cell>
          <table:table-cell table:style-name="ce29" table:formula="of:=CONCATENATE(AVERAGE([.B33:.M33]); &quot;/27&quot;)" office:value-type="string" office:string-value="5,33333333333333/27" calcext:value-type="string">
            <text:p>5,33333333333333/27</text:p>
          </table:table-cell>
          <table:table-cell table:number-columns-repeated="2" table:style-name="ce10" office:value-type="string" calcext:value-type="string">
            <text:p>Total &lt; 5%</text:p>
          </table:table-cell>
          <table:table-cell table:style-name="ce10" office:value-type="string" calcext:value-type="string">
            <text:p>Total % &lt; 5%</text:p>
          </table:table-cell>
          <table:table-cell table:style-name="Default" table:number-columns-repeated="972"/>
        </table:table-row>
        <table:table-row table:style-name="ro3">
          <table:table-cell table:style-name="ce15" office:value-type="string" calcext:value-type="string">
            <text:p>% do Erro Total Brasil</text:p>
          </table:table-cell>
          <table:table-cell table:style-name="ce20" table:formula="of:=(ABS(SUM([$Registrado.B2:$Registrado.B28]) -SUM([$Previsto.B2:$Previsto.B28])))/SUM([$Registrado.B2:$Registrado.B28])" office:value-type="percentage" office:value="0.086968591561288" calcext:value-type="percentage">
            <text:p>8,70%</text:p>
          </table:table-cell>
          <table:table-cell table:style-name="ce20" table:formula="of:=(ABS(SUM([$Registrado.C2:$Registrado.C28]) -SUM([$Previsto.C2:$Previsto.C28])))/SUM([$Registrado.C2:$Registrado.C28])" office:value-type="percentage" office:value="0.226508382902714" calcext:value-type="percentage">
            <text:p>22,65%</text:p>
          </table:table-cell>
          <table:table-cell table:style-name="ce20" table:formula="of:=(ABS(SUM([$Registrado.D2:$Registrado.D28]) -SUM([$Previsto.D2:$Previsto.D28])))/SUM([$Registrado.D2:$Registrado.D28])" office:value-type="percentage" office:value="0.0104835433280635" calcext:value-type="percentage">
            <text:p>1,05%</text:p>
          </table:table-cell>
          <table:table-cell table:style-name="ce20" table:formula="of:=(ABS(SUM([$Registrado.E2:$Registrado.E28]) -SUM([$Previsto.E2:$Previsto.E28])))/SUM([$Registrado.E2:$Registrado.E28])" office:value-type="percentage" office:value="0.193239294706054" calcext:value-type="percentage">
            <text:p>19,32%</text:p>
          </table:table-cell>
          <table:table-cell table:style-name="ce20" table:formula="of:=(ABS(SUM([$Registrado.F2:$Registrado.F28]) -SUM([$Previsto.F2:$Previsto.F28])))/SUM([$Registrado.F2:$Registrado.F28])" office:value-type="percentage" office:value="0.0526088753013766" calcext:value-type="percentage">
            <text:p>5,26%</text:p>
          </table:table-cell>
          <table:table-cell table:style-name="ce20" table:formula="of:=(ABS(SUM([$Registrado.G2:$Registrado.G28]) -SUM([$Previsto.G2:$Previsto.G28])))/SUM([$Registrado.G2:$Registrado.G28])" office:value-type="percentage" office:value="0.0939050589440763" calcext:value-type="percentage">
            <text:p>9,39%</text:p>
          </table:table-cell>
          <table:table-cell table:style-name="ce20" table:formula="of:=(ABS(SUM([$Registrado.H2:$Registrado.H28]) -SUM([$Previsto.H2:$Previsto.H28])))/SUM([$Registrado.H2:$Registrado.H28])" office:value-type="percentage" office:value="0.0344819871130562" calcext:value-type="percentage">
            <text:p>3,45%</text:p>
          </table:table-cell>
          <table:table-cell table:style-name="ce20" table:formula="of:=(ABS(SUM([$Registrado.I2:$Registrado.I28]) -SUM([$Previsto.I2:$Previsto.I28])))/SUM([$Registrado.I2:$Registrado.I28])" office:value-type="percentage" office:value="0.00883325966967395" calcext:value-type="percentage">
            <text:p>0,88%</text:p>
          </table:table-cell>
          <table:table-cell table:style-name="ce20" table:formula="of:=(ABS(SUM([$Registrado.J2:$Registrado.J28]) -SUM([$Previsto.J2:$Previsto.J28])))/SUM([$Registrado.J2:$Registrado.J28])" office:value-type="percentage" office:value="0.0427187386705123" calcext:value-type="percentage">
            <text:p>4,27%</text:p>
          </table:table-cell>
          <table:table-cell table:style-name="ce20" table:formula="of:=(ABS(SUM([$Registrado.K2:$Registrado.K28]) -SUM([$Previsto.K2:$Previsto.K28])))/SUM([$Registrado.K2:$Registrado.K28])" office:value-type="percentage" office:value="0.0722021325624112" calcext:value-type="percentage">
            <text:p>7,22%</text:p>
          </table:table-cell>
          <table:table-cell table:style-name="ce20" table:formula="of:=(ABS(SUM([$Registrado.L2:$Registrado.L28]) -SUM([$Previsto.L2:$Previsto.L28])))/SUM([$Registrado.L2:$Registrado.L28])" office:value-type="percentage" office:value="0.0865043717675607" calcext:value-type="percentage">
            <text:p>8,65%</text:p>
          </table:table-cell>
          <table:table-cell table:style-name="ce20" table:formula="of:=(ABS(SUM([$Registrado.M2:$Registrado.M28]) -SUM([$Previsto.M2:$Previsto.M28])))/SUM([$Registrado.M2:$Registrado.M28])" office:value-type="percentage" office:value="0.220110351049575" calcext:value-type="percentage">
            <text:p>22,01%</text:p>
          </table:table-cell>
          <table:table-cell table:style-name="ce28" table:formula="of:=AVERAGE([.D34:.M34])" office:value-type="percentage" office:value="0.081508761311236" calcext:value-type="percentage">
            <text:p>8,151%</text:p>
          </table:table-cell>
          <table:table-cell table:style-name="ce31" table:formula="of:=CONCATENATE(SUM([.B33:.M33]); &quot;/324&quot;)" office:value-type="string" office:string-value="64/324" calcext:value-type="string">
            <text:p>64/324</text:p>
          </table:table-cell>
          <table:table-cell table:style-name="ce31" table:formula="of:=COUNTIF([.P2:.P28]; &quot;&lt;0,05&quot;)" office:value-type="float" office:value="3" calcext:value-type="float">
            <text:p>3</text:p>
          </table:table-cell>
          <table:table-cell table:style-name="ce27" table:formula="of:=SUM([.B33:.M33])/324" office:value-type="percentage" office:value="0.197530864197531" calcext:value-type="percentage">
            <text:p>19,753%</text:p>
          </table:table-cell>
          <table:table-cell table:style-name="Default" table:number-columns-repeated="972"/>
        </table:table-row>
        <table:table-row table:style-name="ro2">
          <table:table-cell table:style-name="ce19" office:value-type="string" calcext:value-type="string">
            <text:p>Trabalho Final de Graduação - MAC0499 - Pedro Fernandes</text:p>
          </table:table-cell>
          <table:table-cell table:style-name="ce22" table:number-columns-repeated="15"/>
          <table:table-cell table:style-name="ce32"/>
          <table:table-cell table:style-name="Default" table:number-columns-repeated="972"/>
        </table:table-row>
        <table:table-row table:style-name="ro2">
          <table:table-cell table:style-name="ce35" office:value-type="string" calcext:value-type="string">
            <text:p>"Métodos de Explicabilidade de Inteligência Artificial Usando Demanda de Cimento como Estudo de Caso."</text:p>
          </table:table-cell>
          <table:table-cell table:style-name="ce23" table:number-columns-repeated="15"/>
          <table:table-cell table:style-name="ce33"/>
          <table:table-cell table:style-name="Default" table:number-columns-repeated="972"/>
        </table:table-row>
        <table:table-row table:style-name="ro2">
          <table:table-cell table:style-name="ce36" office:value-type="string" calcext:value-type="string">
            <text:p><text:span text:style-name="T1">Orientador:</text:span><text:span text:style-name="T2"> Dr. Marcelo Finger</text:span></text:p>
          </table:table-cell>
          <table:table-cell table:style-name="ce25" table:number-columns-repeated="15"/>
          <table:table-cell table:style-name="ce34"/>
          <table:table-cell table:style-name="Default" table:number-columns-repeated="972"/>
        </table:table-row>
        <calcext:conditional-formats>
          <calcext:conditional-format calcext:target-range-address="Porcentagem.P2:Porcentagem.P28 Porcentagem.B2:Porcentagem.M28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P2:Porcentagem.P28 Porcentagem.B2:Porcentagem.M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date-style style:name="N141">
      <number:day/>
      <number:text>/</number:text>
      <number:month/>
      <number:text>/</number:text>
      <number:year number:style="long"/>
    </number:date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date-style style:name="N138">
      <number:day/>
      <number:text>/</number:text>
      <number:month number:textual="true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date-style style:name="N135">
      <number:day/>
      <number:text>/</number:text>
      <number:month number:textual="true"/>
      <number:text>/</number:text>
      <number:year/>
    </number:date-style>
    <number:number-style style:name="N13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time-style style:name="N133">
      <number:minutes number:style="long"/>
      <number:text>:</number:text>
      <number:seconds number:style="long" number:decimal-places="1"/>
    </number:time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6">
      <number:month number:textual="true"/>
      <number:text>/</number:text>
      <number:year/>
    </number:date-style>
    <number:percentage-style style:name="N125">
      <number:number number:decimal-places="3" number:min-decimal-places="3" number:min-integer-digits="1"/>
      <number:text>%</number:text>
    </number:percentag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46">
      <number:hours/>
      <number:text>:</number:text>
      <number:minutes number:style="long"/>
      <number:text> </number:text>
      <number:am-pm/>
    </number:time-style>
    <number:number-style style:name="N11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1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4P2" style:volatile="true">
      <number:text> R$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39">
      <number:minutes number:style="long"/>
      <number:text>:</number:text>
      <number:seconds number:style="long"/>
    </number:time-style>
    <number:number-style style:name="N10121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11-17T13:27:00.769258973</dc:date>
    <meta:editing-duration>P11DT6H42M54S</meta:editing-duration>
    <meta:editing-cycles>801</meta:editing-cycles>
    <meta:generator>LibreOffice/7.3.7.2$Linux_X86_64 LibreOffice_project/30$Build-2</meta:generator>
    <meta:print-date>2023-10-15T10:04:18.195463422</meta:print-date>
    <meta:document-statistic meta:table-count="3" meta:cell-count="1276" meta:object-count="0"/>
  </office:meta>
</office:document-meta>
</file>